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tent.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1" fo:font-size="11pt" style:font-size-asian="11pt" style:font-name-complex="Calibri1" style:font-size-complex="11pt"/>
    </style:style>
    <style:style style:name="P2" style:family="paragraph" style:parent-style-name="Standard">
      <style:paragraph-properties fo:text-align="justify" style:justify-single-word="false"/>
      <style:text-properties style:font-name="Calibri1" fo:font-size="11pt" officeooo:rsid="00359254" officeooo:paragraph-rsid="00359254" style:font-size-asian="11pt" style:font-name-complex="Calibri1" style:font-size-complex="11pt"/>
    </style:style>
    <style:style style:name="P3" style:family="paragraph" style:parent-style-name="Standard">
      <style:text-properties style:font-name="Calibri1" fo:font-size="11pt" fo:font-weight="bold" style:font-size-asian="11pt" style:font-weight-asian="bold" style:font-name-complex="Calibri1" style:font-size-complex="11pt" style:font-weight-complex="bold"/>
    </style:style>
    <style:style style:name="P4" style:family="paragraph" style:parent-style-name="Standard">
      <style:text-properties style:font-name="Calibri1" fo:font-size="11pt" fo:font-weight="bold" officeooo:rsid="00465e97" officeooo:paragraph-rsid="0058bc98" style:font-size-asian="11pt" style:font-weight-asian="bold" style:font-name-complex="Calibri1" style:font-size-complex="11pt" style:font-weight-complex="bold"/>
    </style:style>
    <style:style style:name="P5" style:family="paragraph" style:parent-style-name="Standard">
      <style:text-properties style:font-name="Calibri1" fo:font-size="11pt" fo:font-weight="normal" officeooo:rsid="00465e97" officeooo:paragraph-rsid="0058bc98" style:font-size-asian="11pt" style:font-weight-asian="normal" style:font-name-complex="Calibri1" style:font-size-complex="11pt" style:font-weight-complex="normal"/>
    </style:style>
    <style:style style:name="P6" style:family="paragraph" style:parent-style-name="Normal">
      <style:paragraph-properties fo:text-align="justify" style:justify-single-word="false"/>
      <style:text-properties style:font-name="Calibri1"/>
    </style:style>
    <style:style style:name="P7"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1" officeooo:paragraph-rsid="001d4e04" style:font-name-complex="Arial"/>
    </style:style>
    <style:style style:name="P8"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1" fo:font-weight="normal" officeooo:rsid="00109b02" officeooo:paragraph-rsid="001dd0a1" style:font-weight-asian="normal" style:font-weight-complex="normal"/>
    </style:style>
    <style:style style:name="P9" style:family="paragraph" style:parent-style-name="First_20_line_20_indent">
      <style:text-properties style:font-name="Calibri1" fo:background-color="#ffff00" style:font-name-complex="Arial"/>
    </style:style>
    <style:style style:name="P10" style:family="paragraph" style:parent-style-name="Standard">
      <style:text-properties style:font-name="Calibri1" fo:font-size="12pt" fo:font-weight="bold" officeooo:rsid="00ef30d5" officeooo:paragraph-rsid="00ef30d5" style:font-size-asian="12pt" style:font-weight-asian="bold" style:font-name-complex="Calibri1" style:font-size-complex="12pt" style:font-weight-complex="bold"/>
    </style:style>
    <style:style style:name="P11" style:family="paragraph" style:parent-style-name="Normal">
      <style:paragraph-properties fo:text-align="justify" style:justify-single-word="false"/>
    </style:style>
    <style:style style:name="P12" style:family="paragraph" style:parent-style-name="Normal">
      <style:paragraph-properties fo:text-align="justify" style:justify-single-word="false"/>
      <style:text-properties officeooo:paragraph-rsid="0042cf33"/>
    </style:style>
    <style:style style:name="P13" style:family="paragraph" style:parent-style-name="Normal">
      <style:paragraph-properties fo:text-align="justify" style:justify-single-word="false"/>
      <style:text-properties officeooo:paragraph-rsid="009e316d"/>
    </style:style>
    <style:style style:name="P14" style:family="paragraph" style:parent-style-name="Normal">
      <style:paragraph-properties fo:text-align="justify" style:justify-single-word="false" fo:break-before="page"/>
    </style:style>
    <style:style style:name="P15" style:family="paragraph" style:parent-style-name="Normal">
      <style:paragraph-properties fo:text-align="justify" style:justify-single-word="false" fo:break-before="page"/>
      <style:text-properties officeooo:paragraph-rsid="009f03af"/>
    </style:style>
    <style:style style:name="P16" style:family="paragraph" style:parent-style-name="Frame_20_contents">
      <style:paragraph-properties fo:text-align="justify" style:justify-single-word="false"/>
    </style:style>
    <style:style style:name="P17"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18"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19" style:family="paragraph" style:parent-style-name="Normal">
      <style:paragraph-properties fo:margin-left="0in" fo:margin-right="0in" fo:text-align="justify" style:justify-single-word="false" fo:text-indent="0in" style:auto-text-indent="false"/>
      <style:text-properties fo:font-weight="bold" officeooo:paragraph-rsid="0042cf33" style:font-weight-asian="bold" style:font-weight-complex="bold"/>
    </style:style>
    <style:style style:name="P20" style:family="paragraph" style:parent-style-name="Normal">
      <style:paragraph-properties fo:margin-left="0in" fo:margin-right="0in" fo:text-align="justify" style:justify-single-word="false" fo:text-indent="0in" style:auto-text-indent="false"/>
      <style:text-properties fo:font-weight="bold" officeooo:rsid="009f03af" officeooo:paragraph-rsid="009f03af" style:font-weight-asian="bold" style:font-weight-complex="bold"/>
    </style:style>
    <style:style style:name="P21" style:family="paragraph" style:parent-style-name="Normal">
      <style:paragraph-properties fo:margin-left="0in" fo:margin-right="0in" fo:text-align="justify" style:justify-single-word="false" fo:text-indent="0in" style:auto-text-indent="false" fo:break-before="page"/>
      <style:text-properties fo:font-weight="bold" officeooo:rsid="009f03af" officeooo:paragraph-rsid="009f03af" style:font-weight-asian="bold" style:font-weight-complex="bold"/>
    </style:style>
    <style:style style:name="P22" style:family="paragraph" style:parent-style-name="Normal">
      <style:paragraph-properties fo:text-align="justify" style:justify-single-word="false" fo:break-before="page"/>
      <style:text-properties fo:font-weight="bold" officeooo:rsid="009f03af" officeooo:paragraph-rsid="009f03af" style:font-weight-asian="bold" style:font-weight-complex="bold"/>
    </style:style>
    <style:style style:name="P23" style:family="paragraph" style:parent-style-name="Figure">
      <style:text-properties fo:font-weight="bold" style:font-weight-asian="bold" style:font-weight-complex="bold"/>
    </style:style>
    <style:style style:name="P24" style:family="paragraph" style:parent-style-name="First_20_line_20_indent">
      <style:paragraph-properties fo:margin-left="0in" fo:margin-right="0in" fo:text-indent="0in" style:auto-text-indent="false"/>
      <style:text-properties fo:font-weight="bold" officeooo:rsid="009e2d5b" officeooo:paragraph-rsid="00abd887" style:font-weight-asian="bold" style:font-weight-complex="bold"/>
    </style:style>
    <style:style style:name="P25" style:family="paragraph" style:parent-style-name="First_20_line_20_indent">
      <style:paragraph-properties fo:margin-left="0in" fo:margin-right="0in" fo:text-indent="0in" style:auto-text-indent="false"/>
      <style:text-properties fo:font-weight="bold" officeooo:rsid="009f9e1a" officeooo:paragraph-rsid="00abd887" style:font-weight-asian="bold" style:font-weight-complex="bold"/>
    </style:style>
    <style:style style:name="P26"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7"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28"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29"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30"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31" style:family="paragraph" style:parent-style-name="First_20_line_20_indent">
      <style:text-properties officeooo:paragraph-rsid="0062d807"/>
    </style:style>
    <style:style style:name="P32" style:family="paragraph" style:parent-style-name="First_20_line_20_indent">
      <style:text-properties officeooo:paragraph-rsid="00810eb8"/>
    </style:style>
    <style:style style:name="P33" style:family="paragraph" style:parent-style-name="First_20_line_20_indent">
      <style:text-properties officeooo:paragraph-rsid="00abd887"/>
    </style:style>
    <style:style style:name="P34" style:family="paragraph" style:parent-style-name="First_20_line_20_indent">
      <style:paragraph-properties fo:margin-left="0in" fo:margin-right="0in" fo:text-indent="0in" style:auto-text-indent="false"/>
      <style:text-properties officeooo:paragraph-rsid="00abd887"/>
    </style:style>
    <style:style style:name="P35" style:family="paragraph" style:parent-style-name="Standard">
      <style:paragraph-properties fo:margin-left="0in" fo:margin-right="0in" fo:text-indent="0in" style:auto-text-indent="false"/>
      <style:text-properties officeooo:paragraph-rsid="00abd887"/>
    </style:style>
    <style:style style:name="P36" style:family="paragraph" style:parent-style-name="Standard">
      <style:text-properties officeooo:paragraph-rsid="00abd887"/>
    </style:style>
    <style:style style:name="P37" style:family="paragraph" style:parent-style-name="Standard">
      <style:text-properties officeooo:rsid="00a2c6de" officeooo:paragraph-rsid="00abd887"/>
    </style:style>
    <style:style style:name="P38" style:family="paragraph" style:parent-style-name="Standard">
      <style:paragraph-properties fo:margin-left="0in" fo:margin-right="0in" fo:line-height="200%" fo:text-align="justify" style:justify-single-word="false" fo:text-indent="0in" style:auto-text-indent="false" style:writing-mode="lr-tb"/>
      <style:text-properties officeooo:paragraph-rsid="00abd887"/>
    </style:style>
    <style:style style:name="P39" style:family="paragraph" style:parent-style-name="Standard">
      <style:paragraph-properties fo:margin-left="0in" fo:margin-right="0in" fo:line-height="200%" fo:text-align="justify" style:justify-single-word="false" fo:text-indent="0in" style:auto-text-indent="false" style:writing-mode="lr-tb"/>
      <style:text-properties style:font-name="Calibri3" officeooo:paragraph-rsid="00abd887" style:font-name-complex="Calibri"/>
    </style:style>
    <style:style style:name="P40" style:family="paragraph" style:parent-style-name="Standard">
      <style:paragraph-properties fo:margin-left="0in" fo:margin-right="0in" fo:text-indent="0in" style:auto-text-indent="false"/>
      <style:text-properties style:font-name="Calibri3" officeooo:rsid="009f9e1a" officeooo:paragraph-rsid="00abd887" style:font-name-complex="Calibri"/>
    </style:style>
    <style:style style:name="P41" style:family="paragraph" style:parent-style-name="First_20_line_20_indent">
      <style:paragraph-properties fo:margin-left="0in" fo:margin-right="0in" fo:text-indent="0in" style:auto-text-indent="false"/>
      <style:text-properties officeooo:rsid="00a32cfb" officeooo:paragraph-rsid="00abd887"/>
    </style:style>
    <style:style style:name="P42" style:family="paragraph" style:parent-style-name="First_20_line_20_indent">
      <style:text-properties officeooo:paragraph-rsid="00b3f760"/>
    </style:style>
    <style:style style:name="P43" style:family="paragraph" style:parent-style-name="First_20_line_20_indent">
      <style:text-properties officeooo:paragraph-rsid="00b9c1fc"/>
    </style:style>
    <style:style style:name="P44" style:family="paragraph" style:parent-style-name="First_20_line_20_indent">
      <style:text-properties officeooo:paragraph-rsid="00b9c59f"/>
    </style:style>
    <style:style style:name="P45" style:family="paragraph" style:parent-style-name="First_20_line_20_indent">
      <style:text-properties officeooo:paragraph-rsid="00bb0d09"/>
    </style:style>
    <style:style style:name="P46" style:family="paragraph" style:parent-style-name="First_20_line_20_indent">
      <style:text-properties officeooo:paragraph-rsid="00bbf728"/>
    </style:style>
    <style:style style:name="P47" style:family="paragraph" style:parent-style-name="First_20_line_20_indent">
      <style:text-properties officeooo:paragraph-rsid="00bdb2c9"/>
    </style:style>
    <style:style style:name="P48" style:family="paragraph" style:parent-style-name="First_20_line_20_indent">
      <style:text-properties officeooo:paragraph-rsid="00bfa8bf"/>
    </style:style>
    <style:style style:name="P49" style:family="paragraph" style:parent-style-name="Standard">
      <style:paragraph-properties style:writing-mode="lr-tb"/>
    </style:style>
    <style:style style:name="P50" style:family="paragraph" style:parent-style-name="First_20_line_20_indent">
      <style:text-properties officeooo:paragraph-rsid="00c73e76"/>
    </style:style>
    <style:style style:name="P51" style:family="paragraph" style:parent-style-name="First_20_line_20_indent">
      <style:text-properties officeooo:paragraph-rsid="00def3d3"/>
    </style:style>
    <style:style style:name="P52" style:family="paragraph" style:parent-style-name="First_20_line_20_indent">
      <style:text-properties officeooo:paragraph-rsid="00e4d1b7"/>
    </style:style>
    <style:style style:name="P53" style:family="paragraph" style:parent-style-name="First_20_line_20_indent">
      <style:text-properties officeooo:rsid="00e7552d" officeooo:paragraph-rsid="00e7552d"/>
    </style:style>
    <style:style style:name="P54" style:family="paragraph" style:parent-style-name="First_20_line_20_indent">
      <style:text-properties style:text-position="0% 100%" style:font-name="Calibri1" fo:font-weight="normal" officeooo:rsid="00241cfd" officeooo:paragraph-rsid="00d773e6" style:font-weight-asian="normal" style:font-weight-complex="normal"/>
    </style:style>
    <style:style style:name="P55" style:family="paragraph" style:parent-style-name="First_20_line_20_indent">
      <style:text-properties officeooo:paragraph-rsid="00f12a10"/>
    </style:style>
    <style:style style:name="P56" style:family="paragraph" style:parent-style-name="First_20_line_20_indent">
      <style:text-properties officeooo:paragraph-rsid="00f39901"/>
    </style:style>
    <style:style style:name="P57" style:family="paragraph" style:parent-style-name="Standard" style:master-page-name="MP0">
      <style:paragraph-properties style:page-number="auto" fo:break-before="page"/>
      <style:text-properties style:font-name="Calibri1" fo:font-size="12pt" fo:font-weight="bold" officeooo:rsid="00465e97" officeooo:paragraph-rsid="0058bc98" style:font-size-asian="12pt" style:font-weight-asian="bold" style:font-name-complex="Calibri1" style:font-size-complex="12pt" style:font-weight-complex="bold"/>
    </style:style>
    <style:style style:name="P58" style:family="paragraph" style:parent-style-name="First_20_line_20_indent">
      <style:text-properties officeooo:paragraph-rsid="00f757d0"/>
    </style:style>
    <style:style style:name="P59" style:family="paragraph" style:parent-style-name="First_20_line_20_indent">
      <style:text-properties officeooo:paragraph-rsid="0062d807"/>
    </style:style>
    <style:style style:name="P60" style:family="paragraph" style:parent-style-name="First_20_line_20_indent">
      <style:text-properties officeooo:paragraph-rsid="00f12a10"/>
    </style:style>
    <style:style style:name="P61" style:family="paragraph" style:parent-style-name="First_20_line_20_indent">
      <style:text-properties officeooo:paragraph-rsid="00f39901"/>
    </style:style>
    <style:style style:name="P62" style:family="paragraph" style:parent-style-name="First_20_line_20_indent">
      <style:text-properties officeooo:paragraph-rsid="00bdb2c9"/>
    </style:style>
    <style:style style:name="P63" style:family="paragraph" style:parent-style-name="Heading_20_3">
      <style:text-properties officeooo:rsid="00d65a92" officeooo:paragraph-rsid="004fae73"/>
    </style:style>
    <style:style style:name="P64" style:family="paragraph" style:parent-style-name="Heading_20_4">
      <style:text-properties officeooo:rsid="006ac386"/>
    </style:style>
    <style:style style:name="P65" style:family="paragraph" style:parent-style-name="Heading_20_4">
      <style:text-properties officeooo:rsid="0070c2d9" officeooo:paragraph-rsid="007487bf"/>
    </style:style>
    <style:style style:name="P66" style:family="paragraph" style:parent-style-name="Heading_20_4">
      <style:text-properties officeooo:paragraph-rsid="00c73e76"/>
    </style:style>
    <style:style style:name="P67" style:family="paragraph" style:parent-style-name="Heading_20_4">
      <style:text-properties officeooo:rsid="00555caf" officeooo:paragraph-rsid="00abd887"/>
    </style:style>
    <style:style style:name="P68" style:family="paragraph" style:parent-style-name="Heading_20_4">
      <style:text-properties officeooo:paragraph-rsid="00abd887"/>
    </style:style>
    <style:style style:name="P69" style:family="paragraph" style:parent-style-name="Normal">
      <style:paragraph-properties fo:text-align="justify" style:justify-single-word="false"/>
      <style:text-properties officeooo:rsid="0042cf33" officeooo:paragraph-rsid="0042cf33"/>
    </style:style>
    <style:style style:name="P70" style:family="paragraph" style:parent-style-name="Normal">
      <style:paragraph-properties fo:text-align="justify" style:justify-single-word="false" fo:break-before="page"/>
      <style:text-properties officeooo:rsid="0042cf33" officeooo:paragraph-rsid="0042cf33"/>
    </style:style>
    <style:style style:name="P71"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alibri1" fo:font-size="11pt" style:font-size-asian="11pt" style:font-name-complex="Calibri1" style:font-size-complex="11pt"/>
    </style:style>
    <style:style style:name="T2" style:family="text">
      <style:text-properties style:font-name="Calibri1" fo:font-size="11pt" officeooo:rsid="00040a2b" style:font-size-asian="11pt" style:font-name-complex="Calibri1" style:font-size-complex="11pt"/>
    </style:style>
    <style:style style:name="T3" style:family="text">
      <style:text-properties style:font-name="Calibri1" fo:font-size="11pt" officeooo:rsid="000686ba" style:font-size-asian="11pt" style:font-name-complex="Calibri1" style:font-size-complex="11pt"/>
    </style:style>
    <style:style style:name="T4" style:family="text">
      <style:text-properties style:font-name="Calibri1" fo:font-size="11pt" officeooo:rsid="0006a0fd" style:font-size-asian="11pt" style:font-name-complex="Calibri1" style:font-size-complex="11pt"/>
    </style:style>
    <style:style style:name="T5" style:family="text">
      <style:text-properties style:font-name="Calibri1" fo:font-size="11pt" officeooo:rsid="00100115" style:font-size-asian="11pt" style:font-name-complex="Calibri1" style:font-size-complex="11pt"/>
    </style:style>
    <style:style style:name="T6" style:family="text">
      <style:text-properties style:font-name="Calibri1" fo:font-size="11pt" officeooo:rsid="0011b6a2" style:font-size-asian="11pt" style:font-name-complex="Calibri1" style:font-size-complex="11pt"/>
    </style:style>
    <style:style style:name="T7" style:family="text">
      <style:text-properties style:font-name="Calibri1" fo:font-size="11pt" officeooo:rsid="001130a4" style:font-size-asian="11pt" style:font-name-complex="Calibri1" style:font-size-complex="11pt"/>
    </style:style>
    <style:style style:name="T8" style:family="text">
      <style:text-properties style:font-name="Calibri1" fo:font-size="11pt" officeooo:rsid="0011c487" style:font-size-asian="11pt" style:font-name-complex="Calibri1" style:font-size-complex="11pt"/>
    </style:style>
    <style:style style:name="T9" style:family="text">
      <style:text-properties style:font-name="Calibri1" fo:font-size="11pt" officeooo:rsid="000be589" style:font-size-asian="11pt" style:font-name-complex="Calibri1" style:font-size-complex="11pt"/>
    </style:style>
    <style:style style:name="T10" style:family="text">
      <style:text-properties style:font-name="Calibri1" fo:font-size="11pt" officeooo:rsid="000d027b" style:font-size-asian="11pt" style:font-name-complex="Calibri1" style:font-size-complex="11pt"/>
    </style:style>
    <style:style style:name="T11" style:family="text">
      <style:text-properties style:font-name="Calibri1" fo:font-size="11pt" officeooo:rsid="000df393" style:font-size-asian="11pt" style:font-name-complex="Calibri1" style:font-size-complex="11pt"/>
    </style:style>
    <style:style style:name="T12" style:family="text">
      <style:text-properties style:font-name="Calibri1" fo:font-size="11pt" officeooo:rsid="000dba0b" style:font-size-asian="11pt" style:font-name-complex="Calibri1" style:font-size-complex="11pt"/>
    </style:style>
    <style:style style:name="T13" style:family="text">
      <style:text-properties style:font-name="Calibri1" fo:font-size="11pt" officeooo:rsid="000f47a2" style:font-size-asian="11pt" style:font-name-complex="Calibri1" style:font-size-complex="11pt"/>
    </style:style>
    <style:style style:name="T14" style:family="text">
      <style:text-properties style:font-name="Calibri1" fo:font-size="11pt" officeooo:rsid="000b88f1" style:font-size-asian="11pt" style:font-name-complex="Calibri1" style:font-size-complex="11pt"/>
    </style:style>
    <style:style style:name="T15" style:family="text">
      <style:text-properties style:font-name="Calibri1" fo:font-size="11pt" officeooo:rsid="002321d6" style:font-size-asian="11pt" style:font-name-complex="Calibri1" style:font-size-complex="11pt"/>
    </style:style>
    <style:style style:name="T16" style:family="text">
      <style:text-properties style:font-name="Calibri1" fo:font-size="11pt" officeooo:rsid="0033c37b" style:font-size-asian="11pt" style:font-name-complex="Calibri1" style:font-size-complex="11pt"/>
    </style:style>
    <style:style style:name="T17" style:family="text">
      <style:text-properties style:font-name="Calibri1" fo:font-size="11pt" officeooo:rsid="003769fb" style:font-size-asian="11pt" style:font-name-complex="Calibri1" style:font-size-complex="11pt"/>
    </style:style>
    <style:style style:name="T18" style:family="text">
      <style:text-properties style:font-name="Calibri1" fo:font-size="11pt" officeooo:rsid="005f03c0" style:font-size-asian="11pt" style:font-name-complex="Calibri1" style:font-size-complex="11pt"/>
    </style:style>
    <style:style style:name="T19" style:family="text">
      <style:text-properties style:font-name="Calibri1" fo:font-size="11pt" officeooo:rsid="006006e8" style:font-size-asian="11pt" style:font-name-complex="Calibri1" style:font-size-complex="11pt"/>
    </style:style>
    <style:style style:name="T20" style:family="text">
      <style:text-properties style:font-name="Calibri1" fo:font-size="11pt" officeooo:rsid="006145a8" style:font-size-asian="11pt" style:font-name-complex="Calibri1" style:font-size-complex="11pt"/>
    </style:style>
    <style:style style:name="T21" style:family="text">
      <style:text-properties style:font-name="Calibri1" fo:font-size="11pt" officeooo:rsid="006155f6" style:font-size-asian="11pt" style:font-name-complex="Calibri1" style:font-size-complex="11pt"/>
    </style:style>
    <style:style style:name="T22" style:family="text">
      <style:text-properties style:font-name="Calibri1" fo:font-size="11pt" officeooo:rsid="0062c561" style:font-size-asian="11pt" style:font-name-complex="Calibri1" style:font-size-complex="11pt"/>
    </style:style>
    <style:style style:name="T23" style:family="text">
      <style:text-properties style:font-name="Calibri1" fo:font-size="11pt" officeooo:rsid="0062f674" style:font-size-asian="11pt" style:font-name-complex="Calibri1" style:font-size-complex="11pt"/>
    </style:style>
    <style:style style:name="T24" style:family="text">
      <style:text-properties style:font-name="Calibri1" fo:font-size="11pt" officeooo:rsid="0064d3cf" style:font-size-asian="11pt" style:font-name-complex="Calibri1" style:font-size-complex="11pt"/>
    </style:style>
    <style:style style:name="T25" style:family="text">
      <style:text-properties style:font-name="Calibri1" fo:font-size="11pt" officeooo:rsid="006502f8" style:font-size-asian="11pt" style:font-name-complex="Calibri1" style:font-size-complex="11pt"/>
    </style:style>
    <style:style style:name="T26" style:family="text">
      <style:text-properties style:font-name="Calibri1" fo:font-size="11pt" officeooo:rsid="00665d67" style:font-size-asian="11pt" style:font-name-complex="Calibri1" style:font-size-complex="11pt"/>
    </style:style>
    <style:style style:name="T27" style:family="text">
      <style:text-properties style:font-name="Calibri1" fo:font-size="11pt" officeooo:rsid="00668f69" style:font-size-asian="11pt" style:font-name-complex="Calibri1" style:font-size-complex="11pt"/>
    </style:style>
    <style:style style:name="T28" style:family="text">
      <style:text-properties style:font-name="Calibri1" fo:font-size="11pt" officeooo:rsid="0067e3a5" style:font-size-asian="11pt" style:font-name-complex="Calibri1" style:font-size-complex="11pt"/>
    </style:style>
    <style:style style:name="T29" style:family="text">
      <style:text-properties style:font-name="Calibri1" fo:font-size="11pt" officeooo:rsid="0069e058" style:font-size-asian="11pt" style:font-name-complex="Calibri1" style:font-size-complex="11pt"/>
    </style:style>
    <style:style style:name="T30" style:family="text">
      <style:text-properties style:font-name="Calibri1" fo:font-size="11pt" officeooo:rsid="006cdc9b" style:font-size-asian="11pt" style:font-name-complex="Calibri1" style:font-size-complex="11pt"/>
    </style:style>
    <style:style style:name="T31" style:family="text">
      <style:text-properties style:font-name="Calibri1" fo:font-size="11pt" officeooo:rsid="006f3611" style:font-size-asian="11pt" style:font-name-complex="Calibri1" style:font-size-complex="11pt"/>
    </style:style>
    <style:style style:name="T32" style:family="text">
      <style:text-properties style:font-name="Calibri1" fo:font-size="11pt" officeooo:rsid="00760019" style:font-size-asian="11pt" style:font-name-complex="Calibri1" style:font-size-complex="11pt"/>
    </style:style>
    <style:style style:name="T33" style:family="text">
      <style:text-properties style:font-name="Calibri1" fo:font-size="11pt" officeooo:rsid="0077900b" style:font-size-asian="11pt" style:font-name-complex="Calibri1" style:font-size-complex="11pt"/>
    </style:style>
    <style:style style:name="T34" style:family="text">
      <style:text-properties style:font-name="Calibri1" fo:font-size="11pt" officeooo:rsid="007a6211" style:font-size-asian="11pt" style:font-name-complex="Calibri1" style:font-size-complex="11pt"/>
    </style:style>
    <style:style style:name="T35" style:family="text">
      <style:text-properties style:font-name="Calibri1" fo:font-size="11pt" officeooo:rsid="007b33a4" style:font-size-asian="11pt" style:font-name-complex="Calibri1" style:font-size-complex="11pt"/>
    </style:style>
    <style:style style:name="T36" style:family="text">
      <style:text-properties style:font-name="Calibri1" fo:font-size="11pt" officeooo:rsid="007b731e" style:font-size-asian="11pt" style:font-name-complex="Calibri1" style:font-size-complex="11pt"/>
    </style:style>
    <style:style style:name="T37" style:family="text">
      <style:text-properties style:font-name="Calibri1" fo:font-size="11pt" officeooo:rsid="007cb30e" style:font-size-asian="11pt" style:font-name-complex="Calibri1" style:font-size-complex="11pt"/>
    </style:style>
    <style:style style:name="T38" style:family="text">
      <style:text-properties style:font-name="Calibri1" fo:font-size="11pt" officeooo:rsid="007dce0c" style:font-size-asian="11pt" style:font-name-complex="Calibri1" style:font-size-complex="11pt"/>
    </style:style>
    <style:style style:name="T39" style:family="text">
      <style:text-properties style:font-name="Calibri1" fo:font-size="11pt" officeooo:rsid="007e0eff" style:font-size-asian="11pt" style:font-name-complex="Calibri1" style:font-size-complex="11pt"/>
    </style:style>
    <style:style style:name="T40" style:family="text">
      <style:text-properties style:font-name="Calibri1" fo:font-size="11pt" officeooo:rsid="007ecc3b" style:font-size-asian="11pt" style:font-name-complex="Calibri1" style:font-size-complex="11pt"/>
    </style:style>
    <style:style style:name="T41" style:family="text">
      <style:text-properties style:font-name="Calibri1" fo:font-size="11pt" officeooo:rsid="007fd425" style:font-size-asian="11pt" style:font-name-complex="Calibri1" style:font-size-complex="11pt"/>
    </style:style>
    <style:style style:name="T42" style:family="text">
      <style:text-properties style:font-name="Calibri1" fo:font-size="11pt" officeooo:rsid="00810eb8" style:font-size-asian="11pt" style:font-name-complex="Calibri1" style:font-size-complex="11pt"/>
    </style:style>
    <style:style style:name="T43" style:family="text">
      <style:text-properties style:font-name="Calibri1" fo:font-size="11pt" officeooo:rsid="00829393" style:font-size-asian="11pt" style:font-name-complex="Calibri1" style:font-size-complex="11pt"/>
    </style:style>
    <style:style style:name="T44" style:family="text">
      <style:text-properties style:font-name="Calibri1" fo:font-size="11pt" officeooo:rsid="0083de70" style:font-size-asian="11pt" style:font-name-complex="Calibri1" style:font-size-complex="11pt"/>
    </style:style>
    <style:style style:name="T45" style:family="text">
      <style:text-properties style:font-name="Calibri1" fo:font-size="11pt" officeooo:rsid="0092b5e0" style:font-size-asian="11pt" style:font-name-complex="Calibri1" style:font-size-complex="11pt"/>
    </style:style>
    <style:style style:name="T46" style:family="text">
      <style:text-properties style:font-name="Calibri1" fo:font-size="11pt" officeooo:rsid="0093c5c9" style:font-size-asian="11pt" style:font-name-complex="Calibri1" style:font-size-complex="11pt"/>
    </style:style>
    <style:style style:name="T47" style:family="text">
      <style:text-properties style:font-name="Calibri1" fo:font-size="11pt" officeooo:rsid="0094fe20" style:font-size-asian="11pt" style:font-name-complex="Calibri1" style:font-size-complex="11pt"/>
    </style:style>
    <style:style style:name="T48" style:family="text">
      <style:text-properties style:font-name="Calibri1" fo:font-size="11pt" officeooo:rsid="0098e52e" style:font-size-asian="11pt" style:font-name-complex="Calibri1" style:font-size-complex="11pt"/>
    </style:style>
    <style:style style:name="T49" style:family="text">
      <style:text-properties style:font-name="Calibri1" fo:font-size="11pt" officeooo:rsid="009a00f8" style:font-size-asian="11pt" style:font-name-complex="Calibri1" style:font-size-complex="11pt"/>
    </style:style>
    <style:style style:name="T50" style:family="text">
      <style:text-properties style:font-name="Calibri1" fo:font-size="11pt" officeooo:rsid="009b8f91" style:font-size-asian="11pt" style:font-name-complex="Calibri1" style:font-size-complex="11pt"/>
    </style:style>
    <style:style style:name="T51" style:family="text">
      <style:text-properties style:font-name="Calibri1" fo:font-size="11pt" officeooo:rsid="009ba5d8" style:font-size-asian="11pt" style:font-name-complex="Calibri1" style:font-size-complex="11pt"/>
    </style:style>
    <style:style style:name="T52" style:family="text">
      <style:text-properties style:font-name="Calibri1" fo:font-size="11pt" officeooo:rsid="009e316d" style:font-size-asian="11pt" style:font-name-complex="Calibri1" style:font-size-complex="11pt"/>
    </style:style>
    <style:style style:name="T53" style:family="text">
      <style:text-properties style:font-name="Calibri1" fo:font-size="11pt" officeooo:rsid="00abd887" style:font-size-asian="11pt" style:font-name-complex="Calibri1" style:font-size-complex="11pt"/>
    </style:style>
    <style:style style:name="T54" style:family="text">
      <style:text-properties style:font-name="Calibri1" fo:font-size="11pt" officeooo:rsid="00ae330c" style:font-size-asian="11pt" style:font-name-complex="Calibri1" style:font-size-complex="11pt"/>
    </style:style>
    <style:style style:name="T55" style:family="text">
      <style:text-properties style:font-name="Calibri1" fo:font-size="11pt" officeooo:rsid="00af0267" style:font-size-asian="11pt" style:font-name-complex="Calibri1" style:font-size-complex="11pt"/>
    </style:style>
    <style:style style:name="T56" style:family="text">
      <style:text-properties style:font-name="Calibri1" fo:font-size="11pt" officeooo:rsid="00b60153" style:font-size-asian="11pt" style:font-name-complex="Calibri1" style:font-size-complex="11pt"/>
    </style:style>
    <style:style style:name="T57" style:family="text">
      <style:text-properties style:font-name="Calibri1" fo:font-size="11pt" officeooo:rsid="00b75c59" style:font-size-asian="11pt" style:font-name-complex="Calibri1" style:font-size-complex="11pt"/>
    </style:style>
    <style:style style:name="T58" style:family="text">
      <style:text-properties style:font-name="Calibri1" fo:font-size="11pt" officeooo:rsid="00b92cd9" style:font-size-asian="11pt" style:font-name-complex="Calibri1" style:font-size-complex="11pt"/>
    </style:style>
    <style:style style:name="T59" style:family="text">
      <style:text-properties style:font-name="Calibri1" fo:font-size="11pt" officeooo:rsid="00b9c1fc" style:font-size-asian="11pt" style:font-name-complex="Calibri1" style:font-size-complex="11pt"/>
    </style:style>
    <style:style style:name="T60" style:family="text">
      <style:text-properties style:font-name="Calibri1" fo:font-size="11pt" officeooo:rsid="00b9c59f" style:font-size-asian="11pt" style:font-name-complex="Calibri1" style:font-size-complex="11pt"/>
    </style:style>
    <style:style style:name="T61" style:family="text">
      <style:text-properties style:font-name="Calibri1" fo:font-size="11pt" officeooo:rsid="008f6459" style:font-size-asian="11pt" style:font-name-complex="Calibri1" style:font-size-complex="11pt"/>
    </style:style>
    <style:style style:name="T62" style:family="text">
      <style:text-properties style:font-name="Calibri1" fo:font-size="11pt" officeooo:rsid="00ba2714" style:font-size-asian="11pt" style:font-name-complex="Calibri1" style:font-size-complex="11pt"/>
    </style:style>
    <style:style style:name="T63" style:family="text">
      <style:text-properties style:font-name="Calibri1" fo:font-size="11pt" officeooo:rsid="00bfa8bf" style:font-size-asian="11pt" style:font-name-complex="Calibri1" style:font-size-complex="11pt"/>
    </style:style>
    <style:style style:name="T64" style:family="text">
      <style:text-properties style:font-name="Calibri1" fo:font-size="11pt" officeooo:rsid="00bfc206" style:font-size-asian="11pt" style:font-name-complex="Calibri1" style:font-size-complex="11pt"/>
    </style:style>
    <style:style style:name="T65" style:family="text">
      <style:text-properties style:font-name="Calibri1" fo:font-size="11pt" officeooo:rsid="00c49f35" style:font-size-asian="11pt" style:font-name-complex="Calibri1" style:font-size-complex="11pt"/>
    </style:style>
    <style:style style:name="T66" style:family="text">
      <style:text-properties style:font-name="Calibri1" fo:font-size="11pt" officeooo:rsid="00c62a4b" style:font-size-asian="11pt" style:font-name-complex="Calibri1" style:font-size-complex="11pt"/>
    </style:style>
    <style:style style:name="T67" style:family="text">
      <style:text-properties style:font-name="Calibri1" fo:font-size="11pt" officeooo:rsid="00c73e76" style:font-size-asian="11pt" style:font-name-complex="Calibri1" style:font-size-complex="11pt"/>
    </style:style>
    <style:style style:name="T68" style:family="text">
      <style:text-properties style:font-name="Calibri1" fo:font-size="11pt" officeooo:rsid="00cbde0a" style:font-size-asian="11pt" style:font-name-complex="Calibri1" style:font-size-complex="11pt"/>
    </style:style>
    <style:style style:name="T69" style:family="text">
      <style:text-properties style:font-name="Calibri1" fo:font-size="11pt" officeooo:rsid="00ebe1d4" style:font-size-asian="11pt" style:font-name-complex="Calibri1" style:font-size-complex="11pt"/>
    </style:style>
    <style:style style:name="T70" style:family="text">
      <style:text-properties style:font-name="Calibri1" fo:font-size="11pt" officeooo:rsid="00ef30d5" style:font-size-asian="11pt" style:font-name-complex="Calibri1" style:font-size-complex="11pt"/>
    </style:style>
    <style:style style:name="T71" style:family="text">
      <style:text-properties style:font-name="Calibri1" fo:font-size="11pt" officeooo:rsid="00f12a10" style:font-size-asian="11pt" style:font-name-complex="Calibri1" style:font-size-complex="11pt"/>
    </style:style>
    <style:style style:name="T72" style:family="text">
      <style:text-properties style:font-name="Calibri1" fo:font-size="11pt" officeooo:rsid="00f2c619" style:font-size-asian="11pt" style:font-name-complex="Calibri1" style:font-size-complex="11pt"/>
    </style:style>
    <style:style style:name="T73" style:family="text">
      <style:text-properties style:font-name="Calibri1" fo:font-size="11pt" officeooo:rsid="00f757d0" style:font-size-asian="11pt" style:font-name-complex="Calibri1" style:font-size-complex="11pt"/>
    </style:style>
    <style:style style:name="T74" style:family="text">
      <style:text-properties style:font-name="Calibri1" fo:font-size="11pt" officeooo:rsid="00bdb2c9" style:font-size-asian="11pt" style:font-name-complex="Calibri1" style:font-size-complex="11pt"/>
    </style:style>
    <style:style style:name="T75" style:family="text">
      <style:text-properties style:font-name="Calibri1" fo:font-size="11pt" officeooo:rsid="000b88f1" style:font-size-asian="11pt" style:font-size-complex="11pt"/>
    </style:style>
    <style:style style:name="T76" style:family="text">
      <style:text-properties style:font-name="Calibri1" fo:font-size="11pt" officeooo:rsid="002e4eca" style:font-size-asian="11pt" style:font-size-complex="11pt"/>
    </style:style>
    <style:style style:name="T77" style:family="text">
      <style:text-properties style:font-name="Calibri1" fo:font-size="11pt" officeooo:rsid="00bb0721" style:font-size-asian="11pt" style:font-size-complex="11pt"/>
    </style:style>
    <style:style style:name="T78" style:family="text">
      <style:text-properties style:font-name="Calibri1" fo:font-size="11pt" officeooo:rsid="00bb0d09" style:font-size-asian="11pt" style:font-size-complex="11pt"/>
    </style:style>
    <style:style style:name="T79" style:family="text">
      <style:text-properties style:font-name="Calibri1" fo:font-size="11pt" officeooo:rsid="00bdb2c9" style:font-size-asian="11pt" style:font-size-complex="11pt"/>
    </style:style>
    <style:style style:name="T80" style:family="text">
      <style:text-properties style:font-name="Calibri1" fo:font-size="11pt" officeooo:rsid="00becd73" style:font-size-asian="11pt" style:font-size-complex="11pt"/>
    </style:style>
    <style:style style:name="T81" style:family="text">
      <style:text-properties style:font-name="Calibri1" fo:font-size="11pt" officeooo:rsid="00c1ea73" style:font-size-asian="11pt" style:font-size-complex="11pt"/>
    </style:style>
    <style:style style:name="T82" style:family="text">
      <style:text-properties style:font-name="Calibri1" fo:font-size="11pt" officeooo:rsid="00c263ea" style:font-size-asian="11pt" style:font-size-complex="11pt"/>
    </style:style>
    <style:style style:name="T83" style:family="text">
      <style:text-properties style:font-name="Calibri1" fo:font-size="11pt" officeooo:rsid="00c3b19f" style:font-size-asian="11pt" style:font-size-complex="11pt"/>
    </style:style>
    <style:style style:name="T84" style:family="text">
      <style:text-properties style:font-name="Calibri1" fo:font-size="11pt" officeooo:rsid="00c49f35" style:font-size-asian="11pt" style:font-size-complex="11pt"/>
    </style:style>
    <style:style style:name="T85" style:family="text">
      <style:text-properties style:font-name="Calibri1" fo:font-size="11pt" officeooo:rsid="00e97568" style:font-size-asian="11pt" style:font-size-complex="11pt"/>
    </style:style>
    <style:style style:name="T86" style:family="text">
      <style:text-properties style:font-name="Calibri1" fo:font-size="11pt" officeooo:rsid="00ebe1d4" style:font-size-asian="11pt" style:font-size-complex="11pt"/>
    </style:style>
    <style:style style:name="T87" style:family="text">
      <style:text-properties style:font-name="Calibri1" fo:font-size="11pt" fo:font-style="italic" style:font-size-asian="11pt" style:font-style-asian="italic" style:font-name-complex="Calibri1" style:font-size-complex="11pt" style:font-style-complex="italic"/>
    </style:style>
    <style:style style:name="T88" style:family="text">
      <style:text-properties style:font-name="Calibri1" fo:font-size="11pt" fo:font-style="italic" officeooo:rsid="006155f6" style:font-size-asian="11pt" style:font-style-asian="italic" style:font-name-complex="Calibri1" style:font-size-complex="11pt" style:font-style-complex="italic"/>
    </style:style>
    <style:style style:name="T89" style:family="text">
      <style:text-properties style:font-name="Calibri1" fo:font-size="11pt" fo:font-style="italic" officeooo:rsid="006145a8" style:font-size-asian="11pt" style:font-style-asian="italic" style:font-name-complex="Calibri1" style:font-size-complex="11pt" style:font-style-complex="italic"/>
    </style:style>
    <style:style style:name="T90" style:family="text">
      <style:text-properties style:font-name="Calibri1" fo:font-size="11pt" fo:font-style="italic" officeooo:rsid="0062c561" style:font-size-asian="11pt" style:font-style-asian="italic" style:font-name-complex="Calibri1" style:font-size-complex="11pt" style:font-style-complex="italic"/>
    </style:style>
    <style:style style:name="T91" style:family="text">
      <style:text-properties style:font-name="Calibri1" fo:font-size="11pt" fo:font-style="italic" officeooo:rsid="006cdc9b" style:font-size-asian="11pt" style:font-style-asian="italic" style:font-name-complex="Calibri1" style:font-size-complex="11pt" style:font-style-complex="italic"/>
    </style:style>
    <style:style style:name="T92" style:family="text">
      <style:text-properties style:font-name="Calibri1" fo:font-size="11pt" fo:font-style="italic" officeooo:rsid="007ecc3b" style:font-size-asian="11pt" style:font-style-asian="italic" style:font-name-complex="Calibri1" style:font-size-complex="11pt" style:font-style-complex="italic"/>
    </style:style>
    <style:style style:name="T93" style:family="text">
      <style:text-properties style:font-name="Calibri1" fo:font-size="11pt" fo:font-style="italic" officeooo:rsid="007fd425" style:font-size-asian="11pt" style:font-style-asian="italic" style:font-name-complex="Calibri1" style:font-size-complex="11pt" style:font-style-complex="italic"/>
    </style:style>
    <style:style style:name="T94" style:family="text">
      <style:text-properties style:font-name="Calibri1" fo:font-size="11pt" fo:font-style="italic" officeooo:rsid="00f12a10" style:font-size-asian="11pt" style:font-style-asian="italic" style:font-name-complex="Calibri1" style:font-size-complex="11pt" style:font-style-complex="italic"/>
    </style:style>
    <style:style style:name="T95" style:family="text">
      <style:text-properties style:font-name="Calibri1" fo:font-size="11pt" officeooo:rsid="001130a4" style:font-name-asian="Noto Serif CJK SC" style:font-size-asian="11pt" style:language-asian="zh" style:country-asian="CN" style:font-name-complex="Calibri1" style:font-size-complex="11pt" style:language-complex="hi" style:country-complex="IN"/>
    </style:style>
    <style:style style:name="T96" style:family="text">
      <style:text-properties style:font-name="Calibri1" fo:font-size="11pt" officeooo:rsid="0011b6a2" style:font-name-asian="Noto Serif CJK SC" style:font-size-asian="11pt" style:language-asian="zh" style:country-asian="CN" style:font-name-complex="Calibri1" style:font-size-complex="11pt" style:language-complex="hi" style:country-complex="IN"/>
    </style:style>
    <style:style style:name="T97" style:family="text">
      <style:text-properties style:font-name="Calibri1" fo:font-size="11pt" officeooo:rsid="000f47a2" style:font-name-asian="Noto Serif CJK SC" style:font-size-asian="11pt" style:language-asian="zh" style:country-asian="CN" style:font-name-complex="Calibri1" style:font-size-complex="11pt" style:language-complex="hi" style:country-complex="IN"/>
    </style:style>
    <style:style style:name="T98" style:family="text">
      <style:text-properties style:font-name="Calibri1" fo:font-size="11pt" officeooo:rsid="00810eb8" fo:background-color="#ffff00" loext:char-shading-value="0" style:font-size-asian="11pt" style:font-name-complex="Calibri1" style:font-size-complex="11pt"/>
    </style:style>
    <style:style style:name="T99" style:family="text">
      <style:text-properties style:font-name="Calibri1" fo:font-size="11pt" officeooo:rsid="0098e52e" fo:background-color="#ffff00" loext:char-shading-value="0" style:font-size-asian="11pt" style:font-name-complex="Calibri1" style:font-size-complex="11pt"/>
    </style:style>
    <style:style style:name="T100" style:family="text">
      <style:text-properties style:font-name="Calibri1" fo:font-size="11pt" officeooo:rsid="00ae330c" fo:background-color="#ffff00" loext:char-shading-value="0" style:font-size-asian="11pt" style:font-name-complex="Calibri1" style:font-size-complex="11pt"/>
    </style:style>
    <style:style style:name="T101" style:family="text">
      <style:text-properties style:font-name="Calibri1" fo:font-size="11pt" officeooo:rsid="00bdb2c9" fo:background-color="#ffff00" loext:char-shading-value="0" style:font-size-asian="11pt" style:font-name-complex="Calibri1" style:font-size-complex="11pt"/>
    </style:style>
    <style:style style:name="T102" style:family="text">
      <style:text-properties style:font-name="Calibri1" fo:font-size="11pt" officeooo:rsid="009b8f91" fo:background-color="transparent" loext:char-shading-value="0" style:font-size-asian="11pt" style:font-name-complex="Calibri1" style:font-size-complex="11pt"/>
    </style:style>
    <style:style style:name="T103" style:family="text">
      <style:text-properties style:font-name="Calibri1" fo:font-size="11pt" fo:font-weight="normal" officeooo:rsid="0011b6a2" style:font-size-asian="11pt" style:font-weight-asian="normal" style:font-name-complex="Calibri1" style:font-size-complex="11pt" style:font-weight-complex="normal"/>
    </style:style>
    <style:style style:name="T104" style:family="text">
      <style:text-properties style:font-name="Calibri1" fo:font-size="11pt" fo:font-weight="normal" officeooo:rsid="00df8d57" style:font-size-asian="11pt" style:font-weight-asian="normal" style:font-name-complex="Calibri1" style:font-size-complex="11pt" style:font-weight-complex="normal"/>
    </style:style>
    <style:style style:name="T105" style:family="text">
      <style:text-properties style:font-name="Calibri1" fo:font-weight="normal" style:font-weight-asian="normal" style:font-weight-complex="normal"/>
    </style:style>
    <style:style style:name="T106" style:family="text">
      <style:text-properties style:font-name="Calibri1" fo:font-weight="normal" officeooo:rsid="00d773e6" style:font-weight-asian="normal" style:font-weight-complex="normal"/>
    </style:style>
    <style:style style:name="T107" style:family="text">
      <style:text-properties style:font-name="Calibri1" fo:font-weight="normal" officeooo:rsid="00d839b2" style:font-weight-asian="normal" style:font-weight-complex="normal"/>
    </style:style>
    <style:style style:name="T108" style:family="text">
      <style:text-properties style:font-name="Calibri1" fo:font-weight="normal" officeooo:rsid="00cd61af" style:font-weight-asian="normal" style:font-weight-complex="normal"/>
    </style:style>
    <style:style style:name="T109" style:family="text">
      <style:text-properties style:font-name="Calibri1" fo:font-weight="normal" officeooo:rsid="00d991db" style:font-weight-asian="normal" style:font-weight-complex="normal"/>
    </style:style>
    <style:style style:name="T110" style:family="text">
      <style:text-properties style:font-name="Calibri1" fo:font-weight="normal" officeooo:rsid="00dab0a1" style:font-weight-asian="normal" style:font-weight-complex="normal"/>
    </style:style>
    <style:style style:name="T111" style:family="text">
      <style:text-properties style:font-name="Calibri1" fo:font-weight="normal" officeooo:rsid="00db2062" style:font-weight-asian="normal" style:font-weight-complex="normal"/>
    </style:style>
    <style:style style:name="T112" style:family="text">
      <style:text-properties style:font-name="Calibri1" fo:font-weight="normal" officeooo:rsid="00c9fb24" style:font-weight-asian="normal" style:font-weight-complex="normal"/>
    </style:style>
    <style:style style:name="T113" style:family="text">
      <style:text-properties style:font-name="Calibri1" fo:font-weight="normal" officeooo:rsid="00db9929" style:font-weight-asian="normal" style:font-weight-complex="normal"/>
    </style:style>
    <style:style style:name="T114" style:family="text">
      <style:text-properties style:font-name="Calibri1" fo:font-weight="normal" officeooo:rsid="00dc14f8" style:font-weight-asian="normal" style:font-weight-complex="normal"/>
    </style:style>
    <style:style style:name="T115" style:family="text">
      <style:text-properties style:font-name="Calibri1" fo:font-weight="normal" officeooo:rsid="00dc195d" style:font-weight-asian="normal" style:font-weight-complex="normal"/>
    </style:style>
    <style:style style:name="T116" style:family="text">
      <style:text-properties style:font-name="Calibri1" fo:font-weight="normal" officeooo:rsid="00dcea53" style:font-weight-asian="normal" style:font-weight-complex="normal"/>
    </style:style>
    <style:style style:name="T117" style:family="text">
      <style:text-properties style:font-name="Calibri1" fo:font-weight="normal" officeooo:rsid="00ded916" style:font-weight-asian="normal" style:font-weight-complex="normal"/>
    </style:style>
    <style:style style:name="T118" style:family="text">
      <style:text-properties style:font-name="Calibri1" fo:font-weight="normal" officeooo:rsid="00def3d3" style:font-weight-asian="normal" style:font-weight-complex="normal"/>
    </style:style>
    <style:style style:name="T119" style:family="text">
      <style:text-properties style:font-name="Calibri1" fo:font-weight="normal" officeooo:rsid="00df8d57" style:font-weight-asian="normal" style:font-weight-complex="normal"/>
    </style:style>
    <style:style style:name="T120" style:family="text">
      <style:text-properties style:font-name="Calibri1" fo:font-weight="normal" officeooo:rsid="00e1789e" style:font-weight-asian="normal" style:font-weight-complex="normal"/>
    </style:style>
    <style:style style:name="T121" style:family="text">
      <style:text-properties style:font-name="Calibri1" fo:font-weight="normal" officeooo:rsid="00e29929" style:font-weight-asian="normal" style:font-weight-complex="normal"/>
    </style:style>
    <style:style style:name="T122" style:family="text">
      <style:text-properties style:font-name="Calibri1" fo:font-weight="normal" officeooo:rsid="00e3bb65" style:font-weight-asian="normal" style:font-weight-complex="normal"/>
    </style:style>
    <style:style style:name="T123" style:family="text">
      <style:text-properties style:font-name="Calibri1" fo:font-weight="normal" officeooo:rsid="00e4d1b7" style:font-weight-asian="normal" style:font-weight-complex="normal"/>
    </style:style>
    <style:style style:name="T124" style:family="text">
      <style:text-properties style:font-name="Calibri1" fo:font-weight="normal" officeooo:rsid="00e52abf" style:font-weight-asian="normal" style:font-weight-complex="normal"/>
    </style:style>
    <style:style style:name="T125" style:family="text">
      <style:text-properties style:font-name="Calibri1" fo:font-weight="normal" officeooo:rsid="00e5a08a" style:font-weight-asian="normal" style:font-weight-complex="normal"/>
    </style:style>
    <style:style style:name="T126" style:family="text">
      <style:text-properties style:font-name="Calibri1" fo:font-weight="normal" officeooo:rsid="00e953ec" style:font-weight-asian="normal" style:font-weight-complex="normal"/>
    </style:style>
    <style:style style:name="T127" style:family="text">
      <style:text-properties style:font-name="Calibri1" fo:font-weight="normal" officeooo:rsid="00eb1d1b" style:font-weight-asian="normal" style:font-weight-complex="normal"/>
    </style:style>
    <style:style style:name="T128" style:family="text">
      <style:text-properties style:font-name="Calibri1" fo:font-weight="normal" officeooo:rsid="00ebe1d4" style:font-weight-asian="normal" style:font-weight-complex="normal"/>
    </style:style>
    <style:style style:name="T129" style:family="text">
      <style:text-properties fo:font-weight="bold" style:font-weight-asian="bold" style:font-weight-complex="bold"/>
    </style:style>
    <style:style style:name="T130" style:family="text">
      <style:text-properties fo:font-weight="bold" officeooo:rsid="00253813" style:font-weight-asian="bold" style:font-weight-complex="bold"/>
    </style:style>
    <style:style style:name="T131" style:family="text">
      <style:text-properties fo:font-weight="bold" officeooo:rsid="0040324e" style:font-weight-asian="bold" style:font-weight-complex="bold"/>
    </style:style>
    <style:style style:name="T132" style:family="text">
      <style:text-properties fo:font-weight="bold" officeooo:rsid="0042cf33" style:font-weight-asian="bold" style:font-weight-complex="bold"/>
    </style:style>
    <style:style style:name="T133" style:family="text">
      <style:text-properties fo:font-weight="bold" officeooo:rsid="009e316d" style:font-weight-asian="bold" style:font-weight-complex="bold"/>
    </style:style>
    <style:style style:name="T134" style:family="text">
      <style:text-properties fo:font-weight="bold" officeooo:rsid="009f03af" style:font-weight-asian="bold" style:font-weight-complex="bold"/>
    </style:style>
    <style:style style:name="T135" style:family="text">
      <style:text-properties fo:font-weight="bold" officeooo:rsid="00555caf" style:font-weight-asian="bold" style:font-weight-complex="bold"/>
    </style:style>
    <style:style style:name="T136" style:family="text">
      <style:text-properties fo:font-style="italic" style:font-style-asian="italic"/>
    </style:style>
    <style:style style:name="T137" style:family="text">
      <style:text-properties fo:font-style="italic" style:font-style-asian="italic" style:font-style-complex="italic"/>
    </style:style>
    <style:style style:name="T138" style:family="text">
      <style:text-properties fo:font-style="italic" officeooo:rsid="006155f6" style:font-style-asian="italic" style:font-style-complex="italic"/>
    </style:style>
    <style:style style:name="T139" style:family="text">
      <style:text-properties fo:font-style="italic" officeooo:rsid="0088fcf6" style:font-style-asian="italic" style:font-style-complex="italic"/>
    </style:style>
    <style:style style:name="T140" style:family="text">
      <style:text-properties fo:font-style="italic" officeooo:rsid="00cede59" style:font-style-asian="italic" style:font-style-complex="italic"/>
    </style:style>
    <style:style style:name="T141" style:family="text">
      <style:text-properties fo:font-style="italic" officeooo:rsid="00d2a8ca" style:font-style-asian="italic" style:font-style-complex="italic"/>
    </style:style>
    <style:style style:name="T142" style:family="text">
      <style:text-properties fo:font-style="italic" officeooo:rsid="00d304d8" style:font-style-asian="italic" style:font-style-complex="italic"/>
    </style:style>
    <style:style style:name="T143" style:family="text">
      <style:text-properties fo:font-style="italic" fo:font-weight="normal" officeooo:rsid="0040324e" style:font-style-asian="italic" style:font-weight-asian="normal" style:font-weight-complex="normal"/>
    </style:style>
    <style:style style:name="T144" style:family="text">
      <style:text-properties officeooo:rsid="00040a2b"/>
    </style:style>
    <style:style style:name="T145" style:family="text">
      <style:text-properties officeooo:rsid="000686ba"/>
    </style:style>
    <style:style style:name="T146" style:family="text">
      <style:text-properties style:text-position="sub 58%"/>
    </style:style>
    <style:style style:name="T147" style:family="text">
      <style:text-properties style:text-position="sub 58%" style:font-name="Calibri1" fo:font-size="11pt" style:font-size-asian="11pt" style:font-name-complex="Calibri1" style:font-size-complex="11pt"/>
    </style:style>
    <style:style style:name="T148" style:family="text">
      <style:text-properties style:text-position="sub 58%" style:font-name="Calibri1" fo:font-size="11pt" officeooo:rsid="00100115" style:font-size-asian="11pt" style:font-name-complex="Calibri1" style:font-size-complex="11pt"/>
    </style:style>
    <style:style style:name="T149" style:family="text">
      <style:text-properties style:text-position="sub 58%" style:font-name="Calibri1" fo:font-size="11pt" officeooo:rsid="000b88f1" style:font-size-asian="11pt" style:font-name-complex="Calibri1" style:font-size-complex="11pt"/>
    </style:style>
    <style:style style:name="T150" style:family="text">
      <style:text-properties style:text-position="sub 58%" style:font-name="Calibri1" fo:font-size="11pt" officeooo:rsid="00040a2b" style:font-size-asian="11pt" style:font-name-complex="Calibri1" style:font-size-complex="11pt"/>
    </style:style>
    <style:style style:name="T151" style:family="text">
      <style:text-properties style:text-position="sub 58%" style:font-name="Calibri1" fo:font-size="11pt" officeooo:rsid="006155f6" style:font-size-asian="11pt" style:font-name-complex="Calibri1" style:font-size-complex="11pt"/>
    </style:style>
    <style:style style:name="T152" style:family="text">
      <style:text-properties style:text-position="sub 58%" style:font-name="Calibri1" fo:font-size="11pt" officeooo:rsid="00665d67" style:font-size-asian="11pt" style:font-name-complex="Calibri1" style:font-size-complex="11pt"/>
    </style:style>
    <style:style style:name="T153" style:family="text">
      <style:text-properties style:text-position="sub 58%" style:font-name="Calibri1" fo:font-size="11pt" officeooo:rsid="007b33a4" style:font-size-asian="11pt" style:font-name-complex="Calibri1" style:font-size-complex="11pt"/>
    </style:style>
    <style:style style:name="T154" style:family="text">
      <style:text-properties style:text-position="sub 58%" style:font-name="Calibri1" fo:font-size="11pt" officeooo:rsid="007ecc3b" style:font-size-asian="11pt" style:font-name-complex="Calibri1" style:font-size-complex="11pt"/>
    </style:style>
    <style:style style:name="T155" style:family="text">
      <style:text-properties style:text-position="sub 58%" style:font-name="Calibri1" fo:font-size="11pt" officeooo:rsid="00f757d0" style:font-size-asian="11pt" style:font-name-complex="Calibri1" style:font-size-complex="11pt"/>
    </style:style>
    <style:style style:name="T156" style:family="text">
      <style:text-properties style:text-position="sub 58%" style:font-name="Calibri1" fo:font-size="11pt" officeooo:rsid="00becd73" style:font-size-asian="11pt" style:font-size-complex="11pt"/>
    </style:style>
    <style:style style:name="T157" style:family="text">
      <style:text-properties style:text-position="sub 58%" style:font-name="Calibri1" fo:font-size="11pt" officeooo:rsid="00c49f35" style:font-size-asian="11pt" style:font-size-complex="11pt"/>
    </style:style>
    <style:style style:name="T158" style:family="text">
      <style:text-properties style:text-position="sub 58%" style:font-name="Calibri1" fo:font-weight="normal" officeooo:rsid="00d839b2" style:font-weight-asian="normal" style:font-weight-complex="normal"/>
    </style:style>
    <style:style style:name="T159" style:family="text">
      <style:text-properties style:text-position="sub 58%" style:font-name="Calibri1" fo:font-weight="normal" officeooo:rsid="00c9fb24" style:font-weight-asian="normal" style:font-weight-complex="normal"/>
    </style:style>
    <style:style style:name="T160" style:family="text">
      <style:text-properties style:text-position="sub 58%" officeooo:rsid="00040a2b"/>
    </style:style>
    <style:style style:name="T161" style:family="text">
      <style:text-properties style:text-position="sub 58%" officeooo:rsid="008bc721"/>
    </style:style>
    <style:style style:name="T162" style:family="text">
      <style:text-properties style:text-position="sub 58%" officeooo:rsid="0085b505" fo:background-color="transparent" loext:char-shading-value="0"/>
    </style:style>
    <style:style style:name="T163" style:family="text">
      <style:text-properties style:text-position="sub 58%" style:font-name="Calibri3" style:font-name-complex="Calibri"/>
    </style:style>
    <style:style style:name="T164" style:family="text">
      <style:text-properties style:text-position="sub 58%" officeooo:rsid="00c73e76"/>
    </style:style>
    <style:style style:name="T165" style:family="text">
      <style:text-properties style:text-position="sub 58%" officeooo:rsid="00c9fb24"/>
    </style:style>
    <style:style style:name="T166" style:family="text">
      <style:text-properties officeooo:rsid="000b88f1"/>
    </style:style>
    <style:style style:name="T167" style:family="text">
      <style:text-properties fo:font-weight="normal" style:font-weight-asian="normal" style:font-weight-complex="normal"/>
    </style:style>
    <style:style style:name="T168" style:family="text">
      <style:text-properties fo:font-weight="normal" officeooo:rsid="0040324e" style:font-weight-asian="normal" style:font-weight-complex="normal"/>
    </style:style>
    <style:style style:name="T169" style:family="text">
      <style:text-properties fo:font-weight="normal" officeooo:rsid="0049d0d7" style:font-weight-asian="normal" style:font-weight-complex="normal"/>
    </style:style>
    <style:style style:name="T170" style:family="text">
      <style:text-properties fo:font-weight="normal" officeooo:rsid="004ad57e" style:font-weight-asian="normal" style:font-weight-complex="normal"/>
    </style:style>
    <style:style style:name="T171" style:family="text">
      <style:text-properties fo:font-weight="normal" officeooo:rsid="0072201c" style:font-weight-asian="normal" style:font-weight-complex="normal"/>
    </style:style>
    <style:style style:name="T172" style:family="text">
      <style:text-properties fo:font-weight="normal" officeooo:rsid="00555caf" style:font-weight-asian="normal" style:font-weight-complex="normal"/>
    </style:style>
    <style:style style:name="T173" style:family="text">
      <style:text-properties fo:font-weight="normal" officeooo:rsid="00a10fdc" style:font-weight-asian="normal" style:font-weight-complex="normal"/>
    </style:style>
    <style:style style:name="T174" style:family="text">
      <style:text-properties fo:font-weight="normal" officeooo:rsid="009f9e1a" style:font-weight-asian="normal" style:font-weight-complex="normal"/>
    </style:style>
    <style:style style:name="T175" style:family="text">
      <style:text-properties fo:font-weight="normal" officeooo:rsid="00253813" style:font-weight-asian="normal" style:font-weight-complex="normal"/>
    </style:style>
    <style:style style:name="T176" style:family="text">
      <style:text-properties fo:font-weight="normal" officeooo:rsid="0042cf33" style:font-weight-asian="normal" style:font-weight-complex="normal"/>
    </style:style>
    <style:style style:name="T177" style:family="text">
      <style:text-properties style:text-position="0% 100%" style:font-name="Calibri1" fo:font-size="11pt" officeooo:rsid="00040a2b" style:font-size-asian="11pt" style:font-name-complex="Calibri1" style:font-size-complex="11pt"/>
    </style:style>
    <style:style style:name="T178" style:family="text">
      <style:text-properties style:text-position="0% 100%" style:font-name="Calibri1" fo:font-size="11pt" officeooo:rsid="00b9c59f" style:font-size-asian="11pt" style:font-name-complex="Calibri1" style:font-size-complex="11pt"/>
    </style:style>
    <style:style style:name="T179" style:family="text">
      <style:text-properties style:text-position="0% 100%" style:font-name="Calibri1" fo:font-size="11pt" officeooo:rsid="00ba2714" style:font-size-asian="11pt" style:font-name-complex="Calibri1" style:font-size-complex="11pt"/>
    </style:style>
    <style:style style:name="T180" style:family="text">
      <style:text-properties style:text-position="0% 100%" officeooo:rsid="00040a2b"/>
    </style:style>
    <style:style style:name="T181" style:family="text">
      <style:text-properties officeooo:rsid="00253813"/>
    </style:style>
    <style:style style:name="T182" style:family="text">
      <style:text-properties officeooo:rsid="00271d71"/>
    </style:style>
    <style:style style:name="T183" style:family="text">
      <style:text-properties officeooo:rsid="002efe58"/>
    </style:style>
    <style:style style:name="T184" style:family="text">
      <style:text-properties officeooo:rsid="003769fb"/>
    </style:style>
    <style:style style:name="T185" style:family="text">
      <style:text-properties officeooo:rsid="003ec88c"/>
    </style:style>
    <style:style style:name="T186" style:family="text">
      <style:text-properties officeooo:rsid="004ad57e"/>
    </style:style>
    <style:style style:name="T187" style:family="text">
      <style:text-properties officeooo:rsid="00555caf"/>
    </style:style>
    <style:style style:name="T188" style:family="text">
      <style:text-properties officeooo:rsid="00524f9d"/>
    </style:style>
    <style:style style:name="T189" style:family="text">
      <style:text-properties style:text-position="super 58%"/>
    </style:style>
    <style:style style:name="T190" style:family="text">
      <style:text-properties style:text-position="super 58%" fo:font-style="normal" officeooo:rsid="00cd9ca4" style:font-style-asian="normal" style:font-style-complex="normal"/>
    </style:style>
    <style:style style:name="T191" style:family="text">
      <style:text-properties style:language-asian="zh" style:country-asian="CN" style:language-complex="hi" style:country-complex="IN"/>
    </style:style>
    <style:style style:name="T192" style:family="text">
      <style:text-properties officeooo:rsid="009ba5d8" style:language-asian="zh" style:country-asian="CN" style:language-complex="hi" style:country-complex="IN"/>
    </style:style>
    <style:style style:name="T193" style:family="text">
      <style:text-properties officeooo:rsid="00f0693a" style:language-asian="zh" style:country-asian="CN" style:language-complex="hi" style:country-complex="IN"/>
    </style:style>
    <style:style style:name="T194" style:family="text">
      <style:text-properties officeooo:rsid="0062c561"/>
    </style:style>
    <style:style style:name="T195" style:family="text">
      <style:text-properties officeooo:rsid="0062f674"/>
    </style:style>
    <style:style style:name="T196" style:family="text">
      <style:text-properties officeooo:rsid="006cdc9b"/>
    </style:style>
    <style:style style:name="T197" style:family="text">
      <style:text-properties officeooo:rsid="006f3611"/>
    </style:style>
    <style:style style:name="T198" style:family="text">
      <style:text-properties officeooo:rsid="00705511"/>
    </style:style>
    <style:style style:name="T199" style:family="text">
      <style:text-properties officeooo:rsid="0072201c"/>
    </style:style>
    <style:style style:name="T200" style:family="text">
      <style:text-properties officeooo:rsid="007487bf"/>
    </style:style>
    <style:style style:name="T201" style:family="text">
      <style:text-properties officeooo:rsid="007b33a4"/>
    </style:style>
    <style:style style:name="T202" style:family="text">
      <style:text-properties officeooo:rsid="007dce0c"/>
    </style:style>
    <style:style style:name="T203" style:family="text">
      <style:text-properties officeooo:rsid="0085b505"/>
    </style:style>
    <style:style style:name="T204" style:family="text">
      <style:text-properties officeooo:rsid="0087a3c9"/>
    </style:style>
    <style:style style:name="T205" style:family="text">
      <style:text-properties officeooo:rsid="0088fcf6"/>
    </style:style>
    <style:style style:name="T206" style:family="text">
      <style:text-properties officeooo:rsid="008ade26"/>
    </style:style>
    <style:style style:name="T207" style:family="text">
      <style:text-properties officeooo:rsid="008bc721"/>
    </style:style>
    <style:style style:name="T208" style:family="text">
      <style:text-properties officeooo:rsid="008f6459"/>
    </style:style>
    <style:style style:name="T209" style:family="text">
      <style:text-properties fo:font-variant="normal" fo:text-transform="none" style:text-position="0% 100%" style:font-name="Calibri1" fo:font-size="11pt" fo:font-style="normal" style:text-underline-style="none" fo:font-weight="normal" officeooo:rsid="009b8f91" fo:background-color="transparent" loext:char-shading-value="0" style:font-size-asian="11pt" style:font-name-complex="Calibri1" style:font-size-complex="11pt"/>
    </style:style>
    <style:style style:name="T210" style:family="text">
      <style:text-properties fo:font-variant="normal" fo:text-transform="none" style:text-position="0% 100%" style:font-name="Calibri1" fo:font-size="11pt" fo:font-style="normal" style:text-underline-style="none" fo:font-weight="normal" officeooo:rsid="006145a8" fo:background-color="transparent" loext:char-shading-value="0" style:font-size-asian="11pt" style:font-name-complex="Calibri1" style:font-size-complex="11pt"/>
    </style:style>
    <style:style style:name="T211" style:family="text">
      <style:text-properties fo:font-variant="normal" fo:text-transform="none" style:text-position="0% 100%" style:font-name="Calibri1" fo:font-size="11pt" fo:font-style="normal" style:text-underline-style="none" fo:font-weight="normal" officeooo:rsid="007fd425" style:font-size-asian="11pt" style:font-name-complex="Calibri1" style:font-size-complex="11pt"/>
    </style:style>
    <style:style style:name="T212" style:family="text">
      <style:text-properties fo:font-variant="normal" fo:text-transform="none" style:text-position="0% 100%" style:font-name="Calibri1" fo:font-style="normal" style:text-underline-style="none" fo:font-weight="normal" officeooo:rsid="00d839b2" style:font-weight-asian="normal" style:font-weight-complex="normal"/>
    </style:style>
    <style:style style:name="T213" style:family="text">
      <style:text-properties fo:font-variant="normal" fo:text-transform="none" style:text-position="0% 100%" fo:font-style="normal" style:text-underline-style="none" fo:font-weight="normal"/>
    </style:style>
    <style:style style:name="T214" style:family="text">
      <style:text-properties fo:font-variant="normal" fo:text-transform="none" style:text-position="0% 100%" fo:font-style="normal" style:text-underline-style="none" fo:font-weight="normal" fo:background-color="transparent" loext:char-shading-value="0"/>
    </style:style>
    <style:style style:name="T215" style:family="text">
      <style:text-properties fo:font-variant="normal" fo:text-transform="none" style:text-position="0% 100%" style:font-name="Calibri3" fo:font-style="normal" style:text-underline-style="none" fo:font-weight="normal" style:font-name-complex="Calibri"/>
    </style:style>
    <style:style style:name="T216" style:family="text">
      <style:text-properties officeooo:rsid="0085b505" fo:background-color="transparent" loext:char-shading-value="0"/>
    </style:style>
    <style:style style:name="T217" style:family="text">
      <style:text-properties officeooo:rsid="009ba5d8" fo:background-color="transparent" loext:char-shading-value="0"/>
    </style:style>
    <style:style style:name="T218" style:family="text">
      <style:text-properties officeooo:rsid="00bb0d09" fo:background-color="transparent" loext:char-shading-value="0"/>
    </style:style>
    <style:style style:name="T219" style:family="text">
      <style:text-properties officeooo:rsid="009ba5d8"/>
    </style:style>
    <style:style style:name="T220" style:family="text">
      <style:text-properties officeooo:rsid="009e316d"/>
    </style:style>
    <style:style style:name="T221" style:family="text">
      <style:text-properties officeooo:rsid="00a6352d"/>
    </style:style>
    <style:style style:name="T222" style:family="text">
      <style:text-properties officeooo:rsid="00a10fdc"/>
    </style:style>
    <style:style style:name="T223" style:family="text">
      <style:text-properties style:font-name="Calibri3" style:font-name-complex="Calibri"/>
    </style:style>
    <style:style style:name="T224" style:family="text">
      <style:text-properties style:font-name="Calibri3" officeooo:rsid="009f9e1a" style:font-name-complex="Calibri"/>
    </style:style>
    <style:style style:name="T225" style:family="text">
      <style:text-properties style:font-name="Calibri3" officeooo:rsid="00a925f2" style:font-name-complex="Calibri"/>
    </style:style>
    <style:style style:name="T226" style:family="text">
      <style:text-properties style:font-name="Calibri3" officeooo:rsid="00a99954" style:font-name-complex="Calibri"/>
    </style:style>
    <style:style style:name="T227" style:family="text">
      <style:text-properties style:font-name="Calibri3" officeooo:rsid="009e2d5b" style:font-name-complex="Calibri"/>
    </style:style>
    <style:style style:name="T228" style:family="text">
      <style:text-properties style:font-name="Calibri3" officeooo:rsid="00a32cfb" style:font-name-complex="Calibri"/>
    </style:style>
    <style:style style:name="T229" style:family="text">
      <style:text-properties style:font-name="Calibri3" officeooo:rsid="00a7912b" style:font-name-complex="Calibri"/>
    </style:style>
    <style:style style:name="T230" style:family="text">
      <style:text-properties style:font-name="Calibri3" officeooo:rsid="00253813" style:font-name-complex="Calibri"/>
    </style:style>
    <style:style style:name="T231" style:family="text">
      <style:text-properties style:font-name="Calibri3" officeooo:rsid="00bb0d09" style:font-name-complex="Calibri"/>
    </style:style>
    <style:style style:name="T232" style:family="text">
      <style:text-properties style:font-name="Calibri3" officeooo:rsid="00bdb2c9" style:font-name-complex="Calibri"/>
    </style:style>
    <style:style style:name="T233" style:family="text">
      <style:text-properties style:font-name="Calibri3" fo:font-weight="normal" officeooo:rsid="00a32cfb" style:font-weight-asian="normal" style:font-name-complex="Calibri" style:font-weight-complex="normal"/>
    </style:style>
    <style:style style:name="T234" style:family="text">
      <style:text-properties style:font-name="Calibri3" fo:font-size="11pt" officeooo:rsid="00a99954" style:font-name-asian="Noto Serif CJK SC" style:font-size-asian="12pt" style:language-asian="zh" style:country-asian="CN" style:font-name-complex="Calibri" style:font-size-complex="12pt" style:language-complex="hi" style:country-complex="IN"/>
    </style:style>
    <style:style style:name="T235" style:family="text">
      <style:text-properties style:font-name="Calibri3" fo:font-weight="bold" officeooo:rsid="009e2d5b" style:font-weight-asian="bold" style:font-name-complex="Calibri" style:font-weight-complex="bold"/>
    </style:style>
    <style:style style:name="T236" style:family="text">
      <style:text-properties officeooo:rsid="009f9e1a"/>
    </style:style>
    <style:style style:name="T237" style:family="text">
      <style:text-properties fo:background-color="#ffff00" loext:char-shading-value="0"/>
    </style:style>
    <style:style style:name="T238" style:family="text">
      <style:text-properties officeooo:rsid="009f9e1a" fo:background-color="#ffff00" loext:char-shading-value="0"/>
    </style:style>
    <style:style style:name="T239" style:family="text">
      <style:text-properties officeooo:rsid="00bdb2c9" fo:background-color="#ffff00" loext:char-shading-value="0"/>
    </style:style>
    <style:style style:name="T240" style:family="text">
      <style:text-properties officeooo:rsid="00a4da8b"/>
    </style:style>
    <style:style style:name="T241" style:family="text">
      <style:text-properties officeooo:rsid="00a2c6de"/>
    </style:style>
    <style:style style:name="T242" style:family="text">
      <style:text-properties officeooo:rsid="00a32cfb"/>
    </style:style>
    <style:style style:name="T243" style:family="text">
      <style:text-properties officeooo:rsid="00afc37b"/>
    </style:style>
    <style:style style:name="T244" style:family="text">
      <style:text-properties officeooo:rsid="00b05e4f"/>
    </style:style>
    <style:style style:name="T245" style:family="text">
      <style:text-properties officeooo:rsid="00b0c6ae"/>
    </style:style>
    <style:style style:name="T246" style:family="text">
      <style:text-properties officeooo:rsid="00b1dd27"/>
    </style:style>
    <style:style style:name="T247" style:family="text">
      <style:text-properties officeooo:rsid="00b3b69e"/>
    </style:style>
    <style:style style:name="T248" style:family="text">
      <style:text-properties officeooo:rsid="00b3f760"/>
    </style:style>
    <style:style style:name="T249" style:family="text">
      <style:text-properties officeooo:rsid="00b4b0ae"/>
    </style:style>
    <style:style style:name="T250" style:family="text">
      <style:text-properties officeooo:rsid="00bb0721"/>
    </style:style>
    <style:style style:name="T251" style:family="text">
      <style:text-properties officeooo:rsid="00bb0d09"/>
    </style:style>
    <style:style style:name="T252" style:family="text">
      <style:text-properties officeooo:rsid="00bcc3d8"/>
    </style:style>
    <style:style style:name="T253" style:family="text">
      <style:text-properties officeooo:rsid="00bdb2c9"/>
    </style:style>
    <style:style style:name="T254" style:family="text">
      <style:text-properties officeooo:rsid="00bc2f7b"/>
    </style:style>
    <style:style style:name="T255" style:family="text">
      <style:text-properties officeooo:rsid="00bcd6d8"/>
    </style:style>
    <style:style style:name="T256" style:family="text">
      <style:text-properties officeooo:rsid="00bfc206"/>
    </style:style>
    <style:style style:name="T257" style:family="text">
      <style:text-properties officeooo:rsid="00c1ea73"/>
    </style:style>
    <style:style style:name="T258" style:family="text">
      <style:text-properties officeooo:rsid="00c73e76"/>
    </style:style>
    <style:style style:name="T259" style:family="text">
      <style:text-properties officeooo:rsid="00c818cf"/>
    </style:style>
    <style:style style:name="T260" style:family="text">
      <style:text-properties officeooo:rsid="00c9fb24"/>
    </style:style>
    <style:style style:name="T261" style:family="text">
      <style:text-properties officeooo:rsid="00cbde0a"/>
    </style:style>
    <style:style style:name="T262" style:family="text">
      <style:text-properties officeooo:rsid="00cd61af"/>
    </style:style>
    <style:style style:name="T263" style:family="text">
      <style:text-properties officeooo:rsid="00cd9ca4"/>
    </style:style>
    <style:style style:name="T264" style:family="text">
      <style:text-properties fo:font-style="normal" officeooo:rsid="00cd9ca4" style:font-style-asian="normal" style:font-style-complex="normal"/>
    </style:style>
    <style:style style:name="T265" style:family="text">
      <style:text-properties fo:font-style="normal" officeooo:rsid="00cede59" style:font-style-asian="normal" style:font-style-complex="normal"/>
    </style:style>
    <style:style style:name="T266" style:family="text">
      <style:text-properties fo:font-style="normal" officeooo:rsid="00cf1ddc" style:font-style-asian="normal" style:font-style-complex="normal"/>
    </style:style>
    <style:style style:name="T267" style:family="text">
      <style:text-properties fo:font-style="normal" officeooo:rsid="00d08c85" style:font-style-asian="normal" style:font-style-complex="normal"/>
    </style:style>
    <style:style style:name="T268" style:family="text">
      <style:text-properties fo:font-style="normal" officeooo:rsid="00ebe1d4" style:font-style-asian="normal" style:font-style-complex="normal"/>
    </style:style>
    <style:style style:name="T269" style:family="text">
      <style:text-properties officeooo:rsid="00cede59"/>
    </style:style>
    <style:style style:name="T270" style:family="text">
      <style:text-properties officeooo:rsid="00cf1ddc"/>
    </style:style>
    <style:style style:name="T271" style:family="text">
      <style:text-properties officeooo:rsid="00d08c85"/>
    </style:style>
    <style:style style:name="T272" style:family="text">
      <style:text-properties officeooo:rsid="00d21774"/>
    </style:style>
    <style:style style:name="T273" style:family="text">
      <style:text-properties officeooo:rsid="00d2a8ca"/>
    </style:style>
    <style:style style:name="T274" style:family="text">
      <style:text-properties officeooo:rsid="00d304d8"/>
    </style:style>
    <style:style style:name="T275" style:family="text">
      <style:text-properties officeooo:rsid="00d31e9f"/>
    </style:style>
    <style:style style:name="T276" style:family="text">
      <style:text-properties officeooo:rsid="00d4a047"/>
    </style:style>
    <style:style style:name="T277" style:family="text">
      <style:text-properties officeooo:rsid="00d5da02"/>
    </style:style>
    <style:style style:name="T278" style:family="text">
      <style:text-properties officeooo:rsid="00d65a92"/>
    </style:style>
    <style:style style:name="T279" style:family="text">
      <style:text-properties officeooo:rsid="00e5a08a"/>
    </style:style>
    <style:style style:name="T280" style:family="text">
      <style:text-properties officeooo:rsid="00ebe1d4"/>
    </style:style>
    <style:style style:name="T281" style:family="text">
      <style:text-properties officeooo:rsid="00ef30d5"/>
    </style:style>
    <style:style style:name="T282" style:family="text">
      <style:text-properties officeooo:rsid="00f0693a"/>
    </style:style>
    <style:style style:name="T283" style:family="text">
      <style:text-properties officeooo:rsid="00f2c619"/>
    </style:style>
    <style:style style:name="T284" style:family="text">
      <style:text-properties officeooo:rsid="00f39901"/>
    </style:style>
    <style:style style:name="T285" style:family="text">
      <style:text-properties fo:font-variant="normal" fo:text-transform="none" style:use-window-font-color="true" loext:opacity="0%" style:text-outline="false" style:text-line-through-style="none" style:text-line-through-type="none" style:text-position="0% 100%" style:font-name="Calibri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86" style:family="text"/>
    <style:style style:name="fr1" style:family="graphic" style:parent-style-name="Frame">
      <style:graphic-properties style:vertical-pos="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run-through="foreground" style:vertical-pos="from-top" style:vertical-rel="page-content" style:horizontal-pos="center" style:horizontal-rel="page-content" fo:padding="0.0591in" fo:border="none" loext:rel-width-rel="paragraph"/>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tracked-changes text:track-changes="false">
        <text:changed-region xml:id="ct94066088327712" text:id="ct94066088327712">
          <text:insertion>
            <office:change-info>
              <dc:creator>Alessandro Senes</dc:creator>
              <dc:date>2024-08-03T10:45:09</dc:date>
            </office:change-info>
          </text:insertion>
        </text:changed-region>
        <text:changed-region xml:id="ct94066088324880" text:id="ct94066088324880">
          <text:insertion>
            <office:change-info>
              <dc:creator>Alessandro Senes</dc:creator>
              <dc:date>2024-08-03T10:47:17</dc:date>
            </office:change-info>
          </text:insertion>
        </text:changed-region>
        <text:changed-region xml:id="ct94066089133216" text:id="ct94066089133216">
          <text:deletion>
            <office:change-info>
              <dc:creator>Alessandro Senes</dc:creator>
              <dc:date>2024-08-03T10:48:28</dc:date>
            </office:change-info>
            <text:h text:style-name="P64" text:outline-level="4">regions for the designs</text:h>
          </text:deletion>
        </text:changed-region>
        <text:changed-region xml:id="ct94066089132928" text:id="ct94066089132928">
          <text:insertion>
            <office:change-info>
              <dc:creator>Alessandro Senes</dc:creator>
              <dc:date>2024-08-03T10:48:28</dc:date>
            </office:change-info>
          </text:insertion>
        </text:changed-region>
        <text:changed-region xml:id="ct94066035521168" text:id="ct94066035521168">
          <text:insertion>
            <office:change-info>
              <dc:creator>Alessandro Senes</dc:creator>
              <dc:date>2024-08-04T10:05:55</dc:date>
            </office:change-info>
          </text:insertion>
        </text:changed-region>
        <text:changed-region xml:id="ct94066038201344" text:id="ct94066038201344">
          <text:insertion>
            <office:change-info>
              <dc:creator>Alessandro Senes</dc:creator>
              <dc:date>2024-08-04T10:06:00</dc:date>
            </office:change-info>
          </text:insertion>
        </text:changed-region>
        <text:changed-region xml:id="ct94066088158192" text:id="ct94066088158192">
          <text:insertion>
            <office:change-info>
              <dc:creator>Alessandro Senes</dc:creator>
              <dc:date>2024-08-04T10:07:53</dc:date>
            </office:change-info>
          </text:insertion>
        </text:changed-region>
        <text:changed-region xml:id="ct94066089145632" text:id="ct94066089145632">
          <text:deletion>
            <office:change-info>
              <dc:creator>Alessandro Senes</dc:creator>
              <dc:date>2024-08-03T10:49:12</dc:date>
            </office:change-info>
            <text:p text:style-name="P58"><text:span text:style-name="Default_20_Paragraph_20_Font"><text:span text:style-name="T18">designable</text:span></text:span></text:p>
          </text:deletion>
        </text:changed-region>
        <text:changed-region xml:id="ct94066089111696" text:id="ct94066089111696">
          <text:insertion>
            <office:change-info>
              <dc:creator>Alessandro Senes</dc:creator>
              <dc:date>2024-08-03T10:49:13</dc:date>
            </office:change-info>
          </text:insertion>
        </text:changed-region>
        <text:changed-region xml:id="ct94066088324304" text:id="ct94066088324304">
          <text:insertion>
            <office:change-info>
              <dc:creator>Alessandro Senes</dc:creator>
              <dc:date>2024-08-03T10:49:20</dc:date>
            </office:change-info>
          </text:insertion>
        </text:changed-region>
        <text:changed-region xml:id="ct94066088327168" text:id="ct94066088327168">
          <text:insertion>
            <office:change-info>
              <dc:creator>Alessandro Senes</dc:creator>
              <dc:date>2024-08-03T10:49:30</dc:date>
            </office:change-info>
          </text:insertion>
        </text:changed-region>
        <text:changed-region xml:id="ct94066089129088" text:id="ct94066089129088">
          <text:deletion>
            <office:change-info>
              <dc:creator>Alessandro Senes</dc:creator>
              <dc:date>2024-08-03T10:49:49</dc:date>
            </office:change-info>
            <text:p text:style-name="P58"><text:span text:style-name="Default_20_Paragraph_20_Font"><text:span text:style-name="T1">. </text:span></text:span><text:span text:style-name="Default_20_Paragraph_20_Font"><text:span text:style-name="T20">We u</text:span></text:span></text:p>
          </text:deletion>
        </text:changed-region>
        <text:changed-region xml:id="ct94066089118912" text:id="ct94066089118912">
          <text:insertion>
            <office:change-info>
              <dc:creator>Alessandro Senes</dc:creator>
              <dc:date>2024-08-03T10:49:49</dc:date>
            </office:change-info>
          </text:insertion>
        </text:changed-region>
        <text:changed-region xml:id="ct94066089132640" text:id="ct94066089132640">
          <text:deletion>
            <office:change-info>
              <dc:creator>Alessandro Senes</dc:creator>
              <dc:date>2024-08-03T10:49:52</dc:date>
            </office:change-info>
            <text:p text:style-name="P58"><text:span text:style-name="Default_20_Paragraph_20_Font"><text:span text:style-name="T20">d</text:span></text:span></text:p>
          </text:deletion>
        </text:changed-region>
        <text:changed-region xml:id="ct94066089322976" text:id="ct94066089322976">
          <text:insertion>
            <office:change-info>
              <dc:creator>Alessandro Senes</dc:creator>
              <dc:date>2024-08-03T10:49:52</dc:date>
            </office:change-info>
          </text:insertion>
        </text:changed-region>
        <text:changed-region xml:id="ct94066089333344" text:id="ct94066089333344">
          <text:insertion>
            <office:change-info>
              <dc:creator>Alessandro Senes</dc:creator>
              <dc:date>2024-08-03T10:50:50</dc:date>
            </office:change-info>
          </text:insertion>
        </text:changed-region>
        <text:changed-region xml:id="ct94066089468704" text:id="ct94066089468704">
          <text:deletion>
            <office:change-info>
              <dc:creator>Alessandro Senes</dc:creator>
              <dc:date>2024-08-03T10:51:09</dc:date>
            </office:change-info>
            <text:p text:style-name="P58"><text:span text:style-name="Default_20_Paragraph_20_Font"><text:span text:style-name="T21">adopt</text:span></text:span></text:p>
          </text:deletion>
        </text:changed-region>
        <text:changed-region xml:id="ct94066089471344" text:id="ct94066089471344">
          <text:insertion>
            <office:change-info>
              <dc:creator>Alessandro Senes</dc:creator>
              <dc:date>2024-08-03T10:51:09</dc:date>
            </office:change-info>
          </text:insertion>
        </text:changed-region>
        <text:changed-region xml:id="ct94066089487712" text:id="ct94066089487712">
          <text:deletion>
            <office:change-info>
              <dc:creator>Alessandro Senes</dc:creator>
              <dc:date>2024-08-03T10:53:51</dc:date>
            </office:change-info>
            <text:p text:style-name="P58"><text:span text:style-name="Default_20_Paragraph_20_Font"><text:span text:style-name="T21">. This restriction was introduced in part for consistency, since the helical backbones used for design were also restricted to canonical </text:span></text:span><text:span text:style-name="Default_20_Paragraph_20_Font"><text:span text:style-name="T20">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In addition</text:span></text:span></text:p>
          </text:deletion>
        </text:changed-region>
        <text:changed-region xml:id="ct94066089493440" text:id="ct94066089493440">
          <text:insertion>
            <office:change-info>
              <dc:creator>Alessandro Senes</dc:creator>
              <dc:date>2024-08-03T10:53:55</dc:date>
            </office:change-info>
          </text:insertion>
        </text:changed-region>
        <text:changed-region xml:id="ct94066089531776" text:id="ct94066089531776">
          <text:insertion>
            <office:change-info>
              <dc:creator>Alessandro Senes</dc:creator>
              <dc:date>2024-08-03T10:54:42</dc:date>
            </office:change-info>
          </text:insertion>
        </text:changed-region>
        <text:changed-region xml:id="ct94066089534624" text:id="ct94066089534624">
          <text:insertion>
            <office:change-info>
              <dc:creator>Alessandro Senes</dc:creator>
              <dc:date>2024-08-03T10:54:38</dc:date>
            </office:change-info>
          </text:insertion>
        </text:changed-region>
        <text:changed-region xml:id="ct94066089537712" text:id="ct94066089537712">
          <text:deletion>
            <office:change-info>
              <dc:creator>Alessandro Senes</dc:creator>
              <dc:date>2024-08-03T10:54:36</dc:date>
            </office:change-info>
            <text:p text:style-name="P58"><text:span text:style-name="Default_20_Paragraph_20_Font"><text:span text:style-name="T21">rization</text:span></text:span></text:p>
          </text:deletion>
        </text:changed-region>
        <text:changed-region xml:id="ct94066089556384" text:id="ct94066089556384">
          <text:deletion>
            <office:change-info>
              <dc:creator>Alessandro Senes</dc:creator>
              <dc:date>2024-08-03T10:54:19</dc:date>
            </office:change-info>
            <text:p text:style-name="P58"><text:span text:style-name="Default_20_Paragraph_20_Font"><text:span text:style-name="T21">configuration of </text:span></text:span></text:p>
          </text:deletion>
        </text:changed-region>
        <text:changed-region xml:id="ct94066089559376" text:id="ct94066089559376">
          <text:deletion>
            <office:change-info>
              <dc:creator>Alessandro Senes</dc:creator>
              <dc:date>2024-08-03T10:54:57</dc:date>
            </office:change-info>
            <text:p text:style-name="P58"><text:span text:style-name="Default_20_Paragraph_20_Font"><text:span text:style-name="T21">, </text:span></text:span><text:span text:style-name="Default_20_Paragraph_20_Font"><text:span text:style-name="T22">which assumes canonical helical configuration</text:span></text:span></text:p>
          </text:deletion>
        </text:changed-region>
        <text:changed-region xml:id="ct94066089259024" text:id="ct94066089259024">
          <text:deletion>
            <office:change-info>
              <dc:creator>Alessandro Senes</dc:creator>
              <dc:date>2024-08-03T11:02:02</dc:date>
            </office:change-info>
            <text:p text:style-name="P31"><text:span text:style-name="Default_20_Paragraph_20_Font"><text:span text:style-name="T194">T</text:span></text:span><text:span text:style-name="Default_20_Paragraph_20_Font">hree</text:span></text:p>
          </text:deletion>
        </text:changed-region>
        <text:changed-region xml:id="ct94066089411968" text:id="ct94066089411968">
          <text:insertion>
            <office:change-info>
              <dc:creator>Alessandro Senes</dc:creator>
              <dc:date>2024-08-03T11:02:02</dc:date>
            </office:change-info>
          </text:insertion>
        </text:changed-region>
        <text:changed-region xml:id="ct94066089412208" text:id="ct94066089412208">
          <text:insertion>
            <office:change-info>
              <dc:creator>Alessandro Senes</dc:creator>
              <dc:date>2024-08-03T11:02:05</dc:date>
            </office:change-info>
          </text:insertion>
        </text:changed-region>
        <text:changed-region xml:id="ct94066089412448" text:id="ct94066089412448">
          <text:insertion>
            <office:change-info>
              <dc:creator>Alessandro Senes</dc:creator>
              <dc:date>2024-08-03T11:04:08</dc:date>
            </office:change-info>
          </text:insertion>
        </text:changed-region>
        <text:changed-region xml:id="ct94066088993440" text:id="ct94066088993440">
          <text:insertion>
            <office:change-info>
              <dc:creator>Alessandro Senes</dc:creator>
              <dc:date>2024-08-03T10:55:56</dc:date>
            </office:change-info>
          </text:insertion>
        </text:changed-region>
        <text:changed-region xml:id="ct94066088987056" text:id="ct94066088987056">
          <text:insertion>
            <office:change-info>
              <dc:creator>Alessandro Senes</dc:creator>
              <dc:date>2024-08-03T10:56:06</dc:date>
            </office:change-info>
          </text:insertion>
        </text:changed-region>
        <text:changed-region xml:id="ct94066088992064" text:id="ct94066088992064">
          <text:insertion>
            <office:change-info>
              <dc:creator>Alessandro Senes</dc:creator>
              <dc:date>2024-08-03T10:56:25</dc:date>
            </office:change-info>
          </text:insertion>
        </text:changed-region>
        <text:changed-region xml:id="ct94066089283824" text:id="ct94066089283824">
          <text:deletion>
            <office:change-info>
              <dc:creator>Alessandro Senes</dc:creator>
              <dc:date>2024-08-03T10:56:34</dc:date>
            </office:change-info>
            <text:p text:style-name="P31"><text:span text:style-name="Default_20_Paragraph_20_Font"><text:span text:style-name="T11">much </text:span></text:span></text:p>
          </text:deletion>
        </text:changed-region>
        <text:changed-region xml:id="ct94066089323408" text:id="ct94066089323408">
          <text:deletion>
            <office:change-info>
              <dc:creator>Alessandro Senes</dc:creator>
              <dc:date>2024-08-03T11:05:00</dc:date>
            </office:change-info>
            <text:p text:style-name="P31"><text:span text:style-name="Default_20_Paragraph_20_Font"><text:span text:style-name="T54"><text:s/>for design based mainly on interaction between non-polar side chain</text:span></text:span></text:p>
          </text:deletion>
        </text:changed-region>
        <text:changed-region xml:id="ct94066089269184" text:id="ct94066089269184">
          <text:insertion>
            <office:change-info>
              <dc:creator>Alessandro Senes</dc:creator>
              <dc:date>2024-08-03T11:06:26</dc:date>
            </office:change-info>
          </text:insertion>
        </text:changed-region>
        <text:changed-region xml:id="ct94066089211152" text:id="ct94066089211152">
          <text:insertion>
            <office:change-info>
              <dc:creator>Alessandro Senes</dc:creator>
              <dc:date>2024-08-03T11:06:02</dc:date>
            </office:change-info>
          </text:insertion>
        </text:changed-region>
        <text:changed-region xml:id="ct94066089277776" text:id="ct94066089277776">
          <text:deletion>
            <office:change-info>
              <dc:creator>Alessandro Senes</dc:creator>
              <dc:date>2024-08-03T11:11:13</dc:date>
            </office:change-info>
            <text:p text:style-name="P55"><text:span text:style-name="Default_20_Paragraph_20_Font"><text:span text:style-name="T23"><text:s/>that</text:span></text:span><text:span text:style-name="Default_20_Paragraph_20_Font"><text:span text:style-name="T5"> is characterized by </text:span></text:span></text:p>
          </text:deletion>
        </text:changed-region>
        <text:changed-region xml:id="ct94066089283088" text:id="ct94066089283088">
          <text:deletion>
            <office:change-info>
              <dc:creator>Alessandro Senes</dc:creator>
              <dc:date>2024-08-03T11:07:09</dc:date>
            </office:change-info>
            <text:p text:style-name="P55"><text:span text:style-name="Default_20_Paragraph_20_Font"><text:span text:style-name="T5">very short inter-helical distance</text:span></text:span></text:p>
          </text:deletion>
        </text:changed-region>
        <text:changed-region xml:id="ct94066089281568" text:id="ct94066089281568">
          <text:deletion>
            <office:change-info>
              <dc:creator>Alessandro Senes</dc:creator>
              <dc:date>2024-08-03T11:05:57</dc:date>
            </office:change-info>
            <text:p text:style-name="P55"><text:span text:style-name="Default_20_Paragraph_20_Font"><text:span text:style-name="T5"><text:s/>(6.5-7.5 Å)</text:span></text:span></text:p>
          </text:deletion>
        </text:changed-region>
        <text:changed-region xml:id="ct94066089192512" text:id="ct94066089192512">
          <text:deletion>
            <office:change-info>
              <dc:creator>Alessandro Senes</dc:creator>
              <dc:date>2024-08-03T11:07:09</dc:date>
            </office:change-info>
            <text:p text:style-name="P55"><text:span text:style-name="Default_20_Paragraph_20_Font"><text:span text:style-name="T5"><text:s/>and crossing angle</text:span></text:span><text:span text:style-name="Default_20_Paragraph_20_Font"><text:span text:style-name="T6">s</text:span></text:span><text:span text:style-name="Default_20_Paragraph_20_Font"><text:span text:style-name="T5"> of -25 to -55° angle</text:span></text:span></text:p>
          </text:deletion>
        </text:changed-region>
        <text:changed-region xml:id="ct94066089527424" text:id="ct94066089527424">
          <text:deletion>
            <office:change-info>
              <dc:creator>Alessandro Senes</dc:creator>
              <dc:date>2024-08-03T11:12:24</dc:date>
            </office:change-info>
            <text:p text:style-name="P55"><text:span text:style-name="Default_20_Paragraph_20_Font"><text:span text:style-name="T5">.</text:span></text:span><text:span text:style-name="Default_20_Paragraph_20_Font"><text:span text:style-name="T24"> T</text:span></text:span><text:span text:style-name="Default_20_Paragraph_20_Font"><text:span text:style-name="T6">he</text:span></text:span></text:p>
          </text:deletion>
        </text:changed-region>
        <text:changed-region xml:id="ct94066089548976" text:id="ct94066089548976">
          <text:insertion>
            <office:change-info>
              <dc:creator>Alessandro Senes</dc:creator>
              <dc:date>2024-08-03T11:12:24</dc:date>
            </office:change-info>
          </text:insertion>
        </text:changed-region>
        <text:changed-region xml:id="ct94066089556736" text:id="ct94066089556736">
          <text:deletion>
            <office:change-info>
              <dc:creator>Alessandro Senes</dc:creator>
              <dc:date>2024-08-03T11:12:32</dc:date>
            </office:change-info>
            <text:p text:style-name="P55"><text:span text:style-name="Default_20_Paragraph_20_Font"><text:span text:style-name="T24">are </text:span></text:span></text:p>
          </text:deletion>
        </text:changed-region>
        <text:changed-region xml:id="ct94066089302960" text:id="ct94066089302960">
          <text:deletion>
            <office:change-info>
              <dc:creator>Alessandro Senes</dc:creator>
              <dc:date>2024-08-03T11:12:45</dc:date>
            </office:change-info>
            <text:p text:style-name="P55"><text:span text:style-name="Default_20_Paragraph_20_Font"><text:span text:style-name="T26">decided to </text:span></text:span></text:p>
          </text:deletion>
        </text:changed-region>
        <text:changed-region xml:id="ct94066089350480" text:id="ct94066089350480">
          <text:deletion>
            <office:change-info>
              <dc:creator>Alessandro Senes</dc:creator>
              <dc:date>2024-08-03T11:12:55</dc:date>
            </office:change-info>
            <text:p text:style-name="P55"><text:span text:style-name="Default_20_Paragraph_20_Font"><text:span text:style-name="T27">for</text:span></text:span></text:p>
          </text:deletion>
        </text:changed-region>
        <text:changed-region xml:id="ct94066089353344" text:id="ct94066089353344">
          <text:insertion>
            <office:change-info>
              <dc:creator>Alessandro Senes</dc:creator>
              <dc:date>2024-08-03T11:12:55</dc:date>
            </office:change-info>
          </text:insertion>
        </text:changed-region>
        <text:changed-region xml:id="ct94066089353760" text:id="ct94066089353760">
          <text:deletion>
            <office:change-info>
              <dc:creator>Alessandro Senes</dc:creator>
              <dc:date>2024-08-03T11:12:58</dc:date>
            </office:change-info>
            <text:p text:style-name="P55"><text:span text:style-name="Default_20_Paragraph_20_Font"><text:span text:style-name="T27"><text:s/>our</text:span></text:span></text:p>
          </text:deletion>
        </text:changed-region>
        <text:changed-region xml:id="ct94066089358672" text:id="ct94066089358672">
          <text:insertion>
            <office:change-info>
              <dc:creator>Alessandro Senes</dc:creator>
              <dc:date>2024-08-03T11:12:59</dc:date>
            </office:change-info>
          </text:insertion>
        </text:changed-region>
        <text:changed-region xml:id="ct94066089315232" text:id="ct94066089315232">
          <text:insertion>
            <office:change-info>
              <dc:creator>Alessandro Senes</dc:creator>
              <dc:date>2024-08-03T11:17:46</dc:date>
            </office:change-info>
          </text:insertion>
        </text:changed-region>
        <text:changed-region xml:id="ct94066089137904" text:id="ct94066089137904">
          <text:deletion>
            <office:change-info>
              <dc:creator>Alessandro Senes</dc:creator>
              <dc:date>2024-08-03T11:17:54</dc:date>
            </office:change-info>
            <text:p text:style-name="P56"><text:span text:style-name="T196">A</text:span></text:p>
          </text:deletion>
        </text:changed-region>
        <text:changed-region xml:id="ct94066089012160" text:id="ct94066089012160">
          <text:insertion>
            <office:change-info>
              <dc:creator>Alessandro Senes</dc:creator>
              <dc:date>2024-08-03T11:17:54</dc:date>
            </office:change-info>
          </text:insertion>
        </text:changed-region>
        <text:changed-region xml:id="ct94066089029088" text:id="ct94066089029088">
          <text:insertion>
            <office:change-info>
              <dc:creator>Alessandro Senes</dc:creator>
              <dc:date>2024-08-03T11:18:19</dc:date>
            </office:change-info>
          </text:insertion>
        </text:changed-region>
        <text:changed-region xml:id="ct94066088988624" text:id="ct94066088988624">
          <text:deletion>
            <office:change-info>
              <dc:creator>Alessandro Senes</dc:creator>
              <dc:date>2024-08-03T11:18:24</dc:date>
            </office:change-info>
            <text:p text:style-name="P56"><text:span text:style-name="Figure_20_in_20_text"><text:span text:style-name="T196"><text:s/></text:span></text:span></text:p>
          </text:deletion>
        </text:changed-region>
        <text:changed-region xml:id="ct94066089014368" text:id="ct94066089014368">
          <text:insertion>
            <office:change-info>
              <dc:creator>Alessandro Senes</dc:creator>
              <dc:date>2024-08-03T11:18:23</dc:date>
            </office:change-info>
          </text:insertion>
        </text:changed-region>
        <text:changed-region xml:id="ct94066089281808" text:id="ct94066089281808">
          <text:deletion>
            <office:change-info>
              <dc:creator>Alessandro Senes</dc:creator>
              <dc:date>2024-08-03T11:18:37</dc:date>
            </office:change-info>
            <text:p text:style-name="P56"><text:span text:style-name="T196">were selected </text:span></text:p>
          </text:deletion>
        </text:changed-region>
        <text:changed-region xml:id="ct94066089194496" text:id="ct94066089194496">
          <text:insertion>
            <office:change-info>
              <dc:creator>Alessandro Senes</dc:creator>
              <dc:date>2024-08-03T11:18:44</dc:date>
            </office:change-info>
          </text:insertion>
        </text:changed-region>
        <text:changed-region xml:id="ct94066089275568" text:id="ct94066089275568">
          <text:deletion>
            <office:change-info>
              <dc:creator>Alessandro Senes</dc:creator>
              <dc:date>2024-08-03T11:18:49</dc:date>
            </office:change-info>
            <text:p text:style-name="P56"><text:span text:style-name="T196"><text:s/>of the three regions highlighted in </text:span><text:span text:style-name="Figure_20_in_20_text"><text:span text:style-name="T196">Fig. MP_DESIGNb</text:span></text:span></text:p>
          </text:deletion>
        </text:changed-region>
        <text:changed-region xml:id="ct94066089511552" text:id="ct94066089511552">
          <text:deletion>
            <office:change-info>
              <dc:creator>Alessandro Senes</dc:creator>
              <dc:date>2024-08-03T11:14:08</dc:date>
            </office:change-info>
            <text:p text:style-name="P56"><text:span text:style-name="T196">trend</text:span></text:p>
          </text:deletion>
        </text:changed-region>
        <text:changed-region xml:id="ct94066089192256" text:id="ct94066089192256">
          <text:insertion>
            <office:change-info>
              <dc:creator>Alessandro Senes</dc:creator>
              <dc:date>2024-08-03T11:14:08</dc:date>
            </office:change-info>
          </text:insertion>
        </text:changed-region>
        <text:changed-region xml:id="ct94066089360160" text:id="ct94066089360160">
          <text:insertion>
            <office:change-info>
              <dc:creator>Alessandro Senes</dc:creator>
              <dc:date>2024-08-03T11:14:15</dc:date>
            </office:change-info>
          </text:insertion>
        </text:changed-region>
        <text:changed-region xml:id="ct94066089470784" text:id="ct94066089470784">
          <text:insertion>
            <office:change-info>
              <dc:creator>Alessandro Senes</dc:creator>
              <dc:date>2024-08-03T11:14:35</dc:date>
            </office:change-info>
          </text:insertion>
        </text:changed-region>
        <text:changed-region xml:id="ct94066090963968" text:id="ct94066090963968">
          <text:deletion>
            <office:change-info>
              <dc:creator>Alessandro Senes</dc:creator>
              <dc:date>2024-08-04T10:07:45</dc:date>
            </office:change-info>
            <text:p text:style-name="P47"><text:span text:style-name="Default_20_Paragraph_20_Font"><text:span text:style-name="T14">E</text:span></text:span><text:span text:style-name="Default_20_Paragraph_20_Font"><text:span text:style-name="T1">ach </text:span></text:span><text:span text:style-name="Default_20_Paragraph_20_Font"><text:span text:style-name="T4">designed </text:span></text:span><text:span text:style-name="Default_20_Paragraph_20_Font"><text:span text:style-name="T1">position </text:span></text:span><text:span text:style-name="Default_20_Paragraph_20_Font"><text:span text:style-name="T4">was limited </text:span></text:span><text:span text:style-name="Default_20_Paragraph_20_Font"><text:span text:style-name="T1">to amino acids commonly found in membrane proteins </text:span></text:span><text:span text:style-name="Default_20_Paragraph_20_Font"><text:span text:style-name="T32">(G, 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32">(Liu et al., 2002)</text:span></text:span><text:reference-mark-end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1">.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149">right</text:span></text:span><text:span text:style-name="Default_20_Paragraph_20_Font"><text:span text:style-name="T14"> interfaces</text:span></text:span><text:span text:style-name="Default_20_Paragraph_20_Font"><text:span text:style-name="T1">, </text:span></text:span><text:span text:style-name="Default_20_Paragraph_20_Font"><text:span text:style-name="T33">it was</text:span></text:span><text:span text:style-name="Default_20_Paragraph_20_Font"><text:span text:style-name="T1"> permitted </text:span></text:span><text:span text:style-name="Default_20_Paragraph_20_Font"><text:span text:style-name="T33">in</text:span></text:span><text:span text:style-name="Default_20_Paragraph_20_Font"><text:span text:style-name="T1"> GAS</text:span></text:span><text:span text:style-name="Default_20_Paragraph_20_Font"><text:span text:style-name="T147">right</text:span></text:span><text:span text:style-name="Default_20_Paragraph_20_Font"><text:span text:style-name="T1"> </text:span></text:span><text:span text:style-name="Default_20_Paragraph_20_Font"><text:span text:style-name="T33">designs </text:span></text:span><text:span text:style-name="Default_20_Paragraph_20_Font"><text:span text:style-name="T55">and excluded from the Right and Left designs</text:span></text:span><text:span text:style-name="Default_20_Paragraph_20_Font"><text:span text:style-name="T33"> </text:span></text:span><text:span text:style-name="Default_20_Paragraph_20_Font"><text:span text:style-name="T1">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1"> GAS</text:span></text:span><text:span text:style-name="Default_20_Paragraph_20_Font"><text:span text:style-name="T147">right</text:span></text:span><text:span text:style-name="Default_20_Paragraph_20_Font"><text:span text:style-name="T1"> </text:span></text:span><text:span text:style-name="Default_20_Paragraph_20_Font"><text:span text:style-name="T34">capable dimers</text:span></text:span><text:span text:style-name="Default_20_Paragraph_20_Font"><text:span text:style-name="T1"> in the</text:span></text:span><text:span text:style-name="Default_20_Paragraph_20_Font"><text:span text:style-name="T55">se</text:span></text:span><text:span text:style-name="Default_20_Paragraph_20_Font"><text:span text:style-name="T1"> regions </text:span></text:span><text:span text:style-name="Default_20_Paragraph_20_Font">(</text:span><text:span text:style-name="Figure_20_in_20_text">Fig. MP_DESIGNb</text:span><text:span text:style-name="Default_20_Paragraph_20_Font">). </text:span><text:span text:style-name="Default_20_Paragraph_20_Font"><text:span text:style-name="T253">Ser, Thr, and Tyr were present &gt; 4% in our dataset of helical pair sequences, so we opted to include them in our designs (Supp._SEQUENCE_ENTROPY)</text:span></text:span></text:p>
          </text:deletion>
        </text:changed-region>
        <text:changed-region xml:id="ct94066089414192" text:id="ct94066089414192">
          <text:insertion>
            <office:change-info>
              <dc:creator>Alessandro Senes</dc:creator>
              <dc:date>2024-07-22T20:41:03</dc:date>
            </office:change-info>
          </text:insertion>
        </text:changed-region>
        <text:changed-region xml:id="ct94066089194976" text:id="ct94066089194976">
          <text:deletion>
            <office:change-info>
              <dc:creator>Alessandro Senes</dc:creator>
              <dc:date>2024-07-26T11:39:45</dc:date>
            </office:change-info>
            <text:p text:style-name="First_20_line_20_indent"><text:span text:style-name="Default_20_Paragraph_20_Font"><text:span text:style-name="T37"><text:s/></text:span></text:span></text:p>
          </text:deletion>
        </text:changed-region>
        <text:changed-region xml:id="ct94066089201520" text:id="ct94066089201520">
          <text:insertion>
            <office:change-info>
              <dc:creator>Unknown Author</dc:creator>
              <dc:date>2024-07-25T18:07:38</dc:date>
            </office:change-info>
          </text:insertion>
        </text:changed-region>
        <text:changed-region xml:id="ct94066089942048" text:id="ct94066089942048">
          <text:insertion>
            <office:change-info>
              <dc:creator>Unknown Author</dc:creator>
              <dc:date>2024-07-25T18:07:24</dc:date>
            </office:change-info>
          </text:insertion>
        </text:changed-region>
        <text:changed-region xml:id="ct94066089955264" text:id="ct94066089955264">
          <text:deletion>
            <office:change-info>
              <dc:creator>Unknown Author</dc:creator>
              <dc:date>2024-07-25T13:55:12</dc:date>
            </office:change-info>
            <text:p text:style-name="P70"><text:span text:style-name="Default_20_Paragraph_20_Font"><text:span text:style-name="T129">Other potential Supplement</text:span></text:span></text:p>
            <text:p text:style-name="P28">Tables for cloning/trimming sequences for analysis</text:p>
            <text:p text:style-name="P28">Sequence Entropy</text:p>
            <text:p text:style-name="P28">Subset of designed structures</text:p>
            <text:p text:style-name="P28">Hbonding analysis structures</text:p>
            <text:p text:style-name="P69"><text:span text:style-name="Default_20_Paragraph_20_Font"><text:span text:style-name="T167">deltaG Conve</text:span></text:span><text:span text:style-name="Default_20_Paragraph_20_Font"><text:span text:style-name="T169">r</text:span></text:span><text:span text:style-name="Default_20_Paragraph_20_Font"><text:span text:style-name="T167">sion</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1" text:anchor-type="page" text:anchor-page-number="9" svg:width="7in" style:rel-width="100%" draw:z-index="2">
        <draw:text-box fo:min-height="0.2in">
          <text:p text:style-name="P23"/>
          <text:p text:style-name="Figure"><text:span text:style-name="T129">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220">clash</text:span> (<text:span text:style-name="T220">red</text:span>) and <text:span text:style-name="T220">void</text:span> (<text:span text:style-name="T220">orange</text:span>) mutants. <text:span text:style-name="T253">Box and whisker plots separate the data by designating the lowest 25% and highest 25% of the data as whiskers outside of the box. The box highlights the middle 50% of the interquartile range with a line at the median of all values (shown as points). Outliers are represented as diamonds outside of the range of the box and whisker plot.</text:span> p-values determining the significant difference between <text:span text:style-name="T253">design</text:span> fluorescence and mutant fluorescence are shown over the corresponding boxplot. </text:p>
        </draw:text-box>
      </draw:frame>
      <draw:frame draw:style-name="fr2" draw:name="Frame3" text:anchor-type="page" text:anchor-page-number="12" svg:width="7in" style:rel-width="100%" draw:z-index="1">
        <draw:text-box fo:min-height="0.2in">
          <text:p text:style-name="P16"/>
          <text:p text:style-name="Fig."><text:span text:style-name="T129">Figure DELTA_G_DATA:</text:span> Design energy score plotted vs dimerization propensity in %GpA <text:span text:style-name="T280">(a-c)</text:span> and <text:span text:style-name="T256">calculated </text:span>ΔG <text:span text:style-name="T280">(d-f)</text:span>. Dimerization propensity was converted to biophysical ΔG using methods from an <text:span text:style-name="T137">in vitro</text:span> FRET studying GASright association (Díaz Vázquez et al., 2023).</text:p>
        </draw:text-box>
      </draw:frame>
      <draw:frame draw:style-name="fr3" draw:name="Frame2" text:anchor-type="page" text:anchor-page-number="5" svg:y="1.2201in" svg:width="6.9299in" style:rel-width="99%" draw:z-index="0">
        <draw:text-box fo:min-height="6.2047in">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Fig."><text:span text:style-name="T129">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shift <text:span text:style-name="T280">(Z)</text:span>. (d) Design geometries overlaid on the helix-helix density distribution in panel a. Each point is colored by their respective design energy score. </text:p>
        </draw:text-box>
      </draw:frame>
      <text:p text:style-name="P57">Investigating the effect of side chain packing on membrane protein association<text:change-start text:change-id="ct94066088327712"/></text:p>
      <text:p text:style-name="P10">Van der Waals <text:change-end text:change-id="ct94066088327712"/><text:change-start text:change-id="ct94066088324880"/>forces alone are a weak design principle for transmembrane helix interaction stability<text:change-end text:change-id="ct94066088324880"/></text:p>
      <text:p text:style-name="P5"><text:span text:style-name="T188">Gilbert J. Loiseau</text:span><text:span text:style-name="T189">1,2</text:span> <text:span text:style-name="T188">a</text:span>nd Alessandro Senes<text:span text:style-name="T189">1,@</text:span></text:p>
      <text:p text:style-name="P4"/>
      <text:p text:style-name="P5"><text:span text:style-name="T189">1</text:span>Department of Biochemistry, University of Wisconsin-Madison, Madison, WI 53706</text:p>
      <text:p text:style-name="P5"><text:span text:style-name="T189">2</text:span>Integrated Program in Biochemistry, University of Wisconsin-Madison, Madison, WI 53706</text:p>
      <text:p text:style-name="P5"/>
      <text:p text:style-name="P5">@Corresponding author: senes@wisc.edu</text:p>
      <text:p text:style-name="P5"/>
      <text:p text:style-name="P5">ORCID:</text:p>
      <text:p text:style-name="P5"><text:span text:style-name="T188">GJL</text:span>:<text:tab/>0009-0003-8186-5275</text:p>
      <text:p text:style-name="P5">AS:<text:tab/>0000-0002-3807-2275</text:p>
      <text:h text:style-name="Heading_20_3" text:outline-level="3">Abstract</text:h>
      <text:p text:style-name="P2">Membrane protein folding <text:span text:style-name="T253">occurs as a</text:span> result <text:span text:style-name="T253">of </text:span>a<text:span text:style-name="T253">n equilibrium</text:span> of biophysical forces. Polar and charged interactions have the ability to drive folding within the hydrophobic environment of the membrane. The stabilizing effects of sidechain packing on membrane protein folding <text:span text:style-name="T184">were</text:span> deduced in a variety of foundational bacterhiorhodopsin studies, and <text:span text:style-name="T184">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design<text:span text:style-name="T253">ed</text:span> hundreds of sequences that self-associate. Structural characterization through mutations on a subset of these proteins suggests that packing <text:span text:style-name="T253">is a weak</text:span> driv<text:span text:style-name="T253">ing force</text:span> 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84">Hydrogen bonding and polar interactions have been found to modestly stabilize both large protein complexes </text:span><text:reference-mark-start text:name="ZOTERO_ITEM CSL_CITATION {&quot;citationID&quot;:&quot;tPdWdFwK&quot;,&quot;properties&quot;:{&quot;formattedCitation&quot;:&quot;(Ben-Tal et al., 1997; Bowie, 2011; Mitchell &amp; Price, 1990; Rose &amp; Wolfenden, 1993; Tsemekhman et al., 2007)&quot;,&quot;plainCitation&quot;:&quot;(Ben-Tal et al., 1997; Bowie, 2011; Mitchell &amp; Price, 1990; Rose &amp; Wolfenden, 1993; Tsemekhman et al., 2007)&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67,&quot;uris&quot;:[&quot;http://zotero.org/users/local/TWX8bpul/items/E3UDWNAJ&quot;],&quot;itemData&quot;:{&quot;id&quot;:67,&quot;type&quot;:&quot;article-journal&quot;,&quot;abstract&quot;:&quot;Water is an inhospitable environment for protein hydrogen bonds because it is polarizable and capable of forming competitive hydrogen bonds. In contrast, the apolar core of a biological membrane seems like an ideal environment for hydrogen bonds, and it has long been assumed that hydrogen bonding should be a powerful force driving membrane protein folding. Nevertheless, while backbone hydrogen bonds may be much stronger in membrane proteins, experimental measurements indicate that side chain hydrogen bond strengths are not strikingly different in membrane and water soluble proteins. How is this possible? I argue that model compounds in apolar solvents do not adequately describe the system because the protein itself is ignored. The protein chain provides a rich source of competitive hydrogen bonds and a polarizable environment that can weaken hydrogen bonds. Thus, just like water soluble proteins, evolution can drive the creation of potent hydrogen bonds in membrane proteins where necessary, but mitigating forces in their environment must still be overcome.&quot;,&quot;archive_location&quot;:&quot;21075614&quot;,&quot;container-title&quot;:&quot;Curr Opin Struct Biol&quot;,&quot;DOI&quot;:&quot;10.1016/j.sbi.2010.10.003&quot;,&quot;ISSN&quot;:&quot;1879-033X&quot;,&quot;issue&quot;:&quot;1&quot;,&quot;language&quot;:&quot;eng&quot;,&quot;note&quot;:&quot;edition: 20101112&quot;,&quot;page&quot;:&quot;42-9&quot;,&quot;title&quot;:&quot;Membrane protein folding: how important are hydrogen bonds?&quot;,&quot;volume&quot;:&quot;21&quot;,&quot;author&quot;:[{&quot;family&quot;:&quot;Bowie&quot;,&quot;given&quot;:&quot;J. U.&quot;}],&quot;issued&quot;:{&quot;date-parts&quot;:[[&quot;2011&quot;,2]]}}},{&quot;id&quot;:256,&quot;uris&quot;:[&quot;http://zotero.org/users/local/TWX8bpul/items/KHQLTDU3&quot;],&quot;itemData&quot;:{&quot;id&quot;:256,&quot;type&quot;:&quot;article-journal&quot;,&quot;container-title&quot;:&quot;Journal of computational chemistry&quot;,&quot;ISSN&quot;:&quot;0192-8651&quot;,&quot;issue&quot;:&quot;10&quot;,&quot;page&quot;:&quot;1217-1233&quot;,&quot;title&quot;:&quot;The nature of the N H… ︁O C hydrogen bond: An intermolecular perturbation theory study of the formamide/formaldehyde complex&quot;,&quot;volume&quot;:&quot;11&quot;,&quot;author&quot;:[{&quot;family&quot;:&quot;Mitchell&quot;,&quot;given&quot;:&quot;John BO&quot;},{&quot;family&quot;:&quot;Price&quot;,&quot;given&quot;:&quot;Sarah L&quot;}],&quot;issued&quot;:{&quot;date-parts&quot;:[[&quot;1990&quot;]]}}},{&quot;id&quot;:297,&quot;uris&quot;:[&quot;http://zotero.org/users/local/TWX8bpul/items/LPKAFMEJ&quot;],&quot;itemData&quot;:{&quot;id&quot;:297,&quot;type&quot;:&quot;article-journal&quot;,&quot;container-title&quot;:&quot;Annual review of biophysics and biomolecular structure&quot;,&quot;ISSN&quot;:&quot;1056-8700&quot;,&quot;issue&quot;:&quot;1&quot;,&quot;page&quot;:&quot;381-415&quot;,&quot;title&quot;:&quot;Hydrogen bonding, hydrophobicity, packing, and protein folding&quot;,&quot;volume&quot;:&quot;22&quot;,&quot;author&quot;:[{&quot;family&quot;:&quot;Rose&quot;,&quot;given&quot;:&quot;George D&quot;},{&quot;family&quot;:&quot;Wolfenden&quot;,&quot;given&quot;:&quot;Richard&quot;}],&quot;issued&quot;:{&quot;date-parts&quot;:[[&quot;1993&quot;]]}}},{&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schema&quot;:&quot;https://github.com/citation-style-language/schema/raw/master/csl-citation.json&quot;} RNDZnBco3Kmcn"/><text:span text:style-name="T184">(Ben-Tal et al., 1997; Bowie, 2011; Mitchell &amp; Price, 1990; Rose &amp; Wolfenden, 1993; Tsemekhman et al., 2007)</text:span><text:reference-mark-end text:name="ZOTERO_ITEM CSL_CITATION {&quot;citationID&quot;:&quot;tPdWdFwK&quot;,&quot;properties&quot;:{&quot;formattedCitation&quot;:&quot;(Ben-Tal et al., 1997; Bowie, 2011; Mitchell &amp; Price, 1990; Rose &amp; Wolfenden, 1993; Tsemekhman et al., 2007)&quot;,&quot;plainCitation&quot;:&quot;(Ben-Tal et al., 1997; Bowie, 2011; Mitchell &amp; Price, 1990; Rose &amp; Wolfenden, 1993; Tsemekhman et al., 2007)&quot;,&quot;noteIndex&quot;:0},&quot;citationItems&quot;:[{&quot;id&quot;:60,&quot;uris&quot;:[&quot;http://zotero.org/users/local/TWX8bpul/items/N8MM9ADS&quot;],&quot;itemData&quot;:{&quot;id&quot;:60,&quot;type&quot;:&quot;article-journal&quot;,&quot;container-title&quot;:&quot;The Journal of Physical Chemistry B&quot;,&quot;ISSN&quot;:&quot;1520-6106&quot;,&quot;issue&quot;:&quot;3&quot;,&quot;page&quot;:&quot;450-457&quot;,&quot;title&quot;:&quot;Free energy of amide hydrogen bond formation in vacuum, in water, and in liquid alkane solution&quot;,&quot;volume&quot;:&quot;101&quot;,&quot;author&quot;:[{&quot;family&quot;:&quot;Ben-Tal&quot;,&quot;given&quot;:&quot;Nir&quot;},{&quot;family&quot;:&quot;Sitkoff&quot;,&quot;given&quot;:&quot;Doree&quot;},{&quot;family&quot;:&quot;Topol&quot;,&quot;given&quot;:&quot;Igor A&quot;},{&quot;family&quot;:&quot;Yang&quot;,&quot;given&quot;:&quot;An-Suei&quot;},{&quot;family&quot;:&quot;Burt&quot;,&quot;given&quot;:&quot;Stanley K&quot;},{&quot;family&quot;:&quot;Honig&quot;,&quot;given&quot;:&quot;Barry&quot;}],&quot;issued&quot;:{&quot;date-parts&quot;:[[&quot;1997&quot;]]}}},{&quot;id&quot;:67,&quot;uris&quot;:[&quot;http://zotero.org/users/local/TWX8bpul/items/E3UDWNAJ&quot;],&quot;itemData&quot;:{&quot;id&quot;:67,&quot;type&quot;:&quot;article-journal&quot;,&quot;abstract&quot;:&quot;Water is an inhospitable environment for protein hydrogen bonds because it is polarizable and capable of forming competitive hydrogen bonds. In contrast, the apolar core of a biological membrane seems like an ideal environment for hydrogen bonds, and it has long been assumed that hydrogen bonding should be a powerful force driving membrane protein folding. Nevertheless, while backbone hydrogen bonds may be much stronger in membrane proteins, experimental measurements indicate that side chain hydrogen bond strengths are not strikingly different in membrane and water soluble proteins. How is this possible? I argue that model compounds in apolar solvents do not adequately describe the system because the protein itself is ignored. The protein chain provides a rich source of competitive hydrogen bonds and a polarizable environment that can weaken hydrogen bonds. Thus, just like water soluble proteins, evolution can drive the creation of potent hydrogen bonds in membrane proteins where necessary, but mitigating forces in their environment must still be overcome.&quot;,&quot;archive_location&quot;:&quot;21075614&quot;,&quot;container-title&quot;:&quot;Curr Opin Struct Biol&quot;,&quot;DOI&quot;:&quot;10.1016/j.sbi.2010.10.003&quot;,&quot;ISSN&quot;:&quot;1879-033X&quot;,&quot;issue&quot;:&quot;1&quot;,&quot;language&quot;:&quot;eng&quot;,&quot;note&quot;:&quot;edition: 20101112&quot;,&quot;page&quot;:&quot;42-9&quot;,&quot;title&quot;:&quot;Membrane protein folding: how important are hydrogen bonds?&quot;,&quot;volume&quot;:&quot;21&quot;,&quot;author&quot;:[{&quot;family&quot;:&quot;Bowie&quot;,&quot;given&quot;:&quot;J. U.&quot;}],&quot;issued&quot;:{&quot;date-parts&quot;:[[&quot;2011&quot;,2]]}}},{&quot;id&quot;:256,&quot;uris&quot;:[&quot;http://zotero.org/users/local/TWX8bpul/items/KHQLTDU3&quot;],&quot;itemData&quot;:{&quot;id&quot;:256,&quot;type&quot;:&quot;article-journal&quot;,&quot;container-title&quot;:&quot;Journal of computational chemistry&quot;,&quot;ISSN&quot;:&quot;0192-8651&quot;,&quot;issue&quot;:&quot;10&quot;,&quot;page&quot;:&quot;1217-1233&quot;,&quot;title&quot;:&quot;The nature of the N H… ︁O C hydrogen bond: An intermolecular perturbation theory study of the formamide/formaldehyde complex&quot;,&quot;volume&quot;:&quot;11&quot;,&quot;author&quot;:[{&quot;family&quot;:&quot;Mitchell&quot;,&quot;given&quot;:&quot;John BO&quot;},{&quot;family&quot;:&quot;Price&quot;,&quot;given&quot;:&quot;Sarah L&quot;}],&quot;issued&quot;:{&quot;date-parts&quot;:[[&quot;1990&quot;]]}}},{&quot;id&quot;:297,&quot;uris&quot;:[&quot;http://zotero.org/users/local/TWX8bpul/items/LPKAFMEJ&quot;],&quot;itemData&quot;:{&quot;id&quot;:297,&quot;type&quot;:&quot;article-journal&quot;,&quot;container-title&quot;:&quot;Annual review of biophysics and biomolecular structure&quot;,&quot;ISSN&quot;:&quot;1056-8700&quot;,&quot;issue&quot;:&quot;1&quot;,&quot;page&quot;:&quot;381-415&quot;,&quot;title&quot;:&quot;Hydrogen bonding, hydrophobicity, packing, and protein folding&quot;,&quot;volume&quot;:&quot;22&quot;,&quot;author&quot;:[{&quot;family&quot;:&quot;Rose&quot;,&quot;given&quot;:&quot;George D&quot;},{&quot;family&quot;:&quot;Wolfenden&quot;,&quot;given&quot;:&quot;Richard&quot;}],&quot;issued&quot;:{&quot;date-parts&quot;:[[&quot;1993&quot;]]}}},{&quot;id&quot;:337,&quot;uris&quot;:[&quot;http://zotero.org/users/local/TWX8bpul/items/L3UBTEKX&quot;],&quot;itemData&quot;:{&quot;id&quot;:337,&quot;type&quot;:&quot;article-journal&quot;,&quot;container-title&quot;:&quot;Protein science&quot;,&quot;ISSN&quot;:&quot;0961-8368&quot;,&quot;issue&quot;:&quot;4&quot;,&quot;page&quot;:&quot;761-764&quot;,&quot;title&quot;:&quot;Cooperative hydrogen bonding in amyloid formation&quot;,&quot;volume&quot;:&quot;16&quot;,&quot;author&quot;:[{&quot;family&quot;:&quot;Tsemekhman&quot;,&quot;given&quot;:&quot;Kiril&quot;},{&quot;family&quot;:&quot;Goldschmidt&quot;,&quot;given&quot;:&quot;Lukasz&quot;},{&quot;family&quot;:&quot;Eisenberg&quot;,&quot;given&quot;:&quot;David&quot;},{&quot;family&quot;:&quot;Baker&quot;,&quot;given&quot;:&quot;David&quot;}],&quot;issued&quot;:{&quot;date-parts&quot;:[[&quot;2007&quot;]]}}}],&quot;schema&quot;:&quot;https://github.com/citation-style-language/schema/raw/master/csl-citation.json&quot;} RNDZnBco3Kmcn"/><text:span text:style-name="T184"> and association of smaller peptides such as glycophorin A (GpA) </text:span><text:reference-mark-start text:name="ZOTERO_ITEM CSL_CITATION {&quot;citationID&quot;:&quot;EYvOtGL1&quot;,&quot;properties&quot;:{&quot;formattedCitation&quot;:&quot;(MacKenzie et al., 1997; Smith et al., 2002)&quot;,&quot;plainCitation&quot;:&quot;(MacKenzie et al., 1997; Smith et al., 2002)&quot;,&quot;noteIndex&quot;:0},&quot;citationItems&quot;:[{&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HnsxZzISCp"/><text:span text:style-name="T184">(MacKenzie et al., 1997; Smith et al., 2002)</text:span><text:reference-mark-end text:name="ZOTERO_ITEM CSL_CITATION {&quot;citationID&quot;:&quot;EYvOtGL1&quot;,&quot;properties&quot;:{&quot;formattedCitation&quot;:&quot;(MacKenzie et al., 1997; Smith et al., 2002)&quot;,&quot;plainCitation&quot;:&quot;(MacKenzie et al., 1997; Smith et al., 2002)&quot;,&quot;noteIndex&quot;:0},&quot;citationItems&quot;:[{&quot;id&quot;:238,&quot;uris&quot;:[&quot;http://zotero.org/users/local/TWX8bpul/items/5AYHCKXX&quot;],&quot;itemData&quot;:{&quot;id&quot;:238,&quot;type&quot;:&quot;article-journal&quot;,&quot;abstract&quot;:&quot;The three-dimensional structure of the dimeric transmembrane domain of glycophorin A (GpA) was determined by solution nuclear magnetic resonance spectroscopy of a 40-residue peptide solubilized in aqueous detergent micelles. The GpA membrane-spanning alpha helices cross at an angle of -40 degrees and form a small but well-packed interface that lacks intermonomer hydrogen bonds. The structure provides an explanation for the previously characterized sequence dependence of GpA dimerization and demonstrates that van der Waals interactions alone can mediate stable and specific associations between transmembrane helices.&quot;,&quot;archive_location&quot;:&quot;9082985&quot;,&quot;container-title&quot;:&quot;Science&quot;,&quot;DOI&quot;:&quot;10.1126/science.276.5309.131&quot;,&quot;ISSN&quot;:&quot;0036-8075&quot;,&quot;issue&quot;:&quot;5309&quot;,&quot;language&quot;:&quot;eng&quot;,&quot;page&quot;:&quot;131-3&quot;,&quot;title&quot;:&quot;A transmembrane helix dimer: structure and implications&quot;,&quot;volume&quot;:&quot;276&quot;,&quot;author&quot;:[{&quot;family&quot;:&quot;MacKenzie&quot;,&quot;given&quot;:&quot;K. R.&quot;},{&quot;family&quot;:&quot;Prestegard&quot;,&quot;given&quot;:&quot;J. H.&quot;},{&quot;family&quot;:&quot;Engelman&quot;,&quot;given&quot;:&quot;D. M.&quot;}],&quot;issued&quot;:{&quot;date-parts&quot;:[[&quot;1997&quot;,4]]}}},{&quot;id&quot;:322,&quot;uris&quot;:[&quot;http://zotero.org/users/local/TWX8bpul/items/Q3WE96TA&quot;],&quot;itemData&quot;:{&quot;id&quot;:322,&quot;type&quot;:&quot;article-journal&quot;,&quot;abstract&quot;:&quot;The transmembrane helix of glycophorin A contains a seven-residue motif, LIxxGVxxGVxxT, that mediates protein dimerization. Threonine is the only polar amino acid in this motif with the potential to stabilize the dimer through hydrogen-bonding interactions. Polarized Fourier transform infrared spectroscopy is used to establish a robust protocol for incorporating glycophorin A transmembrane peptides into membrane bilayers. Analysis of the dichroic ratio of the 1655-cm(-1) amide I vibration indicates that peptides reconstituted by detergent dialysis have a transmembrane orientation with a helix crossing angle of &lt;35 degrees. Solid-state nuclear magnetic resonance spectroscopy is used to establish high resolution structural restraints on the conformation and packing of Thr-87 in the dimer interface. Rotational resonance measurement of a 2.9-A distance between the gamma-methyl and backbone carbonyl carbons of Thr-87 is consistent with a gauche- conformation for the chi1 torsion angle. Rotational-echo double-resonance measurements demonstrate close packing (4.0 +/- 0.2 A) of the Thr-87 gamma-methyl group with the backbone nitrogen of Ile-88 across the dimer interface. The short interhelical distance places the beta-hydroxyl of Thr-87 within hydrogen-bonding range of the backbone carbonyl of Val-84 on the opposing helix. These results refine the structure of the glycophorin A dimer in membrane bilayers and highlight the complementary role of small and polar residues in the tight association of transmembrane helices in membrane proteins.&quot;,&quot;archive_location&quot;:&quot;11964235&quot;,&quot;container-title&quot;:&quot;Biophys J&quot;,&quot;DOI&quot;:&quot;10.1016/S0006-3495(02)75590-2&quot;,&quot;ISSN&quot;:&quot;0006-3495&quot;,&quot;issue&quot;:&quot;5&quot;,&quot;language&quot;:&quot;eng&quot;,&quot;page&quot;:&quot;2476-86&quot;,&quot;title&quot;:&quot;Implications of threonine hydrogen bonding in the glycophorin A transmembrane helix dimer&quot;,&quot;volume&quot;:&quot;82&quot;,&quot;author&quot;:[{&quot;family&quot;:&quot;Smith&quot;,&quot;given&quot;:&quot;S. O.&quot;},{&quot;family&quot;:&quot;Eilers&quot;,&quot;given&quot;:&quot;M.&quot;},{&quot;family&quot;:&quot;Song&quot;,&quot;given&quot;:&quot;D.&quot;},{&quot;family&quot;:&quot;Crocker&quot;,&quot;given&quot;:&quot;E.&quot;},{&quot;family&quot;:&quot;Ying&quot;,&quot;given&quot;:&quot;W.&quot;},{&quot;family&quot;:&quot;Groesbeek&quot;,&quot;given&quot;:&quot;M.&quot;},{&quot;family&quot;:&quot;Metz&quot;,&quot;given&quot;:&quot;G.&quot;},{&quot;family&quot;:&quot;Ziliox&quot;,&quot;given&quot;:&quot;M.&quot;},{&quot;family&quot;:&quot;Aimoto&quot;,&quot;given&quot;:&quot;S.&quot;}],&quot;issued&quot;:{&quot;date-parts&quot;:[[&quot;2002&quot;,5]]}}}],&quot;schema&quot;:&quot;https://github.com/citation-style-language/schema/raw/master/csl-citation.json&quot;} RNDHnsxZzISCp"/><text:span text:style-name="T184">. Mutations to key hydrogen bonding residues plays a role in promoting disease states such as </text:span><text:span text:style-name="T253">cystic fibrosis</text:span><text:span text:style-name="T184"> </text:span><text:reference-mark-start text:name="ZOTERO_ITEM CSL_CITATION {&quot;citationID&quot;:&quot;e3ej1gje&quot;,&quot;properties&quot;:{&quot;formattedCitation&quot;:&quot;(Partridge et al., 2004; Therien et al., 2001; Wehbi et al., 2008)&quot;,&quot;plainCitation&quot;:&quot;(Partridge et al., 2004; Therien et al., 2001; Wehbi et al., 2008)&quot;,&quot;noteIndex&quot;:0},&quot;citationItems&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33,&quot;uris&quot;:[&quot;http://zotero.org/users/local/TWX8bpul/items/LRRTTSH2&quot;],&quot;itemData&quot;:{&quot;id&quot;:333,&quot;type&quot;:&quot;article-journal&quot;,&quot;abstract&quot;:&quot;Critical mutations in the membrane-spanning domains of proteins cause many human diseases. We report the expression in Escherichia coli of helix-loop-helix segments of the cystic fibrosis transmembrane conductance regulator (CFTR) chloride channel domain in milligram quantities. Analysis of gel migration patterns of these constructs, in conjunction with circular dichroism spectroscopy, demonstrate that a neutral-to-charged, CF-phenotypic point mutation of a hydrophobic residue (V232D) in the CFTR transmembrane (TM) helix 4 induces a hydrogen bond with neighboring wild type Gln 207 in TM helix 3. As an electrostatic crosslink within a hydrocarbon phase, such a hydrogen bond could alter the normal assembly and alignment of CFTR TM helices and/or impede their movement in response to substrate transport. Our results imply that membrane proteins may be vulnerable to loss of function through formation of membrane-buried interhelical hydrogen bonds by partnering of proximal polar side chains.&quot;,&quot;archive_location&quot;:&quot;11427889&quot;,&quot;container-title&quot;:&quot;Nat Struct Biol&quot;,&quot;DOI&quot;:&quot;10.1038/89631&quot;,&quot;ISSN&quot;:&quot;1072-8368&quot;,&quot;issue&quot;:&quot;7&quot;,&quot;language&quot;:&quot;eng&quot;,&quot;page&quot;:&quot;597-601&quot;,&quot;title&quot;:&quot;Interhelical hydrogen bonds in the CFTR membrane domain&quot;,&quot;volume&quot;:&quot;8&quot;,&quot;author&quot;:[{&quot;family&quot;:&quot;Therien&quot;,&quot;given&quot;:&quot;A. G.&quot;},{&quot;family&quot;:&quot;Grant&quot;,&quot;given&quot;:&quot;F. E.&quot;},{&quot;family&quot;:&quot;Deber&quot;,&quot;given&quot;:&quot;C. M.&quot;}],&quot;issued&quot;:{&quot;date-parts&quot;:[[&quot;2001&quot;,7]]}}},{&quot;id&quot;:361,&quot;uris&quot;:[&quot;http://zotero.org/users/local/TWX8bpul/items/QDCV2FAL&quot;],&quot;itemData&quot;:{&quot;id&quot;:361,&quot;type&quot;:&quot;article-journal&quot;,&quot;abstract&quot;:&quot;Mutations of the cystic fibrosis transmembrane conductance regulator (CFTR) cause CF disease by altering the biosynthesis, maturation, folding and ion conductance of this protein. Our laboratory has focused on expression and structural analysis of the CFTR transmembrane (TM) domains using two-TM segments (i.e., helix-loop-helix constructs) which we term 'helical hairpins'; these represent the minimal model of tertiary contacts between two helices in a membrane. Previous studies on a library of TM3/4 hairpins of the first CFTR TM domain suggested that introduction of non-native polar residues into TM4 can compromise CFTR function through side chain-side chain H-bonding interactions with native Q207 in TM3 [Choi, M. Y., Cardarelli, L., Therien, A. G., and Deber, C. M. Non-native interhelical hydrogen bonds in the cystic fibrosis transmembrane conductance regulator domain modulated by polar mutations, Biochemistry 43 (2004) 8077-8083]. In the present work, we combine gel shift assays with a series of NMR experiments for comparative structural characterization of the wild type TM3/4 hairpin and its mutants V232D, I231D, Q207N/V232E. Over 95% of the backbone resonances of a 15N,13C-labelled V232D-TM3/4 construct in the membrane-mimetic environment of perfluorooctanoate (PFO) micelles were successfully assigned, and the presence and boundaries of helical segments within TM3 and TM4 were defined under these conditions. Comparative analysis of 15N and 1H chemical shift variations among HSQC spectra of WT-, V232D-, I231D- and Q207N/V232E-TM3/4 indicated that hairpin conformations vary with the position of a polar mutation (i.e., V232D and I231D vs. WT), but remain similar when hairpins with identically-positioned polar partners are compared (i.e., V232D vs. Q207N-V232E). The overall findings suggest that a polar mutation in a TM helix can potentially distort native interfacial packing determinants in membrane proteins such as CFTR, with consequences that may lead to disease.&quot;,&quot;archive_location&quot;:&quot;17949679&quot;,&quot;container-title&quot;:&quot;Biochim Biophys Acta&quot;,&quot;DOI&quot;:&quot;10.1016/j.bbamem.2007.08.036&quot;,&quot;ISSN&quot;:&quot;0006-3002&quot;,&quot;issue&quot;:&quot;1&quot;,&quot;language&quot;:&quot;eng&quot;,&quot;note&quot;:&quot;edition: 20070915&quot;,&quot;page&quot;:&quot;79-87&quot;,&quot;title&quot;:&quot;Positional dependence of non-native polar mutations on folding of CFTR helical hairpins&quot;,&quot;volume&quot;:&quot;1778&quot;,&quot;author&quot;:[{&quot;family&quot;:&quot;Wehbi&quot;,&quot;given&quot;:&quot;H.&quot;},{&quot;family&quot;:&quot;Gasmi-Seabrook&quot;,&quot;given&quot;:&quot;G.&quot;},{&quot;family&quot;:&quot;Choi&quot;,&quot;given&quot;:&quot;M. Y.&quot;},{&quot;family&quot;:&quot;Deber&quot;,&quot;given&quot;:&quot;C. M.&quot;}],&quot;issued&quot;:{&quot;date-parts&quot;:[[&quot;2008&quot;,1]]}}}],&quot;schema&quot;:&quot;https://github.com/citation-style-language/schema/raw/master/csl-citation.json&quot;} RNDFwff1cgtbB"/><text:span text:style-name="T184">(Partridge et al., 2004; Therien et al., 2001; Wehbi et al., 2008)</text:span><text:reference-mark-end text:name="ZOTERO_ITEM CSL_CITATION {&quot;citationID&quot;:&quot;e3ej1gje&quot;,&quot;properties&quot;:{&quot;formattedCitation&quot;:&quot;(Partridge et al., 2004; Therien et al., 2001; Wehbi et al., 2008)&quot;,&quot;plainCitation&quot;:&quot;(Partridge et al., 2004; Therien et al., 2001; Wehbi et al., 2008)&quot;,&quot;noteIndex&quot;:0},&quot;citationItems&quot;:[{&quot;id&quot;:280,&quot;uris&quot;:[&quot;http://zotero.org/users/local/TWX8bpul/items/PVPGK8NJ&quot;],&quot;itemData&quot;:{&quot;id&quot;:280,&quot;type&quot;:&quot;article-journal&quot;,&quot;abstract&quot;:&quot;Previous experiments on the cystic fibrosis transmembrane conductance regulator suggested that non-native polar residues within membrane domains can compromise protein structure/function. However, depending on context, replacement of a native residue by a non-native residue can result either in genetic disease or in benign effects (e.g., polymorphisms). Knowledge of missense mutations that frequently cause protein malfunction and subsequent disease can accordingly reveal information as to the impact of these residues in local protein environments. We exploited this concept by performing a statistical comparison of disease-causing mutations in protein membrane-spanning domains versus soluble domains. Using the Human Gene Mutation Database of 240 proteins (including 80 membrane proteins) associated with human disease, we compared the relative phenotypic propensity to cause disease of the 20 naturally occurring amino acids when removed from-or inserted into-native protein sequences. We found that in transmembrane domains (TMDs), mutations involving polar residues, and ionizable residues in particular (notably arginine), are more often associated with protein malfunction than soluble proteins. To further test the hypothesis that interhelical cross-links formed by membrane-embedded polar residues stabilize TMDs, we compared the occurrence of such residues in the TMDs of mesophilic and thermophilic prokaryotes. Results showed a significantly higher proportion of ionizable residues in thermophilic organisms, reinforcing the notion that membrane-embedded electrostatic interactions play critical roles in TMD stability.&quot;,&quot;archive_location&quot;:&quot;14997561&quot;,&quot;container-title&quot;:&quot;Proteins&quot;,&quot;DOI&quot;:&quot;10.1002/prot.10611&quot;,&quot;ISSN&quot;:&quot;1097-0134&quot;,&quot;issue&quot;:&quot;4&quot;,&quot;language&quot;:&quot;eng&quot;,&quot;page&quot;:&quot;648-56&quot;,&quot;title&quot;:&quot;Missense mutations in transmembrane domains of proteins: phenotypic propensity of polar residues for human disease&quot;,&quot;volume&quot;:&quot;54&quot;,&quot;author&quot;:[{&quot;family&quot;:&quot;Partridge&quot;,&quot;given&quot;:&quot;A. W.&quot;},{&quot;family&quot;:&quot;Therien&quot;,&quot;given&quot;:&quot;A. G.&quot;},{&quot;family&quot;:&quot;Deber&quot;,&quot;given&quot;:&quot;C. M.&quot;}],&quot;issued&quot;:{&quot;date-parts&quot;:[[&quot;2004&quot;,3]]}}},{&quot;id&quot;:333,&quot;uris&quot;:[&quot;http://zotero.org/users/local/TWX8bpul/items/LRRTTSH2&quot;],&quot;itemData&quot;:{&quot;id&quot;:333,&quot;type&quot;:&quot;article-journal&quot;,&quot;abstract&quot;:&quot;Critical mutations in the membrane-spanning domains of proteins cause many human diseases. We report the expression in Escherichia coli of helix-loop-helix segments of the cystic fibrosis transmembrane conductance regulator (CFTR) chloride channel domain in milligram quantities. Analysis of gel migration patterns of these constructs, in conjunction with circular dichroism spectroscopy, demonstrate that a neutral-to-charged, CF-phenotypic point mutation of a hydrophobic residue (V232D) in the CFTR transmembrane (TM) helix 4 induces a hydrogen bond with neighboring wild type Gln 207 in TM helix 3. As an electrostatic crosslink within a hydrocarbon phase, such a hydrogen bond could alter the normal assembly and alignment of CFTR TM helices and/or impede their movement in response to substrate transport. Our results imply that membrane proteins may be vulnerable to loss of function through formation of membrane-buried interhelical hydrogen bonds by partnering of proximal polar side chains.&quot;,&quot;archive_location&quot;:&quot;11427889&quot;,&quot;container-title&quot;:&quot;Nat Struct Biol&quot;,&quot;DOI&quot;:&quot;10.1038/89631&quot;,&quot;ISSN&quot;:&quot;1072-8368&quot;,&quot;issue&quot;:&quot;7&quot;,&quot;language&quot;:&quot;eng&quot;,&quot;page&quot;:&quot;597-601&quot;,&quot;title&quot;:&quot;Interhelical hydrogen bonds in the CFTR membrane domain&quot;,&quot;volume&quot;:&quot;8&quot;,&quot;author&quot;:[{&quot;family&quot;:&quot;Therien&quot;,&quot;given&quot;:&quot;A. G.&quot;},{&quot;family&quot;:&quot;Grant&quot;,&quot;given&quot;:&quot;F. E.&quot;},{&quot;family&quot;:&quot;Deber&quot;,&quot;given&quot;:&quot;C. M.&quot;}],&quot;issued&quot;:{&quot;date-parts&quot;:[[&quot;2001&quot;,7]]}}},{&quot;id&quot;:361,&quot;uris&quot;:[&quot;http://zotero.org/users/local/TWX8bpul/items/QDCV2FAL&quot;],&quot;itemData&quot;:{&quot;id&quot;:361,&quot;type&quot;:&quot;article-journal&quot;,&quot;abstract&quot;:&quot;Mutations of the cystic fibrosis transmembrane conductance regulator (CFTR) cause CF disease by altering the biosynthesis, maturation, folding and ion conductance of this protein. Our laboratory has focused on expression and structural analysis of the CFTR transmembrane (TM) domains using two-TM segments (i.e., helix-loop-helix constructs) which we term 'helical hairpins'; these represent the minimal model of tertiary contacts between two helices in a membrane. Previous studies on a library of TM3/4 hairpins of the first CFTR TM domain suggested that introduction of non-native polar residues into TM4 can compromise CFTR function through side chain-side chain H-bonding interactions with native Q207 in TM3 [Choi, M. Y., Cardarelli, L., Therien, A. G., and Deber, C. M. Non-native interhelical hydrogen bonds in the cystic fibrosis transmembrane conductance regulator domain modulated by polar mutations, Biochemistry 43 (2004) 8077-8083]. In the present work, we combine gel shift assays with a series of NMR experiments for comparative structural characterization of the wild type TM3/4 hairpin and its mutants V232D, I231D, Q207N/V232E. Over 95% of the backbone resonances of a 15N,13C-labelled V232D-TM3/4 construct in the membrane-mimetic environment of perfluorooctanoate (PFO) micelles were successfully assigned, and the presence and boundaries of helical segments within TM3 and TM4 were defined under these conditions. Comparative analysis of 15N and 1H chemical shift variations among HSQC spectra of WT-, V232D-, I231D- and Q207N/V232E-TM3/4 indicated that hairpin conformations vary with the position of a polar mutation (i.e., V232D and I231D vs. WT), but remain similar when hairpins with identically-positioned polar partners are compared (i.e., V232D vs. Q207N-V232E). The overall findings suggest that a polar mutation in a TM helix can potentially distort native interfacial packing determinants in membrane proteins such as CFTR, with consequences that may lead to disease.&quot;,&quot;archive_location&quot;:&quot;17949679&quot;,&quot;container-title&quot;:&quot;Biochim Biophys Acta&quot;,&quot;DOI&quot;:&quot;10.1016/j.bbamem.2007.08.036&quot;,&quot;ISSN&quot;:&quot;0006-3002&quot;,&quot;issue&quot;:&quot;1&quot;,&quot;language&quot;:&quot;eng&quot;,&quot;note&quot;:&quot;edition: 20070915&quot;,&quot;page&quot;:&quot;79-87&quot;,&quot;title&quot;:&quot;Positional dependence of non-native polar mutations on folding of CFTR helical hairpins&quot;,&quot;volume&quot;:&quot;1778&quot;,&quot;author&quot;:[{&quot;family&quot;:&quot;Wehbi&quot;,&quot;given&quot;:&quot;H.&quot;},{&quot;family&quot;:&quot;Gasmi-Seabrook&quot;,&quot;given&quot;:&quot;G.&quot;},{&quot;family&quot;:&quot;Choi&quot;,&quot;given&quot;:&quot;M. Y.&quot;},{&quot;family&quot;:&quot;Deber&quot;,&quot;given&quot;:&quot;C. M.&quot;}],&quot;issued&quot;:{&quot;date-parts&quot;:[[&quot;2008&quot;,1]]}}}],&quot;schema&quot;:&quot;https://github.com/citation-style-language/schema/raw/master/csl-citation.json&quot;} RNDFwff1cgtbB"/><text:span text:style-name="T184">. </text:span><text:span text:style-name="Default_20_Paragraph_20_Font"><text:span text:style-name="T184">Misfolding of membrane proteins has been found to be involved in several </text:span></text:span><text:span text:style-name="Default_20_Paragraph_20_Font"><text:span text:style-name="T253">genetic</text:span></text:span><text:span text:style-name="Default_20_Paragraph_20_Font"><text:span text:style-name="T184"> diseases such as Parkinson’s and cancer </text:span></text:span><text:reference-mark-start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84">(Gregersen et al., 2006; Sanders &amp; Myers, 2004)(Gregersen et al., 2006; Partridge et al., 2004; Sanders &amp; Myers, 2004)</text:span></text:span><text:reference-mark-end text:name="ZOTERO_ITEM CSL_CITATION {&quot;citationID&quot;:&quot;hCIDbw2O&quot;,&quot;properties&quot;:{&quot;formattedCitation&quot;:&quot;(Gregersen et al., 2006; Sanders &amp; Myers, 2004)&quot;,&quot;plainCitation&quot;:&quot;(Gregersen et al., 2006; Sanders &amp; Myers, 2004)(Gregersen et al., 2006; Partridge et al., 2004; Sanders &amp; Myers, 2004)&quot;,&quot;noteIndex&quot;:0},&quot;citationItems&quot;:[{&quot;id&quot;:127,&quot;uris&quot;:[&quot;http://zotero.org/users/local/TWX8bpul/items/PA64R5V6&quot;],&quot;itemData&quot;:{&quot;id&quot;:127,&quot;type&quot;:&quot;article-journal&quot;,&quot;abstract&quot;:&quot;Protein misfolding is a common event in living cells. In young and healthy cells, the misfolded protein load is disposed of by protein quality control (PQC) systems. In aging cells and in cells from certain individuals with genetic diseases, the load may overwhelm the PQC capacity, resulting in accumulation of misfolded proteins. Dependent on the properties of the protein and the efficiency of the PQC systems, the accumulated protein may be degraded or assembled into toxic oligomers and aggregates. To illustrate this concept, we discuss a number of very different protein misfolding diseases including phenylketonuria, Parkinson's disease, alpha-1-antitrypsin deficiency, familial neurohypophyseal diabetes insipidus, and short-chain acyl-CoA dehydrogenase deficiency. Despite the differences, an emerging paradigm suggests that the cellular effects of protein misfolding provide a common framework that may contribute to the elucidation of the cell pathology and guide intervention and treatment strategies of many genetic and age-dependent diseases.&quot;,&quot;archive_location&quot;:&quot;16722804&quot;,&quot;container-title&quot;:&quot;Annu Rev Genomics Hum Genet&quot;,&quot;DOI&quot;:&quot;10.1146/annurev.genom.7.080505.115737&quot;,&quot;ISSN&quot;:&quot;1527-8204&quot;,&quot;language&quot;:&quot;eng&quot;,&quot;page&quot;:&quot;103-24&quot;,&quot;title&quot;:&quot;Protein misfolding and human disease&quot;,&quot;volume&quot;:&quot;7&quot;,&quot;author&quot;:[{&quot;family&quot;:&quot;Gregersen&quot;,&quot;given&quot;:&quot;N.&quot;},{&quot;family&quot;:&quot;Bross&quot;,&quot;given&quot;:&quot;P.&quot;},{&quot;family&quot;:&quot;Vang&quot;,&quot;given&quot;:&quot;S.&quot;},{&quot;family&quot;:&quot;Christensen&quot;,&quot;given&quot;:&quot;J. H.&quot;}],&quot;issued&quot;:{&quot;date-parts&quot;:[[&quot;2006&quot;]]}}},{&quot;id&quot;:306,&quot;uris&quot;:[&quot;http://zotero.org/users/local/TWX8bpul/items/5P2LHSLM&quot;],&quot;itemData&quot;:{&quot;id&quot;:306,&quot;type&quot;:&quot;article-journal&quot;,&quot;abstract&quot;:&quot;Medical genetics so far has identified approximately 16,000 missense mutations leading to single amino acid changes in protein sequences that are linked to human disease. A majority of these mutations affect folding or trafficking, rather than specifically affecting protein function. Many disease-linked mutations occur in integral membrane proteins, a class of proteins about whose folding we know very little. We examine the phenomenon of disease-linked misassembly of membrane proteins and describe model systems currently being used to study the delicate balance between proper folding and misassembly. We review a mechanism by which cells recognize membrane proteins with a high potential to misfold before they actually do, and which targets these culprits for degradation. Serious disease phenotypes can result from loss of protein function and from misfolded proteins that the cells cannot degrade, leading to accumulation of toxic aggregates. Misassembly may be averted by small-molecule drugs that bind and stabilize the native state.&quot;,&quot;archive_location&quot;:&quot;15139803&quot;,&quot;container-title&quot;:&quot;Annu Rev Biophys Biomol Struct&quot;,&quot;DOI&quot;:&quot;10.1146/annurev.biophys.33.110502.140348&quot;,&quot;ISSN&quot;:&quot;1056-8700&quot;,&quot;language&quot;:&quot;eng&quot;,&quot;page&quot;:&quot;25-51&quot;,&quot;title&quot;:&quot;Disease-related misassembly of membrane proteins&quot;,&quot;volume&quot;:&quot;33&quot;,&quot;author&quot;:[{&quot;family&quot;:&quot;Sanders&quot;,&quot;given&quot;:&quot;C. R.&quot;},{&quot;family&quot;:&quot;Myers&quot;,&quot;given&quot;:&quot;J. K.&quot;}],&quot;issued&quot;:{&quot;date-parts&quot;:[[&quot;2004&quot;]]}}}],&quot;schema&quot;:&quot;https://github.com/citation-style-language/schema/raw/master/csl-citation.json&quot;} RNDmeO1iyR9Td"/><text:span text:style-name="Default_20_Paragraph_20_Font"><text:span text:style-name="T184">. Understanding how forces drive membrane protein folding is a critical task to further prevent disease. </text:span></text:span><text:span text:style-name="T184">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text:span></text:span><text:soft-page-break/><text:span text:style-name="Default_20_Paragraph_20_Font"><text:span text:style-name="T1">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 <text:span text:style-name="T278">and Discussion</text:span></text:h>
      <text:h text:style-name="P64" text:outline-level="4">Selection of the backbone <text:change text:change-id="ct94066089133216"/><text:change-start text:change-id="ct94066089132928"/><text:span text:style-name="T281">geometries</text:span><text:change-end text:change-id="ct94066089132928"/></text:h>
      <text:p text:style-name="P58"><text:change-start text:change-id="ct94066035521168"/><text:span text:style-name="Default_20_Paragraph_20_Font"><text:span text:style-name="T73">The strateg</text:span></text:span><text:change-end text:change-id="ct94066035521168"/><text:change-start text:change-id="ct94066038201344"/><text:span text:style-name="Default_20_Paragraph_20_Font"><text:span text:style-name="T73">y chosen </text:span></text:span><text:change-end text:change-id="ct94066038201344"/><text:change-start text:change-id="ct94066088158192"/><text:span text:style-name="Default_20_Paragraph_20_Font"><text:span text:style-name="T14">E</text:span></text:span><text:span text:style-name="Default_20_Paragraph_20_Font"><text:span text:style-name="T73">ach </text:span></text:span><text:span text:style-name="Default_20_Paragraph_20_Font"><text:span text:style-name="T4">designed </text:span></text:span><text:span text:style-name="Default_20_Paragraph_20_Font"><text:span text:style-name="T73">position </text:span></text:span><text:span text:style-name="Default_20_Paragraph_20_Font"><text:span text:style-name="T4">was limited </text:span></text:span><text:span text:style-name="Default_20_Paragraph_20_Font"><text:span text:style-name="T73">to amino acids commonly found in membrane proteins </text:span></text:span><text:span text:style-name="Default_20_Paragraph_20_Font"><text:span text:style-name="T32">(G, A, V, </text:span></text:span><text:span text:style-name="Default_20_Paragraph_20_Font"><text:span text:style-name="T51">F, W,</text:span></text:span><text:span text:style-name="Default_20_Paragraph_20_Font"><text:span text:style-name="T32"> L, I, S, T and Y) (Liu et al., 2002)</text:span></text:span><text:span text:style-name="Default_20_Paragraph_20_Font"><text:span text:style-name="T73">.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149">right</text:span></text:span><text:span text:style-name="Default_20_Paragraph_20_Font"><text:span text:style-name="T14"> interfaces</text:span></text:span><text:span text:style-name="Default_20_Paragraph_20_Font"><text:span text:style-name="T73">, </text:span></text:span><text:span text:style-name="Default_20_Paragraph_20_Font"><text:span text:style-name="T33">it was</text:span></text:span><text:span text:style-name="Default_20_Paragraph_20_Font"><text:span text:style-name="T73"> permitted </text:span></text:span><text:span text:style-name="Default_20_Paragraph_20_Font"><text:span text:style-name="T33">in</text:span></text:span><text:span text:style-name="Default_20_Paragraph_20_Font"><text:span text:style-name="T73"> GAS</text:span></text:span><text:span text:style-name="Default_20_Paragraph_20_Font"><text:span text:style-name="T155">right</text:span></text:span><text:span text:style-name="Default_20_Paragraph_20_Font"><text:span text:style-name="T73"> </text:span></text:span><text:span text:style-name="Default_20_Paragraph_20_Font"><text:span text:style-name="T33">designs </text:span></text:span><text:span text:style-name="Default_20_Paragraph_20_Font"><text:span text:style-name="T55">and excluded from the Right and Left designs</text:span></text:span><text:span text:style-name="Default_20_Paragraph_20_Font"><text:span text:style-name="T33"> </text:span></text:span><text:span text:style-name="Default_20_Paragraph_20_Font"><text:span text:style-name="T73">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text:span></text:span><text:soft-page-break/><text:span text:style-name="Default_20_Paragraph_20_Font"><text:span text:style-name="T14">of</text:span></text:span><text:span text:style-name="Default_20_Paragraph_20_Font"><text:span text:style-name="T73"> GAS</text:span></text:span><text:span text:style-name="Default_20_Paragraph_20_Font"><text:span text:style-name="T155">right</text:span></text:span><text:span text:style-name="Default_20_Paragraph_20_Font"><text:span text:style-name="T73"> </text:span></text:span><text:span text:style-name="Default_20_Paragraph_20_Font"><text:span text:style-name="T34">capable dimers</text:span></text:span><text:span text:style-name="Default_20_Paragraph_20_Font"><text:span text:style-name="T73"> in the</text:span></text:span><text:span text:style-name="Default_20_Paragraph_20_Font"><text:span text:style-name="T55">se</text:span></text:span><text:span text:style-name="Default_20_Paragraph_20_Font"><text:span text:style-name="T73"> regions (</text:span></text:span><text:span text:style-name="Figure_20_in_20_text"><text:span text:style-name="T73">Fig. MP_DESIGNb</text:span></text:span><text:span text:style-name="Default_20_Paragraph_20_Font"><text:span text:style-name="T73">). </text:span></text:span><text:span text:style-name="Default_20_Paragraph_20_Font"><text:span text:style-name="T74">Ser, Thr, and Tyr were present &gt; 4% in our dataset of helical pair sequences, so we opted to include them in our designs (Supp._SEQUENCE_ENTROPY)</text:span></text:span></text:p>
      <text:p text:style-name="P58"><text:change-end text:change-id="ct94066088158192"/><text:span text:style-name="Default_20_Paragraph_20_Font"><text:span text:style-name="T18">The first step in the process was to select common region</text:span></text:span><text:span text:style-name="Default_20_Paragraph_20_Font"><text:span text:style-name="T69">s</text:span></text:span><text:span text:style-name="Default_20_Paragraph_20_Font"><text:span text:style-name="T18">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text:span></text:span><text:change text:change-id="ct94066089145632"/><text:change-start text:change-id="ct94066089111696"/><text:span text:style-name="Default_20_Paragraph_20_Font"><text:span text:style-name="T70">favorable</text:span></text:span><text:change-end text:change-id="ct94066089111696"/><text:span text:style-name="Default_20_Paragraph_20_Font"><text:span text:style-name="T18"> regions</text:span></text:span><text:change-start text:change-id="ct94066088324304"/><text:span text:style-name="Default_20_Paragraph_20_Font"><text:span text:style-name="T18"> </text:span></text:span><text:span text:style-name="Default_20_Paragraph_20_Font"><text:span text:style-name="T70">for protein design</text:span></text:span><text:change-end text:change-id="ct94066088324304"/><text:span text:style-name="Default_20_Paragraph_20_Font"><text:span text:style-name="T18">.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text:span></text:span><text:change-start text:change-id="ct94066088327168"/><text:span text:style-name="Default_20_Paragraph_20_Font"><text:span text:style-name="T19"> </text:span></text:span><text:span text:style-name="Default_20_Paragraph_20_Font"><text:span text:style-name="T70">regions</text:span></text:span><text:change-end text:change-id="ct94066088327168"/><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text:span></text:span><text:change text:change-id="ct94066089129088"/><text:change-start text:change-id="ct94066089118912"/><text:span text:style-name="Default_20_Paragraph_20_Font"><text:span text:style-name="T20">, </text:span></text:span><text:span text:style-name="Default_20_Paragraph_20_Font"><text:span text:style-name="T70">u</text:span></text:span><text:change-end text:change-id="ct94066089118912"/><text:span text:style-name="Default_20_Paragraph_20_Font"><text:span text:style-name="T20">se</text:span></text:span><text:change text:change-id="ct94066089132640"/><text:change-start text:change-id="ct94066089322976"/><text:span text:style-name="Default_20_Paragraph_20_Font"><text:span text:style-name="T70">ing</text:span></text:span><text:change-end text:change-id="ct94066089322976"/><text:span text:style-name="Default_20_Paragraph_20_Font"><text:span text:style-name="T20"> a database of </text:span></text:span><text:span text:style-name="Default_20_Paragraph_20_Font"><text:span text:style-name="T50">1</text:span></text:span><text:span text:style-name="Default_20_Paragraph_20_Font"><text:span text:style-name="T102">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209">(Lomize et al., 2006; Steinegger &amp; S</text:span></text:span><text:span text:style-name="T214">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210">.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88">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89">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text:span></text:span><text:reference-mark-start text:name="ZOTERO_ITEM CSL_CITATION {&quot;citationID&quot;:&quot;KB6puhNV&quot;,&quot;properties&quot;:{&quot;formattedCitation&quot;:&quot;(Senes et al., 2001; Walters &amp; DeGrado, 2006)&quot;,&quot;plainCitation&quot;:&quot;(Senes et al., 2001; Walters &amp; DeGrado, 2006)&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id&quot;:7,&quot;uris&quot;:[&quot;http://zotero.org/users/local/TWX8bpul/items/LLTY8CDP&quot;],&quot;itemData&quot;:{&quot;id&quot;:7,&quot;type&quot;:&quot;article-journal&quot;,&quot;container-title&quot;:&quot;Proceedings of the National Academy of Sciences&quot;,&quot;DOI&quot;:&quot;10.1073/pnas.0605878103&quot;,&quot;issue&quot;:&quot;37&quot;,&quot;note&quot;:&quot;publisher: Proceedings of the National Academy of Sciences&quot;,&quot;page&quot;:&quot;13658-13663&quot;,&quot;source&quot;:&quot;pnas.org (Atypon)&quot;,&quot;title&quot;:&quot;Helix-packing motifs in membrane proteins&quot;,&quot;volume&quot;:&quot;103&quot;,&quot;author&quot;:[{&quot;family&quot;:&quot;Walters&quot;,&quot;given&quot;:&quot;R. F. S.&quot;},{&quot;family&quot;:&quot;DeGrado&quot;,&quot;given&quot;:&quot;W. F.&quot;}],&quot;issued&quot;:{&quot;date-parts&quot;:[[&quot;2006&quot;,9,12]]}}}],&quot;schema&quot;:&quot;https://github.com/citation-style-language/schema/raw/master/csl-citation.json&quot;} RNDpbAwqsfZ5w"/><text:span text:style-name="Default_20_Paragraph_20_Font"><text:span text:style-name="T20">(Senes et al., 2001; Walters &amp; DeGrado, 2006)</text:span></text:span><text:reference-mark-end text:name="ZOTERO_ITEM CSL_CITATION {&quot;citationID&quot;:&quot;KB6puhNV&quot;,&quot;properties&quot;:{&quot;formattedCitation&quot;:&quot;(Senes et al., 2001; Walters &amp; DeGrado, 2006)&quot;,&quot;plainCitation&quot;:&quot;(Senes et al., 2001; Walters &amp; DeGrado, 2006)&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id&quot;:7,&quot;uris&quot;:[&quot;http://zotero.org/users/local/TWX8bpul/items/LLTY8CDP&quot;],&quot;itemData&quot;:{&quot;id&quot;:7,&quot;type&quot;:&quot;article-journal&quot;,&quot;container-title&quot;:&quot;Proceedings of the National Academy of Sciences&quot;,&quot;DOI&quot;:&quot;10.1073/pnas.0605878103&quot;,&quot;issue&quot;:&quot;37&quot;,&quot;note&quot;:&quot;publisher: Proceedings of the National Academy of Sciences&quot;,&quot;page&quot;:&quot;13658-13663&quot;,&quot;source&quot;:&quot;pnas.org (Atypon)&quot;,&quot;title&quot;:&quot;Helix-packing motifs in membrane proteins&quot;,&quot;volume&quot;:&quot;103&quot;,&quot;author&quot;:[{&quot;family&quot;:&quot;Walters&quot;,&quot;given&quot;:&quot;R. F. S.&quot;},{&quot;family&quot;:&quot;DeGrado&quot;,&quot;given&quot;:&quot;W. F.&quot;}],&quot;issued&quot;:{&quot;date-parts&quot;:[[&quot;2006&quot;,9,12]]}}}],&quot;schema&quot;:&quot;https://github.com/citation-style-language/schema/raw/master/csl-citation.json&quot;} RNDpbAwqsfZ5w"/><text:span text:style-name="Default_20_Paragraph_20_Font"><text:span text:style-name="T20">, we </text:span></text:span><text:span text:style-name="Default_20_Paragraph_20_Font"><text:span text:style-name="T21">restricted the analysis to</text:span></text:span><text:span text:style-name="Default_20_Paragraph_20_Font"><text:span text:style-name="T20"> </text:span></text:span><text:change-start text:change-id="ct94066089333344"/><text:span text:style-name="Default_20_Paragraph_20_Font"><text:span text:style-name="T70">consider only </text:span></text:span><text:change-end text:change-id="ct94066089333344"/><text:span text:style-name="Default_20_Paragraph_20_Font"><text:span text:style-name="T20">the subset of helical pairs that interact through segments </text:span></text:span><text:span text:style-name="Default_20_Paragraph_20_Font"><text:span text:style-name="T21">that </text:span></text:span><text:change text:change-id="ct94066089468704"/><text:change-start text:change-id="ct94066089471344"/><text:span text:style-name="Default_20_Paragraph_20_Font"><text:span text:style-name="T70">have</text:span></text:span><text:change-end text:change-id="ct94066089471344"/><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text:span></text:span><text:change text:change-id="ct94066089487712"/><text:span text:style-name="Default_20_Paragraph_20_Font"><text:span text:style-name="T21">, </text:span></text:span><text:change-start text:change-id="ct94066089493440"/><text:span text:style-name="Default_20_Paragraph_20_Font"><text:span text:style-name="T70">since </text:span></text:span><text:change-end text:change-id="ct94066089493440"/><text:span text:style-name="Default_20_Paragraph_20_Font"><text:span text:style-name="T21">the inclusion of segments that contain kinks, curvature, 3</text:span></text:span><text:span text:style-name="Default_20_Paragraph_20_Font"><text:span text:style-name="T151">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text:span></text:span><text:change-start text:change-id="ct94066089531776"/><text:span text:style-name="Default_20_Paragraph_20_Font"><text:span text:style-name="T70">estimation of the helical </text:span></text:span><text:change-end text:change-id="ct94066089531776"/><text:span text:style-name="Default_20_Paragraph_20_Font"><text:span text:style-name="T21">paramet</text:span></text:span><text:change-start text:change-id="ct94066089534624"/><text:span text:style-name="Default_20_Paragraph_20_Font"><text:span text:style-name="T70">ers</text:span></text:span><text:change-end text:change-id="ct94066089534624"/><text:change text:change-id="ct94066089537712"/><text:span text:style-name="Default_20_Paragraph_20_Font"><text:span text:style-name="T21"> </text:span></text:span><text:span text:style-name="Default_20_Paragraph_20_Font"><text:span text:style-name="T22">(i.e. θ, </text:span></text:span><text:span text:style-name="Default_20_Paragraph_20_Font"><text:span text:style-name="T90">d</text:span></text:span><text:span text:style-name="Default_20_Paragraph_20_Font"><text:span text:style-name="T22">, ω, </text:span></text:span><text:span text:style-name="Default_20_Paragraph_20_Font"><text:span text:style-name="T90">Z</text:span></text:span><text:span text:style-name="Default_20_Paragraph_20_Font"><text:span text:style-name="T22">)</text:span></text:span><text:span text:style-name="Default_20_Paragraph_20_Font"><text:span text:style-name="T21"> of the </text:span></text:span><text:change text:change-id="ct94066089556384"/><text:span text:style-name="Default_20_Paragraph_20_Font"><text:span text:style-name="T21">the pairs</text:span></text:span><text:change text:change-id="ct94066089559376"/><text:span text:style-name="Default_20_Paragraph_20_Font"><text:span text:style-name="T21">.</text:span></text:span></text:p>
      <text:p text:style-name="P31"><text:span text:style-name="Figure_20_in_20_text">Fig. MP_DESIGN</text:span><text:span text:style-name="Figure_20_in_20_text"><text:span text:style-name="T219">b</text:span></text:span><text:span text:style-name="Default_20_Paragraph_20_Font"> illustrates the resulting helix-helix interaction landscape </text:span><text:span text:style-name="Default_20_Paragraph_20_Font"><text:span text:style-name="T194">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138">d</text:span></text:span><text:span text:style-name="Default_20_Paragraph_20_Font">. </text:span><text:change text:change-id="ct94066089259024"/><text:change-start text:change-id="ct94066089411968"/><text:span text:style-name="Default_20_Paragraph_20_Font"><text:span text:style-name="T282">Two</text:span></text:span><text:change-end text:change-id="ct94066089411968"/><text:span text:style-name="Default_20_Paragraph_20_Font"> major high-density regions</text:span><text:change-start text:change-id="ct94066089412208"/><text:span text:style-name="Default_20_Paragraph_20_Font"> </text:span><text:span text:style-name="Default_20_Paragraph_20_Font"><text:span text:style-name="T282">that are suitable for </text:span></text:span><text:change-end text:change-id="ct94066089412208"/><text:change-start text:change-id="ct94066089412448"/><text:span text:style-name="Default_20_Paragraph_20_Font"><text:span text:style-name="T282">van der Waals-based protein design</text:span></text:span><text:change-end text:change-id="ct94066089412448"/><text:span text:style-name="Default_20_Paragraph_20_Font"> </text:span><text:span text:style-name="Default_20_Paragraph_20_Font"><text:span text:style-name="T194">are observed</text:span></text:span><text:span text:style-name="Default_20_Paragraph_20_Font">. In the left-handed region </text:span><text:span text:style-name="Default_20_Paragraph_20_Font"><text:span text:style-name="T194">(positive crossing angle </text:span></text:span><text:span text:style-name="Default_20_Paragraph_20_Font"><text:span text:style-name="T22">θ)</text:span></text:span><text:span text:style-name="Default_20_Paragraph_20_Font">, </text:span><text:span text:style-name="Default_20_Paragraph_20_Font"><text:span text:style-name="T194">the </text:span></text:span><text:span text:style-name="Default_20_Paragraph_20_Font">helical pairs are found to interact most frequently in the range between </text:span><text:span text:style-name="Default_20_Paragraph_20_Font"><text:span text:style-name="T194">approximately</text:span></text:span><text:span text:style-name="Default_20_Paragraph_20_Font"> 8.5 to 10 Å of inter</text:span><text:change-start text:change-id="ct94066088993440"/><text:span text:style-name="Default_20_Paragraph_20_Font">-</text:span><text:change-end text:change-id="ct94066088993440"/><text:span text:style-name="Default_20_Paragraph_20_Font">helical distance and </text:span><text:span text:style-name="Default_20_Paragraph_20_Font"><text:span text:style-name="T195">a </text:span></text:span><text:span text:style-name="Default_20_Paragraph_20_Font">20 to 40° crossing angle (</text:span><text:change-start text:change-id="ct94066088987056"/><text:span text:style-name="Default_20_Paragraph_20_Font"><text:span text:style-name="T282">a region that we call </text:span></text:span><text:change-end text:change-id="ct94066088987056"/><text:span text:style-name="Default_20_Paragraph_20_Font"><text:span text:style-name="T191">“</text:span></text:span><text:span text:style-name="Default_20_Paragraph_20_Font">Left</text:span><text:span text:style-name="Default_20_Paragraph_20_Font"><text:span text:style-name="T191">”</text:span></text:span><text:change-start text:change-id="ct94066088992064"/><text:span text:style-name="Default_20_Paragraph_20_Font"><text:span text:style-name="T191">, </text:span></text:span><text:span text:style-name="Default_20_Paragraph_20_Font"><text:span text:style-name="T193">highlighted as a</text:span></text:span><text:change-end text:change-id="ct94066088992064"/><text:span text:style-name="Default_20_Paragraph_20_Font"><text:span text:style-name="T191"> box in </text:span></text:span><text:span text:style-name="Default_20_Paragraph_20_Font"><text:span text:style-name="Figure_20_in_20_text"><text:span text:style-name="T191">Fig. MP_DESIGN</text:span></text:span></text:span><text:span text:style-name="Default_20_Paragraph_20_Font"><text:span text:style-name="Figure_20_in_20_text"><text:span text:style-name="T192">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text:span></text:span><text:change text:change-id="ct94066089283824"/><text:span text:style-name="Default_20_Paragraph_20_Font"><text:span text:style-name="T11">broader range of distances from 6.5 to over 10</text:span></text:span><text:span text:style-name="Default_20_Paragraph_20_Font"><text:span text:style-name="T1"> Å </text:span></text:span><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ext:span></text:span><text:soft-page-break/><text:span text:style-name="Default_20_Paragraph_20_Font"><text:span text:style-name="T1">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97">“</text:span></text:span><text:span text:style-name="Default_20_Paragraph_20_Font"><text:span text:style-name="T13">Right</text:span></text:span><text:span text:style-name="Default_20_Paragraph_20_Font"><text:span text:style-name="T97">” </text:span></text:span><text:span text:style-name="Default_20_Paragraph_20_Font"><text:span text:style-name="T96">box</text:span></text:span><text:span text:style-name="Default_20_Paragraph_20_Font"><text:span text:style-name="T13">) </text:span></text:span><text:span text:style-name="Default_20_Paragraph_20_Font"><text:span text:style-name="T54">as the second source of backbone</text:span></text:span><text:change text:change-id="ct94066089323408"/><text:span text:style-name="Default_20_Paragraph_20_Font"><text:span text:style-name="T54">s</text:span></text:span><text:span text:style-name="Default_20_Paragraph_20_Font"><text:span text:style-name="T1">.</text:span></text:span></text:p>
      <text:p text:style-name="P55"><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change-start text:change-id="ct94066089269184"/><text:span text:style-name="Default_20_Paragraph_20_Font"><text:span text:style-name="T71">(</text:span></text:span><text:span text:style-name="Default_20_Paragraph_20_Font"><text:span text:style-name="T22">θ </text:span></text:span><text:span text:style-name="Default_20_Paragraph_20_Font"><text:span text:style-name="T71">= -25 to -55°) </text:span></text:span><text:change-end text:change-id="ct94066089269184"/><text:span text:style-name="Default_20_Paragraph_20_Font"><text:span text:style-name="T23">with the closest inter-helical distance </text:span></text:span><text:change-start text:change-id="ct94066089211152"/><text:span text:style-name="Default_20_Paragraph_20_Font"><text:span text:style-name="T23"><text:s/></text:span></text:span><text:span text:style-name="Default_20_Paragraph_20_Font"><text:span text:style-name="T5">(</text:span></text:span><text:span text:style-name="Default_20_Paragraph_20_Font"><text:span text:style-name="T94">d </text:span></text:span><text:span text:style-name="Default_20_Paragraph_20_Font"><text:span text:style-name="T71">= </text:span></text:span><text:span text:style-name="Default_20_Paragraph_20_Font"><text:span text:style-name="T23">6.5 </text:span></text:span><text:span text:style-name="Default_20_Paragraph_20_Font"><text:span text:style-name="T71">to </text:span></text:span><text:span text:style-name="Default_20_Paragraph_20_Font"><text:span text:style-name="T23">7.5 Å</text:span></text:span><text:span text:style-name="Default_20_Paragraph_20_Font"><text:span text:style-name="T5">) </text:span></text:span><text:change-end text:change-id="ct94066089211152"/><text:span text:style-name="Default_20_Paragraph_20_Font"><text:span text:style-name="T5">corresponds to the GAS</text:span></text:span><text:span text:style-name="Default_20_Paragraph_20_Font"><text:span text:style-name="T148">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text:span></text:span><text:change text:change-id="ct94066089277776"/><text:change text:change-id="ct94066089283088"/><text:change text:change-id="ct94066089281568"/><text:change text:change-id="ct94066089192512"/><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is </text:span></text:span><text:span text:style-name="Default_20_Paragraph_20_Font"><text:span text:style-name="T6">sequence signature is the</text:span></text:span><text:span text:style-name="Default_20_Paragraph_20_Font"><text:span text:style-name="T7"> presence 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95">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helical distance</text:span></text:span><text:change text:change-id="ct94066089527424"/><text:change-start text:change-id="ct94066089548976"/><text:span text:style-name="Default_20_Paragraph_20_Font"><text:span text:style-name="T6"> </text:span></text:span><text:span text:style-name="Default_20_Paragraph_20_Font"><text:span text:style-name="T71">that brings the</text:span></text:span><text:change-end text:change-id="ct94066089548976"/><text:span text:style-name="Default_20_Paragraph_20_Font"><text:span text:style-name="T6"> helical backbones </text:span></text:span><text:change text:change-id="ct94066089556736"/><text:span text:style-name="Default_20_Paragraph_20_Font"><text:span text:style-name="T24">in</text:span></text:span><text:span text:style-name="Default_20_Paragraph_20_Font"><text:span text:style-name="T6"> contacts, which, </text:span></text:span><text:span text:style-name="Default_20_Paragraph_20_Font"><text:span text:style-name="T26">in turn, </text:span></text:span><text:span text:style-name="Default_20_Paragraph_20_Font"><text:span text:style-name="T6">allow the formations of </text:span></text:span><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52">right</text:span></text:span><text:span text:style-name="Default_20_Paragraph_20_Font"><text:span text:style-name="T26"> 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52">right</text:span></text:span><text:span text:style-name="Default_20_Paragraph_20_Font"><text:span text:style-name="T26"> can </text:span></text:span><text:span text:style-name="Default_20_Paragraph_20_Font"><text:span text:style-name="T29">form</text:span></text:span><text:span text:style-name="Default_20_Paragraph_20_Font"><text:span text:style-name="T26"> strong dimers, we </text:span></text:span><text:change text:change-id="ct94066089302960"/><text:span text:style-name="Default_20_Paragraph_20_Font"><text:span text:style-name="T26">use this region</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change text:change-id="ct94066089350480"/><text:change-start text:change-id="ct94066089353344"/><text:span text:style-name="Default_20_Paragraph_20_Font"><text:span text:style-name="T71">along with</text:span></text:span><text:change-end text:change-id="ct94066089353344"/><text:change text:change-id="ct94066089353760"/><text:span text:style-name="Default_20_Paragraph_20_Font"><text:span text:style-name="T27"> </text:span></text:span><text:change-start text:change-id="ct94066089358672"/><text:span text:style-name="Default_20_Paragraph_20_Font"><text:span text:style-name="T71">the </text:span></text:span><text:change-end text:change-id="ct94066089358672"/><text:span text:style-name="Default_20_Paragraph_20_Font"><text:span text:style-name="T27">van der Waals only design </text:span></text:span><text:span text:style-name="Default_20_Paragraph_20_Font"><text:span text:style-name="T28">based on the</text:span></text:span><text:span text:style-name="Default_20_Paragraph_20_Font"><text:span text:style-name="T27"> “Left” and “Right” regions.</text:span></text:span></text:p>
      <text:h text:style-name="P65" text:outline-level="4">Selection of backbones <text:span text:style-name="T200">and </text:span>Computational Design Strategy</text:h>
      <text:p text:style-name="P56"><text:change-start text:change-id="ct94066089315232"/><text:span text:style-name="T284">Within the boundaries of the </text:span><text:change-end text:change-id="ct94066089315232"/><text:change text:change-id="ct94066089137904"/><text:change-start text:change-id="ct94066089012160"/><text:span text:style-name="T284">three regions of</text:span><text:change-end text:change-id="ct94066089012160"/><text:change-start text:change-id="ct94066089029088"/><text:span text:style-name="T284"> </text:span><text:span text:style-name="Figure_20_in_20_text"><text:span text:style-name="T196">Fig. MP_DESIGNb</text:span></text:span><text:change-end text:change-id="ct94066089029088"/><text:change text:change-id="ct94066088988624"/><text:change-start text:change-id="ct94066089014368"/><text:span text:style-name="T196">, </text:span><text:span text:style-name="T284">we selected a </text:span><text:change-end text:change-id="ct94066089014368"/><text:span text:style-name="T196">total of </text:span><text:span text:style-name="Default_20_Paragraph_20_Font"><text:span text:style-name="T30">10000</text:span></text:span><text:span text:style-name="T196"> starting backbones </text:span><text:change text:change-id="ct94066089281808"/><text:span text:style-name="T196">with crossing angle and inter-helical distance randomly assigned within the</text:span><text:change-start text:change-id="ct94066089194496"/><text:span text:style-name="T284">ir</text:span><text:change-end text:change-id="ct94066089194496"/><text:span text:style-name="T196"> boundaries</text:span><text:change text:change-id="ct94066089275568"/><text:span text:style-name="T196">. Since no specific </text:span><text:change text:change-id="ct94066089511552"/><text:change-start text:change-id="ct94066089192256"/><text:span text:style-name="T283">dependency</text:span><text:change-end text:change-id="ct94066089192256"/><text:span text:style-name="T196">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91">Z</text:span></text:span><text:span text:style-name="Default_20_Paragraph_20_Font"><text:span text:style-name="T30"> </text:span></text:span><text:span text:style-name="Default_20_Paragraph_20_Font"><text:span text:style-name="T20">displacement</text:span></text:span><text:change-start text:change-id="ct94066089360160"/><text:span text:style-name="Default_20_Paragraph_20_Font"><text:span text:style-name="T20"> </text:span></text:span><text:span text:style-name="Default_20_Paragraph_20_Font"><text:span text:style-name="T72">on the crossing angle and inter-helical distance</text:span></text:span><text:change-end text:change-id="ct94066089360160"/><text:span text:style-name="Default_20_Paragraph_20_Font"><text:span text:style-name="T20">,</text:span></text:span><text:span text:style-name="Default_20_Paragraph_20_Font"><text:span text:style-name="T30"> these </text:span></text:span><text:span text:style-name="Default_20_Paragraph_20_Font"><text:span text:style-name="T31">two </text:span></text:span><text:change-start text:change-id="ct94066089470784"/><text:span text:style-name="Default_20_Paragraph_20_Font"><text:span text:style-name="T72">parameters </text:span></text:span><text:change-end text:change-id="ct94066089470784"/><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text:span></text:span><text:span text:style-name="Default_20_Paragraph_20_Font"><text:span text:style-name="T30">.</text:span></text:span><text:span text:style-name="T196"> 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96">(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96">. The designs we based on a 21 amino acid hydrophobic segment, with the crossing point between the two monomers placed near the middle of the membrane. </text:span>For each <text:span text:style-name="T197">dimer</text:span>, <text:span text:style-name="T197">only 8 positions at the helix-helix</text:span> interface <text:span text:style-name="T197">were set as variable for the</text:span> design. <text:span text:style-name="T197">All</text:span> <text:span text:style-name="T166">non-interfacial positions of the </text:span>backbone <text:span text:style-name="T196">were</text:span> <text:span text:style-name="T166">standardized to Leucine.</text:span> <text:span text:style-name="T197">This standardization reduces variability in</text:span> hydrophobicity<text:span text:style-name="T166">, which helps obtaining consistent expression and insertion into the membrane of the TOXGREEN </text:span><text:soft-page-break/><text:span text:style-name="T166">constructs. The poly-Leu backbone was used because this sequence has low propensity for association in TOXCAT based assays, reducing the risk of non-specific association outside of our designed interface (Zhou et al., 2000; Zhou et al., 2001; Ruan et al., 2003).</text:span></text:p>
      <text:p text:style-name="First_20_line_20_indent"><text:span text:style-name="T198">The pattern of variable and fixed position used for the constructs is illustrated in </text:span><text:span text:style-name="Figure_20_in_20_text"><text:span text:style-name="T198">Fig. MP_DESIGNc</text:span></text:span><text:span text:style-name="T198">. For the </text:span>GAS<text:span text:style-name="T146">right</text:span> <text:span text:style-name="T198">region, we adopted the typical pattern that spaces two interfacial positions (x) with two fixed positions (L), resulting in a 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98">T</text:span>he same interface <text:span text:style-name="T198">was applied to</text:span> the Right region <text:span text:style-name="T198">designs</text:span>, which has <text:span text:style-name="T145">similar</text:span> geometr<text:span text:style-name="T166">y</text:span> outside of a <text:span text:style-name="T166">l</text:span>arger <text:span text:style-name="T166">inter-helical</text:span> distance. <text:span text:style-name="T166">In the Left region, the interfacial positions follows the typical LxxLLxL heptad repeat that is typical in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66">(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66">. However, the specific registry of this pattern is dependent on the Z-shift and axial rotation coordinate of the dimer (</text:span><text:span text:style-name="T171">see Methods</text:span><text:span text:style-name="T199">). For this reason three different interfacial patterns, all consisting of 8 variable positions, were adopted for dimeric designs in this region (</text:span><text:span text:style-name="Figure_20_in_20_text"><text:span text:style-name="T198">Fig. MP_DESIGNc</text:span></text:span><text:span text:style-name="T199">). </text:span></text:p>
      <text:p text:style-name="P47"><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lcH8MQXLve"/><text:span text:style-name="Default_20_Paragraph_20_Font"><text:span text:style-name="T1">(Huang et al., 2022; 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lcH8MQXLve"/><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change text:change-id="ct94066090963968"/><text:span text:style-name="Default_20_Paragraph_20_Font"><text:span text:style-name="T253">.</text:span></text:span><text:span text:style-name="Default_20_Paragraph_20_Font"> </text:span><text:change-start text:change-id="ct94066089414192"/><text:span text:style-name="Default_20_Paragraph_20_Font"><text:span text:style-name="T100">HERE WE NEED A PARAGRAPH EXPLAINING WHY SER THR AND TYR ARE OK IN OUR PLAN.</text:span></text:span><text:span text:style-name="Default_20_Paragraph_20_Font"><text:span text:style-name="T54"> </text:span></text:span><text:change-end text:change-id="ct94066089414192"/><text:span text:style-name="Default_20_Paragraph_20_Font"><text:span text:style-name="T201">As in our previous </text:span></text:span><text:span text:style-name="Default_20_Paragraph_20_Font"><text:span text:style-name="T35">GAS</text:span></text:span><text:span text:style-name="Default_20_Paragraph_20_Font"><text:span text:style-name="T153">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First_20_line_20_indent"><text:soft-page-break/><text:span text:style-name="Default_20_Paragraph_20_Font"><text:span text:style-name="T37">To control in part for the possibility that some of the constructs would associate through a different interface than their design,</text:span></text:span><text:change text:change-id="ct94066089194976"/><text:span text:style-name="Default_20_Paragraph_20_Font"><text:span text:style-name="T1"> </text:span></text:span><text:span text:style-name="Default_20_Paragraph_20_Font"><text:span text:style-name="T38">we designed mutations at </text:span></text:span><text:span text:style-name="Default_20_Paragraph_20_Font"><text:span text:style-name="T1">position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1">to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202">)</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 </text:span></text:span><text:span text:style-name="Default_20_Paragraph_20_Font"><text:span text:style-name="T56">(“Clash mutants”)</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text:span></text:span><text:span text:style-name="Default_20_Paragraph_20_Font"><text:span text:style-name="T4">”</text:span></text:span><text:span text:style-name="Default_20_Paragraph_20_Font"><text:span text:style-name="T56">Large→Ala”</text:span></text:span><text:span text:style-name="Default_20_Paragraph_20_Font"><text:span text:style-name="T38">)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56">reduction of </text:span></text:span><text:span text:style-name="Default_20_Paragraph_20_Font"><text:span text:style-name="T38">packing</text:span></text:span><text:span text:style-name="Default_20_Paragraph_20_Font"><text:span text:style-name="T1"> at the helix-helix interface. </text:span></text:span><text:span text:style-name="Default_20_Paragraph_20_Font"><text:span text:style-name="T2">Both </text:span></text:span><text:span text:style-name="Default_20_Paragraph_20_Font"><text:span text:style-name="T56">C</text:span></text:span><text:span text:style-name="Default_20_Paragraph_20_Font"><text:span text:style-name="T2">lash and </text:span></text:span><text:span text:style-name="Default_20_Paragraph_20_Font"><text:span text:style-name="T56">Large→Ala</text:span></text:span><text:span text:style-name="Default_20_Paragraph_20_Font"><text:span text:style-name="T2">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text:span></text:span><text:span text:style-name="Default_20_Paragraph_20_Font"><text:span text:style-name="T56">C</text:span></text:span><text:span text:style-name="Default_20_Paragraph_20_Font"><text:span text:style-name="T2">lash mutants expected to result in drastic decreases as in previous studies </text:span></text:span><text:reference-mark-start text:name="ZOTERO_ITEM CSL_CITATION {&quot;citationID&quot;:&quot;TNMJwajb&quot;,&quot;properties&quot;:{&quot;formattedCitation&quot;:&quot;(Khadria et al., 2014; LaPointe et al., 2013; Lawrie et al., 2010; Wei et al., 2011, 2013)&quot;,&quot;plainCitation&quot;:&quot;(Khadria et al., 2014; LaPointe et al., 2013; Lawrie et al., 2010; Wei et al., 2011, 2013)&quot;,&quot;noteIndex&quot;:0},&quot;citationItems&quot;:[{&quot;id&quot;:394,&quot;uris&quot;:[&quot;http://zotero.org/users/local/TWX8bpul/items/BTPXLISK&quot;],&quot;itemData&quot;:{&quot;id&quot;:394,&quot;type&quot;:&quot;article-journal&quot;,&quot;abstract&quot;:&quot;Interactions between α-helices within the hydrophobic environment of lipid bilayers are integral to the folding and function of transmembrane proteins; however, the major forces that mediate these interactions remain debated, and our ability to predict these interactions is still largely untested. We recently demonstrated that the frequent transmembrane association motif GASright, the GxxxG-containing fold of the glycophorin A dimer, is optimal for the formation of extended networks of Cα–H hydrogen bonds, supporting the hypothesis that these bonds are major contributors to association. We also found that optimization of Cα–H hydrogen bonding and interhelical packing is sufficient to computationally predict the structure of known GASright dimers at near atomic level. Here, we demonstrate that this computational method can be used to characterize the structure of a protein not previously known to dimerize, by predicting and validating the transmembrane dimer of ADCK3, a mitochondrial kinase. ADCK3 is involved in the biosynthesis of the redox active lipid, ubiquinone, and human ADCK3 mutations cause a cerebellar ataxia associated with ubiquinone deficiency, but the biochemical functions of ADCK3 remain largely undefined. Our experimental analyses show that the transmembrane helix of ADCK3 oligomerizes, with an interface based on an extended Gly-zipper motif, as predicted by our models. The data provide strong evidence for the hypothesis that optimization of Cα–H hydrogen bonding is an important factor in the association of transmembrane helices. This work also provides a structural foundation for investigating the role of transmembrane association in regulating the biological activity of ADCK3.&quot;,&quot;container-title&quot;:&quot;Journal of the American Chemical Society&quot;,&quot;DOI&quot;:&quot;10.1021/ja505017f&quot;,&quot;ISSN&quot;:&quot;0002-7863&quot;,&quot;issue&quot;:&quot;40&quot;,&quot;journalAbbreviation&quot;:&quot;J. Am. Chem. Soc.&quot;,&quot;note&quot;:&quot;publisher: American Chemical Society&quot;,&quot;page&quot;:&quot;14068-14077&quot;,&quot;source&quot;:&quot;ACS Publications&quot;,&quot;title&quot;:&quot;A Gly-Zipper Motif Mediates Homodimerization of the Transmembrane Domain of the Mitochondrial Kinase ADCK3&quot;,&quot;volume&quot;:&quot;136&quot;,&quot;author&quot;:[{&quot;family&quot;:&quot;Khadria&quot;,&quot;given&quot;:&quot;Ambalika S.&quot;},{&quot;family&quot;:&quot;Mueller&quot;,&quot;given&quot;:&quot;Benjamin K.&quot;},{&quot;family&quot;:&quot;Stefely&quot;,&quot;given&quot;:&quot;Jonathan A.&quot;},{&quot;family&quot;:&quot;Tan&quot;,&quot;given&quot;:&quot;Chin Huat&quot;},{&quot;family&quot;:&quot;Pagliarini&quot;,&quot;given&quot;:&quot;David J.&quot;},{&quot;family&quot;:&quot;Senes&quot;,&quot;given&quot;:&quot;Alessandro&quot;}],&quot;issued&quot;:{&quot;date-parts&quot;:[[&quot;2014&quot;,10,8]]}}},{&quot;id&quot;:396,&quot;uris&quot;:[&quot;http://zotero.org/users/local/TWX8bpul/items/DFAALZ86&quot;],&quot;itemData&quot;:{&quot;id&quot;:396,&quot;type&quot;:&quot;article-journal&quot;,&quot;abstract&quot;:&quot;We report the first structural analysis of an integral membrane protein of the bacterial divisome. FtsB is a single-pass membrane protein with a periplasmic coiled coil. Its heterologous association with its partner FtsL represents an essential event for the recruitment of the late components to the division site. Using a combination of mutagenesis, computational modeling, and X-ray crystallography, we determined that FtsB self-associates, and we investigated its structural organization. We found that the transmembrane domain of FtsB homo-oligomerizes through an evolutionarily conserved interaction interface where a polar residue (Gln 16) plays a critical role through the formation of an interhelical hydrogen bond. The crystal structure of the periplasmic domain, solved as a fusion with Gp7, shows that 30 juxta-membrane amino acids of FtsB form a canonical coiled coil. The presence of conserved Gly residue in the linker region suggests that flexibility between the transmembrane and coiled coil domains is functionally important. We hypothesize that the transmembrane helices of FtsB form a stable dimeric core for its association with FtsL into a higher-order oligomer and that FtsL is required to stabilize the periplasmic domain of FtsB, leading to the formation of a complex that is competent for binding to FtsQ, and to their consequent recruitment to the divisome. The study provides an experimentally validated structural model and identifies point mutations that disrupt association, thereby establishing important groundwork for the functional characterization of FtsB in vivo.&quot;,&quot;container-title&quot;:&quot;Biochemistry&quot;,&quot;DOI&quot;:&quot;10.1021/bi400222r&quot;,&quot;ISSN&quot;:&quot;0006-2960&quot;,&quot;issue&quot;:&quot;15&quot;,&quot;journalAbbreviation&quot;:&quot;Biochemistry&quot;,&quot;note&quot;:&quot;publisher: American Chemical Society&quot;,&quot;page&quot;:&quot;2574-2585&quot;,&quot;source&quot;:&quot;ACS Publications&quot;,&quot;title&quot;:&quot;Structural Organization of FtsB, a Transmembrane Protein of the Bacterial Divisome&quot;,&quot;volume&quot;:&quot;52&quot;,&quot;author&quot;:[{&quot;family&quot;:&quot;LaPointe&quot;,&quot;given&quot;:&quot;Loren M.&quot;},{&quot;family&quot;:&quot;Taylor&quot;,&quot;given&quot;:&quot;Keenan C.&quot;},{&quot;family&quot;:&quot;Subramaniam&quot;,&quot;given&quot;:&quot;Sabareesh&quot;},{&quot;family&quot;:&quot;Khadria&quot;,&quot;given&quot;:&quot;Ambalika&quot;},{&quot;family&quot;:&quot;Rayment&quot;,&quot;given&quot;:&quot;Ivan&quot;},{&quot;family&quot;:&quot;Senes&quot;,&quot;given&quot;:&quot;Alessandro&quot;}],&quot;issued&quot;:{&quot;date-parts&quot;:[[&quot;2013&quot;,4,16]]}}},{&quot;id&quot;:393,&quot;uris&quot;:[&quot;http://zotero.org/users/local/TWX8bpul/items/JQ4MDYJL&quot;],&quot;itemData&quot;:{&quot;id&quot;:393,&quot;type&quot;:&quot;article-journal&quot;,&quot;abstract&quot;:&quot;We determined the sequence dependence of human BNIP3 transmembrane domain dimerization using the biological assay TOXCAT. Mutants in which intermonomer hydrogen bonds between Ser172 and His173 are abolished show moderate interaction, indicating that side-chain hydrogen bonds contribute to dimer stability but are not essential to dimerization. Mutants in which a GxxxG motif composed of Gly180 and Gly184 has been abolished show little or no interaction, demonstrating the critical nature of the GxxxG motif to BNIP3 dimerization. These findings show that side-chain hydrogen bonds can enhance the intrinsic dimerization of a GxxxG motif and that sequence context can control how hydrogen bonds influence helix–helix interactions in membranes. The dimer interface mapped by TOXCAT mutagenesis agrees closely with the interfaces observed in the NMR structure and inferred from mutational analysis of dimerization on SDS-PAGE, showing that the native dimer structure is retained in detergents. We show that TOXCAT and SDS-PAGE give complementary and consistent information about BNIP3 transmembrane domain dimerization: TOXCAT is insensitive to mutations that have modest effects on self-association in detergents but readily discriminates among mutations that completely disrupt detergent-resistant dimerization. The close agreement between conclusions reached from TOXCAT and SDS-PAGE data for BNIP3 suggests that accurate estimates of the relative effects of mutations on native-state protein–protein interactions can be obtained even when the detergent environment is strongly disruptive.&quot;,&quot;container-title&quot;:&quot;Journal of Molecular Biology&quot;,&quot;DOI&quot;:&quot;10.1016/j.jmb.2009.12.023&quot;,&quot;ISSN&quot;:&quot;0022-2836&quot;,&quot;issue&quot;:&quot;4&quot;,&quot;journalAbbreviation&quot;:&quot;Journal of Molecular Biology&quot;,&quot;page&quot;:&quot;924-936&quot;,&quot;title&quot;:&quot;Intermonomer Hydrogen Bonds Enhance GxxxG-Driven Dimerization of the BNIP3 Transmembrane Domain: Roles for Sequence Context in Helix–Helix Association in Membranes&quot;,&quot;volume&quot;:&quot;396&quot;,&quot;author&quot;:[{&quot;family&quot;:&quot;Lawrie&quot;,&quot;given&quot;:&quot;Charles M.&quot;},{&quot;family&quot;:&quot;Sulistijo&quot;,&quot;given&quot;:&quot;Endah S.&quot;},{&quot;family&quot;:&quot;MacKenzie&quot;,&quot;given&quot;:&quot;Kevin R.&quot;}],&quot;issued&quot;:{&quot;date-parts&quot;:[[&quot;2010&quot;,3,5]]}}},{&quot;id&quot;:401,&quot;uris&quot;:[&quot;http://zotero.org/users/local/TWX8bpul/items/RWFJU6ZK&quot;],&quot;itemData&quot;:{&quot;id&quot;:401,&quot;type&quot;:&quot;article-journal&quot;,&quot;abstract&quot;:&quot;Experiments with the transmembrane (TM) domains of the glycoprotein (GP) Ib-IX complex have indicated that the associations between the TM domains of these subunits play an important role in the proper assembly of the complex. As a first step toward understanding these associations, we previously found that the Ibβ TM domain dimerized strongly in Escherichia coli cell membranes and led to Ibβ TM-CYTO (cytoplasmic domain) dimerization in the SDS-PAGE assay, while neither Ibα nor IX TM-CYTO was able to dimerize. In this study, we used the TOXCAT assay to probe the Ibβ TM domain dimerization interface by Ala- and Leu-scanning mutagenesis. Our results show that this interface is based on a leucine zipper-like heptad repeat pattern of amino acids. Mutating either one of polar residues Gln129 or His139 to Leu or Ala disrupted Ibβ TM dimerization dramatically, indicating that polar residues might form part of the leucine zipper-based dimerization interface. Furthermore, these specific mutational effects in the TOXCAT assay were confirmed in the thiol-disulfide exchange and SDS-PAGE assays. The computational modeling studies further revealed that the most likely leucine zipper interface involves hydrogen bonding of Gln129 and electrostatic interaction of the His139 side chain. Correlation of computer modeling results with experimental mutagenesis studies on the Ibβ TM domain may provide insights for understanding the role of the association of TM domains on the assembly of GP Ib-IX complex.&quot;,&quot;container-title&quot;:&quot;Protein Science&quot;,&quot;DOI&quot;:&quot;10.1002/pro.713&quot;,&quot;ISSN&quot;:&quot;1469-896X&quot;,&quot;issue&quot;:&quot;11&quot;,&quot;language&quot;:&quot;en&quot;,&quot;note&quot;:&quot;_eprint: https://onlinelibrary.wiley.com/doi/pdf/10.1002/pro.713&quot;,&quot;page&quot;:&quot;1814-1823&quot;,&quot;source&quot;:&quot;Wiley Online Library&quot;,&quot;title&quot;:&quot;The dimerization interface of the glycoprotein Ibβ transmembrane domain corresponds to polar residues within a leucine zipper motif&quot;,&quot;volume&quot;:&quot;20&quot;,&quot;author&quot;:[{&quot;family&quot;:&quot;Wei&quot;,&quot;given&quot;:&quot;Peng&quot;},{&quot;family&quot;:&quot;Liu&quot;,&quot;given&quot;:&quot;Xin&quot;},{&quot;family&quot;:&quot;Hu&quot;,&quot;given&quot;:&quot;Miao-Hui&quot;},{&quot;family&quot;:&quot;Zuo&quot;,&quot;given&quot;:&quot;Li-Min&quot;},{&quot;family&quot;:&quot;Kai&quot;,&quot;given&quot;:&quot;Ming&quot;},{&quot;family&quot;:&quot;Wang&quot;,&quot;given&quot;:&quot;Rui&quot;},{&quot;family&quot;:&quot;Luo&quot;,&quot;given&quot;:&quot;Shi-Zhong&quot;}],&quot;issued&quot;:{&quot;date-parts&quot;:[[&quot;2011&quot;]]}}},{&quot;id&quot;:398,&quot;uris&quot;:[&quot;http://zotero.org/users/local/TWX8bpul/items/VM4EX3QD&quot;],&quot;itemData&quot;:{&quot;id&quot;:398,&quot;type&quot;:&quot;article-journal&quot;,&quot;abstract&quot;:&quot;Dimerization of the transmembrane (TM) adaptor protein DAP12 plays a key role in mediating activation signals through TM-TM association with cell-surface receptors. Herein, we apply the TOXCAT assay and molecular dynamics simulation to analyze dynamics and dimerization of the TM helix of DAP12 in the membrane bilayer. In the TOXCAT assay, we performed site-specific mutagenesis of potential dimerization motifs in the DAP12 TM domain. Instead of the common GxxxG dimerization motif, mutating either of the polar residues Asp-50 and Thr-54 significantly decreased the TOXCAT signal for the dimerization of DAP12 TM domain. Furthermore, through the conformational difference between wild-type and mutant DAP12 TM homodimers, a combined coarse-grained and atomistic molecular dynamics simulation has identified both Asp-50 and Thr-54 at the dimerization interface. The experimental and computational results of the DAP12 TM dimer are in excellent agreement with the previously reported NMR structure obtained in detergent micelles. Such a combination of dynamics simulation and cell-based experiments can be applied to produce insights at the molecular level into the TM-TM association of many other transmembrane proteins.&quot;,&quot;container-title&quot;:&quot;Biophysical Journal&quot;,&quot;DOI&quot;:&quot;10.1016/j.bpj.2013.01.054&quot;,&quot;ISSN&quot;:&quot;0006-3495&quot;,&quot;issue&quot;:&quot;7&quot;,&quot;journalAbbreviation&quot;:&quot;Biophysical Journal&quot;,&quot;page&quot;:&quot;1435-1444&quot;,&quot;source&quot;:&quot;ScienceDirect&quot;,&quot;title&quot;:&quot;The Association of Polar Residues in the DAP12 homodimer: TOXCAT and Molecular Dynamics Simulation Studies&quot;,&quot;title-short&quot;:&quot;The Association of Polar Residues in the DAP12 homodimer&quot;,&quot;volume&quot;:&quot;104&quot;,&quot;author&quot;:[{&quot;family&quot;:&quot;Wei&quot;,&quot;given&quot;:&quot;Peng&quot;},{&quot;family&quot;:&quot;Zheng&quot;,&quot;given&quot;:&quot;Bo-Kai&quot;},{&quot;family&quot;:&quot;Guo&quot;,&quot;given&quot;:&quot;Peng-Ru&quot;},{&quot;family&quot;:&quot;Kawakami&quot;,&quot;given&quot;:&quot;Toru&quot;},{&quot;family&quot;:&quot;Luo&quot;,&quot;given&quot;:&quot;Shi-Zhong&quot;}],&quot;issued&quot;:{&quot;date-parts&quot;:[[&quot;2013&quot;,4,2]]}}}],&quot;schema&quot;:&quot;https://github.com/citation-style-language/schema/raw/master/csl-citation.json&quot;} RNDD3cwwPIOs9"/><text:span text:style-name="Default_20_Paragraph_20_Font"><text:span text:style-name="T2">(Khadria et al., 2014; LaPointe et al., 2013; Lawrie et al., 2010; Wei et al., 2011, 2013)</text:span></text:span><text:reference-mark-end text:name="ZOTERO_ITEM CSL_CITATION {&quot;citationID&quot;:&quot;TNMJwajb&quot;,&quot;properties&quot;:{&quot;formattedCitation&quot;:&quot;(Khadria et al., 2014; LaPointe et al., 2013; Lawrie et al., 2010; Wei et al., 2011, 2013)&quot;,&quot;plainCitation&quot;:&quot;(Khadria et al., 2014; LaPointe et al., 2013; Lawrie et al., 2010; Wei et al., 2011, 2013)&quot;,&quot;noteIndex&quot;:0},&quot;citationItems&quot;:[{&quot;id&quot;:394,&quot;uris&quot;:[&quot;http://zotero.org/users/local/TWX8bpul/items/BTPXLISK&quot;],&quot;itemData&quot;:{&quot;id&quot;:394,&quot;type&quot;:&quot;article-journal&quot;,&quot;abstract&quot;:&quot;Interactions between α-helices within the hydrophobic environment of lipid bilayers are integral to the folding and function of transmembrane proteins; however, the major forces that mediate these interactions remain debated, and our ability to predict these interactions is still largely untested. We recently demonstrated that the frequent transmembrane association motif GASright, the GxxxG-containing fold of the glycophorin A dimer, is optimal for the formation of extended networks of Cα–H hydrogen bonds, supporting the hypothesis that these bonds are major contributors to association. We also found that optimization of Cα–H hydrogen bonding and interhelical packing is sufficient to computationally predict the structure of known GASright dimers at near atomic level. Here, we demonstrate that this computational method can be used to characterize the structure of a protein not previously known to dimerize, by predicting and validating the transmembrane dimer of ADCK3, a mitochondrial kinase. ADCK3 is involved in the biosynthesis of the redox active lipid, ubiquinone, and human ADCK3 mutations cause a cerebellar ataxia associated with ubiquinone deficiency, but the biochemical functions of ADCK3 remain largely undefined. Our experimental analyses show that the transmembrane helix of ADCK3 oligomerizes, with an interface based on an extended Gly-zipper motif, as predicted by our models. The data provide strong evidence for the hypothesis that optimization of Cα–H hydrogen bonding is an important factor in the association of transmembrane helices. This work also provides a structural foundation for investigating the role of transmembrane association in regulating the biological activity of ADCK3.&quot;,&quot;container-title&quot;:&quot;Journal of the American Chemical Society&quot;,&quot;DOI&quot;:&quot;10.1021/ja505017f&quot;,&quot;ISSN&quot;:&quot;0002-7863&quot;,&quot;issue&quot;:&quot;40&quot;,&quot;journalAbbreviation&quot;:&quot;J. Am. Chem. Soc.&quot;,&quot;note&quot;:&quot;publisher: American Chemical Society&quot;,&quot;page&quot;:&quot;14068-14077&quot;,&quot;source&quot;:&quot;ACS Publications&quot;,&quot;title&quot;:&quot;A Gly-Zipper Motif Mediates Homodimerization of the Transmembrane Domain of the Mitochondrial Kinase ADCK3&quot;,&quot;volume&quot;:&quot;136&quot;,&quot;author&quot;:[{&quot;family&quot;:&quot;Khadria&quot;,&quot;given&quot;:&quot;Ambalika S.&quot;},{&quot;family&quot;:&quot;Mueller&quot;,&quot;given&quot;:&quot;Benjamin K.&quot;},{&quot;family&quot;:&quot;Stefely&quot;,&quot;given&quot;:&quot;Jonathan A.&quot;},{&quot;family&quot;:&quot;Tan&quot;,&quot;given&quot;:&quot;Chin Huat&quot;},{&quot;family&quot;:&quot;Pagliarini&quot;,&quot;given&quot;:&quot;David J.&quot;},{&quot;family&quot;:&quot;Senes&quot;,&quot;given&quot;:&quot;Alessandro&quot;}],&quot;issued&quot;:{&quot;date-parts&quot;:[[&quot;2014&quot;,10,8]]}}},{&quot;id&quot;:396,&quot;uris&quot;:[&quot;http://zotero.org/users/local/TWX8bpul/items/DFAALZ86&quot;],&quot;itemData&quot;:{&quot;id&quot;:396,&quot;type&quot;:&quot;article-journal&quot;,&quot;abstract&quot;:&quot;We report the first structural analysis of an integral membrane protein of the bacterial divisome. FtsB is a single-pass membrane protein with a periplasmic coiled coil. Its heterologous association with its partner FtsL represents an essential event for the recruitment of the late components to the division site. Using a combination of mutagenesis, computational modeling, and X-ray crystallography, we determined that FtsB self-associates, and we investigated its structural organization. We found that the transmembrane domain of FtsB homo-oligomerizes through an evolutionarily conserved interaction interface where a polar residue (Gln 16) plays a critical role through the formation of an interhelical hydrogen bond. The crystal structure of the periplasmic domain, solved as a fusion with Gp7, shows that 30 juxta-membrane amino acids of FtsB form a canonical coiled coil. The presence of conserved Gly residue in the linker region suggests that flexibility between the transmembrane and coiled coil domains is functionally important. We hypothesize that the transmembrane helices of FtsB form a stable dimeric core for its association with FtsL into a higher-order oligomer and that FtsL is required to stabilize the periplasmic domain of FtsB, leading to the formation of a complex that is competent for binding to FtsQ, and to their consequent recruitment to the divisome. The study provides an experimentally validated structural model and identifies point mutations that disrupt association, thereby establishing important groundwork for the functional characterization of FtsB in vivo.&quot;,&quot;container-title&quot;:&quot;Biochemistry&quot;,&quot;DOI&quot;:&quot;10.1021/bi400222r&quot;,&quot;ISSN&quot;:&quot;0006-2960&quot;,&quot;issue&quot;:&quot;15&quot;,&quot;journalAbbreviation&quot;:&quot;Biochemistry&quot;,&quot;note&quot;:&quot;publisher: American Chemical Society&quot;,&quot;page&quot;:&quot;2574-2585&quot;,&quot;source&quot;:&quot;ACS Publications&quot;,&quot;title&quot;:&quot;Structural Organization of FtsB, a Transmembrane Protein of the Bacterial Divisome&quot;,&quot;volume&quot;:&quot;52&quot;,&quot;author&quot;:[{&quot;family&quot;:&quot;LaPointe&quot;,&quot;given&quot;:&quot;Loren M.&quot;},{&quot;family&quot;:&quot;Taylor&quot;,&quot;given&quot;:&quot;Keenan C.&quot;},{&quot;family&quot;:&quot;Subramaniam&quot;,&quot;given&quot;:&quot;Sabareesh&quot;},{&quot;family&quot;:&quot;Khadria&quot;,&quot;given&quot;:&quot;Ambalika&quot;},{&quot;family&quot;:&quot;Rayment&quot;,&quot;given&quot;:&quot;Ivan&quot;},{&quot;family&quot;:&quot;Senes&quot;,&quot;given&quot;:&quot;Alessandro&quot;}],&quot;issued&quot;:{&quot;date-parts&quot;:[[&quot;2013&quot;,4,16]]}}},{&quot;id&quot;:393,&quot;uris&quot;:[&quot;http://zotero.org/users/local/TWX8bpul/items/JQ4MDYJL&quot;],&quot;itemData&quot;:{&quot;id&quot;:393,&quot;type&quot;:&quot;article-journal&quot;,&quot;abstract&quot;:&quot;We determined the sequence dependence of human BNIP3 transmembrane domain dimerization using the biological assay TOXCAT. Mutants in which intermonomer hydrogen bonds between Ser172 and His173 are abolished show moderate interaction, indicating that side-chain hydrogen bonds contribute to dimer stability but are not essential to dimerization. Mutants in which a GxxxG motif composed of Gly180 and Gly184 has been abolished show little or no interaction, demonstrating the critical nature of the GxxxG motif to BNIP3 dimerization. These findings show that side-chain hydrogen bonds can enhance the intrinsic dimerization of a GxxxG motif and that sequence context can control how hydrogen bonds influence helix–helix interactions in membranes. The dimer interface mapped by TOXCAT mutagenesis agrees closely with the interfaces observed in the NMR structure and inferred from mutational analysis of dimerization on SDS-PAGE, showing that the native dimer structure is retained in detergents. We show that TOXCAT and SDS-PAGE give complementary and consistent information about BNIP3 transmembrane domain dimerization: TOXCAT is insensitive to mutations that have modest effects on self-association in detergents but readily discriminates among mutations that completely disrupt detergent-resistant dimerization. The close agreement between conclusions reached from TOXCAT and SDS-PAGE data for BNIP3 suggests that accurate estimates of the relative effects of mutations on native-state protein–protein interactions can be obtained even when the detergent environment is strongly disruptive.&quot;,&quot;container-title&quot;:&quot;Journal of Molecular Biology&quot;,&quot;DOI&quot;:&quot;10.1016/j.jmb.2009.12.023&quot;,&quot;ISSN&quot;:&quot;0022-2836&quot;,&quot;issue&quot;:&quot;4&quot;,&quot;journalAbbreviation&quot;:&quot;Journal of Molecular Biology&quot;,&quot;page&quot;:&quot;924-936&quot;,&quot;title&quot;:&quot;Intermonomer Hydrogen Bonds Enhance GxxxG-Driven Dimerization of the BNIP3 Transmembrane Domain: Roles for Sequence Context in Helix–Helix Association in Membranes&quot;,&quot;volume&quot;:&quot;396&quot;,&quot;author&quot;:[{&quot;family&quot;:&quot;Lawrie&quot;,&quot;given&quot;:&quot;Charles M.&quot;},{&quot;family&quot;:&quot;Sulistijo&quot;,&quot;given&quot;:&quot;Endah S.&quot;},{&quot;family&quot;:&quot;MacKenzie&quot;,&quot;given&quot;:&quot;Kevin R.&quot;}],&quot;issued&quot;:{&quot;date-parts&quot;:[[&quot;2010&quot;,3,5]]}}},{&quot;id&quot;:401,&quot;uris&quot;:[&quot;http://zotero.org/users/local/TWX8bpul/items/RWFJU6ZK&quot;],&quot;itemData&quot;:{&quot;id&quot;:401,&quot;type&quot;:&quot;article-journal&quot;,&quot;abstract&quot;:&quot;Experiments with the transmembrane (TM) domains of the glycoprotein (GP) Ib-IX complex have indicated that the associations between the TM domains of these subunits play an important role in the proper assembly of the complex. As a first step toward understanding these associations, we previously found that the Ibβ TM domain dimerized strongly in Escherichia coli cell membranes and led to Ibβ TM-CYTO (cytoplasmic domain) dimerization in the SDS-PAGE assay, while neither Ibα nor IX TM-CYTO was able to dimerize. In this study, we used the TOXCAT assay to probe the Ibβ TM domain dimerization interface by Ala- and Leu-scanning mutagenesis. Our results show that this interface is based on a leucine zipper-like heptad repeat pattern of amino acids. Mutating either one of polar residues Gln129 or His139 to Leu or Ala disrupted Ibβ TM dimerization dramatically, indicating that polar residues might form part of the leucine zipper-based dimerization interface. Furthermore, these specific mutational effects in the TOXCAT assay were confirmed in the thiol-disulfide exchange and SDS-PAGE assays. The computational modeling studies further revealed that the most likely leucine zipper interface involves hydrogen bonding of Gln129 and electrostatic interaction of the His139 side chain. Correlation of computer modeling results with experimental mutagenesis studies on the Ibβ TM domain may provide insights for understanding the role of the association of TM domains on the assembly of GP Ib-IX complex.&quot;,&quot;container-title&quot;:&quot;Protein Science&quot;,&quot;DOI&quot;:&quot;10.1002/pro.713&quot;,&quot;ISSN&quot;:&quot;1469-896X&quot;,&quot;issue&quot;:&quot;11&quot;,&quot;language&quot;:&quot;en&quot;,&quot;note&quot;:&quot;_eprint: https://onlinelibrary.wiley.com/doi/pdf/10.1002/pro.713&quot;,&quot;page&quot;:&quot;1814-1823&quot;,&quot;source&quot;:&quot;Wiley Online Library&quot;,&quot;title&quot;:&quot;The dimerization interface of the glycoprotein Ibβ transmembrane domain corresponds to polar residues within a leucine zipper motif&quot;,&quot;volume&quot;:&quot;20&quot;,&quot;author&quot;:[{&quot;family&quot;:&quot;Wei&quot;,&quot;given&quot;:&quot;Peng&quot;},{&quot;family&quot;:&quot;Liu&quot;,&quot;given&quot;:&quot;Xin&quot;},{&quot;family&quot;:&quot;Hu&quot;,&quot;given&quot;:&quot;Miao-Hui&quot;},{&quot;family&quot;:&quot;Zuo&quot;,&quot;given&quot;:&quot;Li-Min&quot;},{&quot;family&quot;:&quot;Kai&quot;,&quot;given&quot;:&quot;Ming&quot;},{&quot;family&quot;:&quot;Wang&quot;,&quot;given&quot;:&quot;Rui&quot;},{&quot;family&quot;:&quot;Luo&quot;,&quot;given&quot;:&quot;Shi-Zhong&quot;}],&quot;issued&quot;:{&quot;date-parts&quot;:[[&quot;2011&quot;]]}}},{&quot;id&quot;:398,&quot;uris&quot;:[&quot;http://zotero.org/users/local/TWX8bpul/items/VM4EX3QD&quot;],&quot;itemData&quot;:{&quot;id&quot;:398,&quot;type&quot;:&quot;article-journal&quot;,&quot;abstract&quot;:&quot;Dimerization of the transmembrane (TM) adaptor protein DAP12 plays a key role in mediating activation signals through TM-TM association with cell-surface receptors. Herein, we apply the TOXCAT assay and molecular dynamics simulation to analyze dynamics and dimerization of the TM helix of DAP12 in the membrane bilayer. In the TOXCAT assay, we performed site-specific mutagenesis of potential dimerization motifs in the DAP12 TM domain. Instead of the common GxxxG dimerization motif, mutating either of the polar residues Asp-50 and Thr-54 significantly decreased the TOXCAT signal for the dimerization of DAP12 TM domain. Furthermore, through the conformational difference between wild-type and mutant DAP12 TM homodimers, a combined coarse-grained and atomistic molecular dynamics simulation has identified both Asp-50 and Thr-54 at the dimerization interface. The experimental and computational results of the DAP12 TM dimer are in excellent agreement with the previously reported NMR structure obtained in detergent micelles. Such a combination of dynamics simulation and cell-based experiments can be applied to produce insights at the molecular level into the TM-TM association of many other transmembrane proteins.&quot;,&quot;container-title&quot;:&quot;Biophysical Journal&quot;,&quot;DOI&quot;:&quot;10.1016/j.bpj.2013.01.054&quot;,&quot;ISSN&quot;:&quot;0006-3495&quot;,&quot;issue&quot;:&quot;7&quot;,&quot;journalAbbreviation&quot;:&quot;Biophysical Journal&quot;,&quot;page&quot;:&quot;1435-1444&quot;,&quot;source&quot;:&quot;ScienceDirect&quot;,&quot;title&quot;:&quot;The Association of Polar Residues in the DAP12 homodimer: TOXCAT and Molecular Dynamics Simulation Studies&quot;,&quot;title-short&quot;:&quot;The Association of Polar Residues in the DAP12 homodimer&quot;,&quot;volume&quot;:&quot;104&quot;,&quot;author&quot;:[{&quot;family&quot;:&quot;Wei&quot;,&quot;given&quot;:&quot;Peng&quot;},{&quot;family&quot;:&quot;Zheng&quot;,&quot;given&quot;:&quot;Bo-Kai&quot;},{&quot;family&quot;:&quot;Guo&quot;,&quot;given&quot;:&quot;Peng-Ru&quot;},{&quot;family&quot;:&quot;Kawakami&quot;,&quot;given&quot;:&quot;Toru&quot;},{&quot;family&quot;:&quot;Luo&quot;,&quot;given&quot;:&quot;Shi-Zhong&quot;}],&quot;issued&quot;:{&quot;date-parts&quot;:[[&quot;2013&quot;,4,2]]}}}],&quot;schema&quot;:&quot;https://github.com/citation-style-language/schema/raw/master/csl-citation.json&quot;} RNDD3cwwPIOs9"/><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87">E</text:span></text:span><text:span text:style-name="Default_20_Paragraph_20_Font"><text:span text:style-name="T92">scherichia</text:span></text:span><text:span text:style-name="Default_20_Paragraph_20_Font"><text:span text:style-name="T87">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101">[REF]</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87">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54">right</text:span></text:span><text:span text:style-name="Default_20_Paragraph_20_Font"><text:span text:style-name="T40"> dimers 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text:span></text:span><text:span text:style-name="Default_20_Paragraph_20_Font"><text:span text:style-name="T93">in vitro</text:span></text:span><text:span text:style-name="Default_20_Paragraph_20_Font"><text:span text:style-name="T41">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211">(D</text:span></text:span><text:span text:style-name="T213">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32"><text:soft-page-break/><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98">[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101">[REF]</text:span></text:span><text:span text:style-name="Default_20_Paragraph_20_Font"><text:span text:style-name="T1">.</text:span></text:span></text:p>
      <text:h text:style-name="Heading_20_4" text:outline-level="4">GAS<text:span text:style-name="T146">right</text:span> are significantly more stable than other designs</text:h>
      <text:p text:style-name="P45"><text:span text:style-name="Default_20_Paragraph_20_Font_20__28_WW_29_"><text:span text:style-name="T203">The NGS analysis recovered 91% of the designed sequences. After removing </text:span></text:span><text:span text:style-name="Default_20_Paragraph_20_Font_20__28_WW_29_"><text:span text:style-name="T251">241</text:span></text:span><text:span text:style-name="Default_20_Paragraph_20_Font_20__28_WW_29_"><text:span text:style-name="T203"> constructs that do not grow in maltose media (</text:span></text:span><text:span text:style-name="Default_20_Paragraph_20_Font_20__28_WW_29_"><text:span text:style-name="T243">suggesting that these constructs had potentially poor</text:span></text:span><text:span text:style-name="Default_20_Paragraph_20_Font_20__28_WW_29_"><text:span text:style-name="T203"> membrane insertion), we obtained reconstructed TOXGREEN fluorescence for a total of </text:span></text:span><text:span text:style-name="Default_20_Paragraph_20_Font_20__28_WW_29_"><text:span text:style-name="T251">613</text:span></text:span><text:span text:style-name="Default_20_Paragraph_20_Font_20__28_WW_29_"><text:span text:style-name="T203"> designs and their respective mutants </text:span></text:span><text:span text:style-name="Default_20_Paragraph_20_Font_20__28_WW_29_"><text:span text:style-name="T216">(</text:span></text:span><text:span text:style-name="Default_20_Paragraph_20_Font_20__28_WW_29_"><text:span text:style-name="T217">1</text:span></text:span><text:span text:style-name="Default_20_Paragraph_20_Font_20__28_WW_29_"><text:span text:style-name="T218">38</text:span></text:span><text:span text:style-name="Default_20_Paragraph_20_Font_20__28_WW_29_"><text:span text:style-name="T216"> GAS</text:span></text:span><text:span text:style-name="Default_20_Paragraph_20_Font_20__28_WW_29_"><text:span text:style-name="T162">right</text:span></text:span><text:span text:style-name="Default_20_Paragraph_20_Font_20__28_WW_29_"><text:span text:style-name="T216">, </text:span></text:span><text:span text:style-name="Default_20_Paragraph_20_Font_20__28_WW_29_"><text:span text:style-name="T217">19</text:span></text:span><text:span text:style-name="Default_20_Paragraph_20_Font_20__28_WW_29_"><text:span text:style-name="T218">8</text:span></text:span><text:span text:style-name="Default_20_Paragraph_20_Font_20__28_WW_29_"><text:span text:style-name="T216"> Left and </text:span></text:span><text:span text:style-name="Default_20_Paragraph_20_Font_20__28_WW_29_"><text:span text:style-name="T217">27</text:span></text:span><text:span text:style-name="Default_20_Paragraph_20_Font_20__28_WW_29_"><text:span text:style-name="T218">7</text:span></text:span><text:span text:style-name="Default_20_Paragraph_20_Font_20__28_WW_29_"><text:span text:style-name="T216"> Ri</text:span></text:span><text:span text:style-name="Default_20_Paragraph_20_Font_20__28_WW_29_"><text:span text:style-name="T203">ght). </text:span></text:span><text:span text:style-name="Figure_20_in_20_text">Fig. PRIMARY_DATASETb</text:span> shows the <text:span text:style-name="T204">reconstructed GFP </text:span>fluorescence distribution of the designs <text:span text:style-name="T204">in the three regions</text:span> (dark green) <text:span text:style-name="T204">and their</text:span> <text:span text:style-name="T251">C</text:span>lash (<text:span text:style-name="T204">red</text:span>) <text:span text:style-name="T183">and </text:span><text:span text:style-name="Default_20_Paragraph_20_Font"><text:span text:style-name="T56">Large→Ala</text:span></text:span><text:span text:style-name="T183"> mutants (orange)</text:span>. <text:span text:style-name="T205">For guidance, the fluorescence of the strong dimer glycophorin A (GpA) and its monomeric G83I variants are indicated, as well a graphical indication of the range of fluorescence that corresponds to constructs that are monomeric, weakly or strongly dimeric in the </text:span><text:span text:style-name="T139">E. coli</text:span><text:span text:style-name="T205"> membrane. </text:span></text:p>
      <text:p text:style-name="P42">It is notable that the fluorescence <text:span text:style-name="T206">of the designs</text:span> within the GAS<text:span text:style-name="T146">right</text:span> <text:span text:style-name="T206">region </text:span>spans a larger range than both the Left and Right designs, <text:span text:style-name="T244">including constructs </text:span><text:span text:style-name="T245">with fluorescence comparable or greater than the strong GpA dimer, </text:span><text:span text:style-name="T204">confirming</text:span> <text:span text:style-name="T245">the propensity of </text:span>GAS<text:span text:style-name="T146">right</text:span> for strong self-association. <text:s/><text:span text:style-name="T206">In contrast, the majority of the designs in the Left and Right regions appear monomeric or have a weak propensity to oligomerize. For example, approximately 40% of the GAS</text:span><text:span text:style-name="T161">right</text:span><text:span text:style-name="T207"> designs have a reconstructed fluorescence above 60% of the GpA standard (14,500 fluorescent units in the figure), compared to only 8% and 4% of the Left and Right designs. </text:span>Th<text:span text:style-name="T208">e</text:span>s<text:span text:style-name="T208">e</text:span> <text:span text:style-name="T144">data </text:span>suggests that <text:span text:style-name="T208">GAS</text:span><text:span text:style-name="T160">right</text:span><text:span text:style-name="T144"> is a motif that is </text:span><text:span text:style-name="T247">highly </text:span><text:span text:style-name="T144">designable for stability</text:span><text:span text:style-name="T245">,</text:span><text:span text:style-name="T144"> </text:span><text:span text:style-name="T247">whereas </text:span><text:span text:style-name="T144">the sequences </text:span><text:span text:style-name="T245">in the Right and Left region</text:span><text:span text:style-name="T144"> are much weaker. </text:span><text:span text:style-name="T247">In turn, this </text:span><text:span text:style-name="T246">suggest</text:span><text:span text:style-name="T247">s</text:span><text:span text:style-name="T246"> that, </text:span><text:span text:style-name="T247">at least in the conditions tested,</text:span><text:span text:style-name="T144"> van der Waals packing</text:span><text:span text:style-name="T246"> </text:span><text:span text:style-name="T248">is not a strong driver for dimerization, and thus that the</text:span><text:span text:style-name="T144"> network of weak hydrogen bonds </text:span><text:span text:style-name="T248">that characterizes the interaction interface of </text:span><text:span text:style-name="T208">GAS</text:span><text:span text:style-name="T160">right</text:span><text:span text:style-name="T180"> </text:span><text:span text:style-name="T248">plays an important role for the stability of this common motif</text:span><text:span text:style-name="T144">. </text:span><text:span text:style-name="T249">It is however </text:span><text:soft-page-break/><text:span text:style-name="T249">notable that even in the Right and Left regions, a small number of sequences are present whose TOXGREEN signals rise to the level corresponding to moderate dimerization propensity.</text:span></text:p>
      <text:p text:style-name="P43"><text:span text:style-name="Figure_20_in_20_text"><text:span text:style-name="T1">Fig. PRIMARY_DATASETb</text:span></text:span><text:span text:style-name="T1"> </text:span><text:span text:style-name="T45">shows the reconstructed TOXGREEN fluorescence of the </text:span><text:span text:style-name="T57">C</text:span><text:span text:style-name="T45">lash (red) and </text:span><text:span text:style-name="Default_20_Paragraph_20_Font"><text:span text:style-name="T56">Large→Ala</text:span></text:span><text:span text:style-name="T45"> (</text:span><text:span text:style-name="T51">orange</text:span><text:span text:style-name="T45">) </text:span><text:span text:style-name="T57">controls </text:span><text:span text:style-name="T58">side by side with the original design</text:span><text:span text:style-name="T45">. For the </text:span><text:span text:style-name="T2">GAS</text:span><text:span text:style-name="T150">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text:span><text:span text:style-name="T57">s</text:span><text:span text:style-name="T45"> </text:span><text:span text:style-name="T57">are</text:span><text:span text:style-name="T45"> </text:span><text:span text:style-name="T2">consistent with </text:span><text:span text:style-name="T57">the assumption that </text:span><text:span text:style-name="T45">a majority of the</text:span><text:span text:style-name="T57">se</text:span><text:span text:style-name="T45"> </text:span><text:span text:style-name="T57">constructs</text:span><text:span text:style-name="T2"> associat</text:span><text:span text:style-name="T57">e</text:span><text:span text:style-name="T2"> according to </text:span><text:span text:style-name="T45">their</text:span><text:span text:style-name="T2"> designed </text:span><text:span text:style-name="T57">interface</text:span><text:span text:style-name="T2">. </text:span><text:span text:style-name="T59">T</text:span><text:span text:style-name="T45">he reconstructed fluorescence distribution observed for the </text:span><text:span text:style-name="T57">C</text:span><text:span text:style-name="T45">lash mutants of the</text:span><text:span text:style-name="T2"> Left and Right design regions </text:span><text:span text:style-name="T59">is</text:span><text:span text:style-name="T2"> less dramatic </text:span><text:span text:style-name="T59">(</text:span><text:span text:style-name="T46">as expected</text:span><text:span text:style-name="T2"> because</text:span><text:span text:style-name="T45"> th</text:span><text:span text:style-name="T46">e</text:span><text:span text:style-name="T59">se</text:span><text:span text:style-name="T46"> construct already contain a large fraction of constructs that are monomeric or weakly dimeric</text:span><text:span text:style-name="T59">) but</text:span><text:span text:style-name="T45"> statistically significant</text:span><text:span text:style-name="T2">. </text:span><text:span text:style-name="T59">This suggest the positions involved participate in the predicted interface also in a significant fractions of the Left and Right constructs.</text:span><text:span text:style-name="T2"> </text:span></text:p>
      <text:p text:style-name="P44"><text:span text:style-name="T60">Su</text:span><text:span text:style-name="T63">r</text:span><text:span text:style-name="T60">prisingly</text:span><text:span text:style-name="T47">, the set </text:span><text:span text:style-name="T51">o</text:span><text:span text:style-name="T47">f </text:span><text:span text:style-name="Default_20_Paragraph_20_Font"><text:span text:style-name="T56">Large→Ala</text:span></text:span><text:span text:style-name="T2"> mutants do not show a </text:span><text:span text:style-name="T60">general </text:span><text:span text:style-name="T2">decrease in fluorescence </text:span><text:span text:style-name="T47">for any of the design regions</text:span><text:span text:style-name="T2">. </text:span><text:span text:style-name="T60">A small </text:span><text:span text:style-name="T62">but not statistical</text:span><text:span text:style-name="T64">ly</text:span><text:span text:style-name="T62"> significant </text:span><text:span text:style-name="T60">decrease is observed for the designs in the </text:span><text:span text:style-name="T61">GAS</text:span><text:span text:style-name="T150">right</text:span><text:span text:style-name="T177"> </text:span><text:span text:style-name="T178">region, </text:span><text:span text:style-name="T179">whereas the mutants in the Right and Left region show a small increase (also not significant).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office:annotation office:name="__Annotation__7018_2614139637" loext:resolved="false"><dc:creator>Unknown Author</dc:creator><dc:date>2024-07-08T11:30:35.158000000</dc:date><text:p text:style-name="P72"><text:span text:style-name="T285">Added a figure for the average SASA change for each mutation type in supplement</text:span></text:p></office:annotation><text:span text:style-name="T52">Supp._</text:span><text:span text:style-name="T53">VOID_SASA_DATA</text:span><office:annotation-end office:name="__Annotation__7018_2614139637"/><text:span text:style-name="T47">), </text:span><text:span text:style-name="T48">although they do not </text:span><text:span text:style-name="T60">generally </text:span><text:span text:style-name="T48">create cavities, given the nature of the long and narrow </text:span><text:span text:style-name="T60">nature of the</text:span><text:span text:style-name="T48"> helix-helix interface. Large-to-small mutations are often well tolerated in mutagenesis of single pass TM dimers </text:span><text:span text:style-name="T99">[REFS]</text:span><text:span text:style-name="T48"> but they can reduce dimerization. For this reason we hypothesized that we would observe a </text:span><text:span text:style-name="T49">shift of the fluorescence distribution. It is possible that the design procedure does not have sufficient precision for producing effect from small alterations of packing </text:span><text:span text:style-name="T62">that are measurable</text:span><text:span text:style-name="T49"> </text:span><text:span text:style-name="T62">with TOXGREEN, if the changes in dimerization propensity are small</text:span><text:span text:style-name="T49">. </text:span></text:p>
      <text:h text:style-name="Heading_20_4" text:outline-level="4">Clashing mutant data results in many weak to mildly associating dimers</text:h>
      <text:p text:style-name="P48"><text:s/><text:span text:style-name="T250">We used the Clash mutations to create a set of validated constructs </text:span><text:span text:style-name="T254">that behave </text:span><text:span text:style-name="T257">consistently with</text:span><text:span text:style-name="T254"> the predicted interface.</text:span><text:span text:style-name="T250"> </text:span><text:span text:style-name="T254">To retain a design </text:span><text:span text:style-name="T257">in this filtered dataset</text:span><text:span text:style-name="T254">, we imposed that all of its Clash mutants are</text:span><text:span text:style-name="T221"> in the </text:span><text:soft-page-break/><text:span text:style-name="T221">monomeric range </text:span><text:span text:style-name="T254">using </text:span><text:span text:style-name="T250">a stringent </text:span><text:span text:style-name="T255">threshold as the </text:span><text:span text:style-name="T250">criterion (</text:span><text:span text:style-name="T221">defined as below</text:span> 35% GpA <text:span text:style-name="T221">TOXGREEN signal)</text:span>. <text:span text:style-name="T250">The selection resulted in a dataset that included </text:span><text:span text:style-name="T251">3</text:span><text:span text:style-name="T253">84</text:span><text:span text:style-name="Default_20_Paragraph_20_Font"><text:span text:style-name="T76"> of </text:span></text:span><text:span text:style-name="Default_20_Paragraph_20_Font"><text:span text:style-name="T77">the original </text:span></text:span><text:span text:style-name="Default_20_Paragraph_20_Font"><text:span text:style-name="T78">1045</text:span></text:span><text:span text:style-name="Default_20_Paragraph_20_Font"><text:span text:style-name="T76"> designs</text:span></text:span><text:span text:style-name="Default_20_Paragraph_20_Font"><text:span text:style-name="T75"> (</text:span></text:span><text:span text:style-name="Default_20_Paragraph_20_Font"><text:span text:style-name="T78">3</text:span></text:span><text:span text:style-name="Default_20_Paragraph_20_Font"><text:span text:style-name="T79">7</text:span></text:span><text:span text:style-name="Default_20_Paragraph_20_Font"><text:span text:style-name="T75">%).</text:span></text:span></text:p>
      <text:p text:style-name="P50"><text:span text:style-name="Figure_20_in_20_text"><text:span text:style-name="T80">Fig. PRIMARY_DATASETc</text:span></text:span><text:span text:style-name="Default_20_Paragraph_20_Font"><text:span text:style-name="T80"> shows the distribution of reconstructed TOXGREEN signal of the Clash-filtered dataset, compared to all design</text:span></text:span><text:span text:style-name="Default_20_Paragraph_20_Font"><text:span text:style-name="T81">s</text:span></text:span><text:span text:style-name="Default_20_Paragraph_20_Font"><text:span text:style-name="T80">. The distribution does not change for the GAS</text:span></text:span><text:span text:style-name="Default_20_Paragraph_20_Font"><text:span text:style-name="T156">right</text:span></text:span><text:span text:style-name="Default_20_Paragraph_20_Font"><text:span text:style-name="T80"> designs, </text:span></text:span><text:span text:style-name="Default_20_Paragraph_20_Font"><text:span text:style-name="T81">which </text:span></text:span><text:span text:style-name="Default_20_Paragraph_20_Font"><text:span text:style-name="T80">retain</text:span></text:span><text:span text:style-name="Default_20_Paragraph_20_Font"><text:span text:style-name="T86">s</text:span></text:span><text:span text:style-name="Default_20_Paragraph_20_Font"><text:span text:style-name="T80"> a wide range of dimerization propensities, including constructs </text:span></text:span><text:span text:style-name="Default_20_Paragraph_20_Font"><text:span text:style-name="T81">with</text:span></text:span><text:span text:style-name="Default_20_Paragraph_20_Font"><text:span text:style-name="T80"> fluorescent signal</text:span></text:span><text:span text:style-name="Default_20_Paragraph_20_Font"><text:span text:style-name="T81">s</text:span></text:span><text:span text:style-name="Default_20_Paragraph_20_Font"><text:span text:style-name="T80"> comparable to the strong GpA dimer. Conversely, we observe a significant reduction of fluorescence for the </text:span></text:span><text:span text:style-name="Default_20_Paragraph_20_Font"><text:span text:style-name="T82">designs based on </text:span></text:span><text:span text:style-name="Default_20_Paragraph_20_Font"><text:span text:style-name="T80">van der Waals of the Right and Left regions. This data </text:span></text:span><text:span text:style-name="Default_20_Paragraph_20_Font"><text:span text:style-name="T83">may</text:span></text:span><text:span text:style-name="Default_20_Paragraph_20_Font"><text:span text:style-name="T80"> indicate that </text:span></text:span><text:span text:style-name="Default_20_Paragraph_20_Font"><text:span text:style-name="T83">a substantial number of designs in th</text:span></text:span><text:span text:style-name="Default_20_Paragraph_20_Font"><text:span text:style-name="T85">ese</text:span></text:span><text:span text:style-name="Default_20_Paragraph_20_Font"><text:span text:style-name="T83"> region</text:span></text:span><text:span text:style-name="Default_20_Paragraph_20_Font"><text:span text:style-name="T80"> </text:span></text:span><text:span text:style-name="Default_20_Paragraph_20_Font"><text:span text:style-name="T83">associate</text:span></text:span><text:span text:style-name="Default_20_Paragraph_20_Font"><text:span text:style-name="T80"> </text:span></text:span><text:span text:style-name="Default_20_Paragraph_20_Font"><text:span text:style-name="T83">through a different interface than the one designed</text:span></text:span><text:span text:style-name="Default_20_Paragraph_20_Font"><text:span text:style-name="T80">. </text:span></text:span><text:span text:style-name="Figure_20_in_20_text"><text:span text:style-name="T80">Fig. PRIMARY_DATASET</text:span></text:span><text:span text:style-name="Figure_20_in_20_text"><text:span text:style-name="T84">d</text:span></text:span><text:span text:style-name="Default_20_Paragraph_20_Font"><text:span text:style-name="T80"> </text:span></text:span><text:span text:style-name="Default_20_Paragraph_20_Font"><text:span text:style-name="T84">compares the dimerization propensity of the mutants of the Clash-filtered designs. The Clash mutants of all design are, by definition, below 35% GpA (corresponding to 8350 reconstructed fluorescence), otherwise they would have been discarded. For the GAS</text:span></text:span><text:span text:style-name="Default_20_Paragraph_20_Font"><text:span text:style-name="T157">right</text:span></text:span><text:span text:style-name="Default_20_Paragraph_20_Font"><text:span text:style-name="T84"> set, the distribution of fluorescence of the </text:span></text:span><text:span text:style-name="Default_20_Paragraph_20_Font"><text:span text:style-name="T56">Large→Ala </text:span></text:span><text:span text:style-name="Default_20_Paragraph_20_Font"><text:span text:style-name="T65">mutants remains similar to the distribution of the original designs, as it was for the unfiltered set. In the Left and Right regions, we observed a small but </text:span></text:span><text:span text:style-name="Default_20_Paragraph_20_Font"><text:span text:style-name="T68">statistically </text:span></text:span><text:span text:style-name="Default_20_Paragraph_20_Font"><text:span text:style-name="T65">significant overall </text:span></text:span><text:span text:style-name="Default_20_Paragraph_20_Font"><text:span text:style-name="T67">apparent </text:span></text:span><text:span text:style-name="Default_20_Paragraph_20_Font"><text:span text:style-name="T65">stabilization of the </text:span></text:span><text:span text:style-name="Default_20_Paragraph_20_Font"><text:span text:style-name="T56">Large→Ala</text:span></text:span><text:span text:style-name="Default_20_Paragraph_20_Font"><text:span text:style-name="T65"> </text:span></text:span><text:span text:style-name="Default_20_Paragraph_20_Font"><text:span text:style-name="T66">mutants </text:span></text:span><text:span text:style-name="Default_20_Paragraph_20_Font"><text:span text:style-name="T68">relative to the original designs</text:span></text:span><text:span text:style-name="Default_20_Paragraph_20_Font"><text:span text:style-name="T66">. We speculate that Ala residues may </text:span></text:span><text:span text:style-name="Default_20_Paragraph_20_Font"><text:span text:style-name="T68">slightly </text:span></text:span><text:span text:style-name="Default_20_Paragraph_20_Font"><text:span text:style-name="T67">favor </text:span></text:span><text:span text:style-name="Default_20_Paragraph_20_Font"><text:span text:style-name="T66">random weak association</text:span></text:span><text:span text:style-name="Default_20_Paragraph_20_Font"><text:span text:style-name="T67"> over larger amino acids</text:span></text:span><text:span text:style-name="Default_20_Paragraph_20_Font"><text:span text:style-name="T66">.</text:span></text:span></text:p>
      <text:h text:style-name="P66" text:outline-level="4"><text:span text:style-name="Default_20_Paragraph_20_Font"><text:span text:style-name="T258">GAS</text:span></text:span><text:span text:style-name="Default_20_Paragraph_20_Font"><text:span text:style-name="T164">right</text:span></text:span><text:span text:style-name="Default_20_Paragraph_20_Font"><text:span text:style-name="T258"> design</text:span></text:span><text:span text:style-name="Default_20_Paragraph_20_Font"><text:span text:style-name="T261">s</text:span></text:span><text:span text:style-name="Default_20_Paragraph_20_Font"><text:span text:style-name="T258"> </text:span></text:span><text:span text:style-name="Default_20_Paragraph_20_Font"><text:span text:style-name="T259">follow a previous energetic model of association</text:span></text:span></text:h>
      <text:p text:style-name="First_20_line_20_indent"><text:span text:style-name="T261">After determining experimentally the propensit</text:span><text:span text:style-name="T270">ies</text:span><text:span text:style-name="T261"> of the three groups of </text:span><text:span text:style-name="T270">Clash-filtered </text:span><text:span text:style-name="T261">designs, we compared </text:span><text:span text:style-name="T270">them</text:span><text:span text:style-name="T261"> to their computational energies.</text:span><text:span text:style-name="T260"> </text:span><text:span text:style-name="Figure_20_in_20_text">Fig. DELTA_G_DATAa-</text:span><text:span text:style-name="Figure_20_in_20_text"><text:span text:style-name="T269">c</text:span></text:span> show scatterplots of the fluorescence of <text:span text:style-name="T261">the</text:span> designs against our energy score for each region. <text:span text:style-name="T262">In a previous structure-based analysis of</text:span><text:span text:style-name="T260"> computationally predicted GAS</text:span><text:span text:style-name="T165">right</text:span><text:span text:style-name="T260"> dimers, </text:span><text:span text:style-name="T262">we</text:span><text:span text:style-name="T260"> </text:span><text:span text:style-name="T262">showed</text:span><text:span text:style-name="T260"> </text:span><text:span text:style-name="T262">they followed</text:span><text:span text:style-name="T260"> </text:span><text:span text:style-name="T262">a simple model of association</text:span><text:span text:style-name="T260"> </text:span><text:span text:style-name="T262">in which a combination of Cα-H hydrogen bonding and van der Waals packing modulates their stability</text:span><text:span text:style-name="T260"> </text:span><text:reference-mark-start text:name="ZOTERO_ITEM CSL_CITATION {&quot;citationID&quot;:&quot;xuXVChl8&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KpKni0hEtS"/><text:span text:style-name="T260">(Anderson et al., 2017)</text:span><text:reference-mark-end text:name="ZOTERO_ITEM CSL_CITATION {&quot;citationID&quot;:&quot;xuXVChl8&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KpKni0hEtS"/><text:span text:style-name="T260">. </text:span><text:span text:style-name="T263">We found a similar proportionality between TOXGREEN dimerization propensity and computational score </text:span><text:span text:style-name="T270">for this motif</text:span><text:span text:style-name="T263"> (</text:span><text:span text:style-name="Figure_20_in_20_text"><text:span text:style-name="T263">Fig. DELTA_G_DATAa </text:span></text:span><text:span text:style-name="T264"><text:s/></text:span><text:span text:style-name="T140">p</text:span><text:span text:style-name="T264">=2.43×10</text:span><text:span text:style-name="T190">-7</text:span><text:span text:style-name="T264">, using Spearman Rank Order statistics </text:span><text:span text:style-name="T265">because</text:span><text:span text:style-name="T264"> the TOXGREEN signal is not </text:span><text:soft-page-break/><text:span text:style-name="T264">expected to be linearly dependent on dimerization free energy). </text:span><text:span text:style-name="T266">Conversely, there is </text:span><text:span text:style-name="T268">no</text:span><text:span text:style-name="T264"> notable correlation </text:span><text:span text:style-name="T265">found for the Left </text:span><text:span text:style-name="T264">(</text:span><text:span text:style-name="Figure_20_in_20_text"><text:span text:style-name="T264">Fig. DELTA_G_DATA</text:span></text:span><text:span text:style-name="Figure_20_in_20_text"><text:span text:style-name="T265">b</text:span></text:span><text:span text:style-name="T265">) and Right </text:span><text:span text:style-name="T264">(</text:span><text:span text:style-name="Figure_20_in_20_text"><text:span text:style-name="T264">Fig. DELTA_G_DATA</text:span></text:span><text:span text:style-name="Figure_20_in_20_text"><text:span text:style-name="T268">c</text:span></text:span><text:span text:style-name="T265">) regions.</text:span><text:span text:style-name="T264"> </text:span><text:span text:style-name="T265">Since the dimerization propensity of these designs populates only the monomeric and weakly dimeric </text:span><text:span text:style-name="T266">ranges of TOXGREEN signal</text:span><text:span text:style-name="T265">, it is not possible to assess whether the design would follow a similar trend against the computational energetics </text:span><text:span text:style-name="T266">(</text:span><text:span text:style-name="T265">which, in their case, </text:span><text:span text:style-name="T267">would be</text:span><text:span text:style-name="T265"> based primarily on van der Waals and a solvation term, </text:span><text:span text:style-name="T266">since these constructs are design not to form inter-helical hydrogen bonds)</text:span><text:span text:style-name="T265">.</text:span></text:p>
      <text:h text:style-name="Heading_20_4" text:outline-level="4">Conversion of fluorescence to ΔG</text:h>
      <text:p text:style-name="First_20_line_20_indent"><text:span text:style-name="T271">In the final step of our analysis, we applied a conversion </text:span><text:span text:style-name="T275">factor </text:span><text:span text:style-name="T271">that </text:span><text:span text:style-name="T275">enabled us to </text:span><text:span text:style-name="T271">estimate </text:span><text:span text:style-name="T272">the free energy of association of constructs</text:span><text:span text:style-name="T271"> </text:span><text:span text:style-name="T272">from their TOXGREEN signal. The conversion is based on a recent study that found good agreement between the TOXGREEN </text:span><text:span text:style-name="T275">dimerization </text:span><text:span text:style-name="T272">propensities and </text:span><text:span text:style-name="T275">the </text:span><text:span text:style-name="T272">ΔG° of association of a series of poly-Leu </text:span><text:span text:style-name="T260">GAS</text:span><text:span text:style-name="T165">right</text:span><text:span text:style-name="T260"> dimers </text:span><text:span text:style-name="T275">measured </text:span><text:span text:style-name="T272">in a decyl-β-maltopyranoside detergent environment </text:span><text:span text:style-name="T275">using FRET </text:span><text:reference-mark-start text:name="ZOTERO_ITEM CSL_CITATION {&quot;citationID&quot;:&quot;Hrhw27Wj&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98wKkVALEj"/><text:span text:style-name="T213">(Díaz Vázquez et al., 2023)</text:span><text:reference-mark-end text:name="ZOTERO_ITEM CSL_CITATION {&quot;citationID&quot;:&quot;Hrhw27Wj&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98wKkVALEj"/>. <text:span text:style-name="T273">Once again, we f</text:span><text:span text:style-name="T275">ou</text:span><text:span text:style-name="T273">nd </text:span><text:span text:style-name="T275">that there is</text:span><text:span text:style-name="T273"> a statistically significant linear correlation between the computational energy score of the </text:span><text:span text:style-name="T260">GAS</text:span><text:span text:style-name="T165">right</text:span><text:span text:style-name="T260"> d</text:span><text:span text:style-name="T273">esigns and their calculated Δ</text:span><text:span text:style-name="T141">G</text:span><text:span text:style-name="T273">° of association</text:span> (<text:span text:style-name="Figure_20_in_20_text">Fig. DELTA_G_DATA</text:span><text:span text:style-name="Figure_20_in_20_text"><text:span text:style-name="T273">d</text:span></text:span>). <text:span text:style-name="T274">The linear regression </text:span><text:span text:style-name="T279">fit</text:span><text:span text:style-name="T274"> </text:span><text:span text:style-name="T276">obtained here </text:span><text:span text:style-name="T274">(</text:span><text:span text:style-name="T142">y</text:span><text:span text:style-name="T273"> </text:span><text:span text:style-name="T274">= 0.0</text:span><text:span text:style-name="T280">49</text:span><text:span text:style-name="T142">x</text:span><text:span text:style-name="T274"> – 1.43, solid line, where </text:span><text:span text:style-name="T142">y </text:span><text:span text:style-name="T274">is the calculated </text:span><text:span text:style-name="T273">Δ</text:span><text:span text:style-name="T141">G</text:span><text:span text:style-name="T273">°</text:span><text:span text:style-name="T274"> and </text:span><text:span text:style-name="T142">x</text:span><text:span text:style-name="T274"> is the computational score) is similar to the original model of Diaz Vazquez (</text:span><text:span text:style-name="T142">y</text:span><text:span text:style-name="T273"> </text:span><text:span text:style-name="T274">= 0.076</text:span><text:span text:style-name="T142">x</text:span><text:span text:style-name="T274"> – 1.33, dashed line), </text:span><text:span text:style-name="T275">indicating that the large set of </text:span><text:span text:style-name="T260">GAS</text:span><text:span text:style-name="T165">right</text:span><text:span text:style-name="T260"> d</text:span><text:span text:style-name="T273">esigns</text:span><text:span text:style-name="T275"> </text:span><text:span text:style-name="T276">of</text:span><text:span text:style-name="T275"> the present analysis behaves </text:span><text:span text:style-name="T279">consistently</text:span><text:span text:style-name="T275"> </text:span><text:span text:style-name="T279">with</text:span><text:span text:style-name="T275"> the previous set</text:span><text:span text:style-name="T274">. </text:span><text:span text:style-name="T276">As before, no correlation was found for the </text:span><text:span text:style-name="T279">two sets of</text:span><text:span text:style-name="T276"> van der Waals-based designs (</text:span><text:span text:style-name="Figure_20_in_20_text"><text:span text:style-name="T276">Fig. DELTA_G_DATAe and f</text:span></text:span><text:span text:style-name="T276">). </text:span><text:span text:style-name="T279">However,</text:span><text:span text:style-name="T276"> the fact that the designs only populate a small window the stability range prevent us to </text:span><text:span text:style-name="T277">fully assess whether the energetic model would apply to these constructs.</text:span></text:p>
      <text:p text:style-name="P9"/>
      <text:p text:style-name="P7"/>
      <text:h text:style-name="P63" text:outline-level="3">Conclusion</text:h>
      <text:p text:style-name="P51"><text:span text:style-name="T117">W</text:span><text:span text:style-name="T106">e </text:span><text:span text:style-name="T115">have </text:span><text:span text:style-name="T111">performed</text:span><text:span text:style-name="T106"> a high-throughput analysis of </text:span><text:span text:style-name="T113">transmembrane heli</text:span><text:span text:style-name="T114">x association</text:span><text:span text:style-name="T106"> to </text:span><text:span text:style-name="T117">attempt to </text:span><text:span text:style-name="T106">address the question of </text:span><text:span text:style-name="T117">what</text:span><text:span text:style-name="T106"> extent van der Waals interactions </text:span><text:span text:style-name="T115">can, as a</text:span><text:span text:style-name="T106"> design element, provide stability in </text:span><text:span text:style-name="T113">membrane protein</text:span><text:span text:style-name="T106"> oligomerization </text:span><text:span text:style-name="T113">and folding</text:span><text:span text:style-name="T106">. The approach </text:span><text:span text:style-name="T117">we took </text:span><text:span text:style-name="T111">consist</text:span><text:span text:style-name="T114">s</text:span><text:span text:style-name="T111"> of a large-scale </text:span><text:span text:style-name="T113">exploration</text:span><text:span text:style-name="T111"> of hundreds of dimers </text:span><text:span text:style-name="T117">whose interfaces were</text:span><text:span text:style-name="T111"> </text:span><text:span text:style-name="T113">designed to be</text:span><text:span text:style-name="T111"> </text:span><text:span text:style-name="T113">mediated only by packing of non-polar side chains. </text:span><text:span text:style-name="T117">These dimers were</text:span><text:span text:style-name="T111"> created </text:span><text:span text:style-name="T117">to cover the entire</text:span><text:span text:style-name="T111"> the geometri</text:span><text:span text:style-name="T113">c</text:span><text:span text:style-name="T111"> ranges of two </text:span><text:span text:style-name="T113">common regions for helix-helix interaction,</text:span><text:span text:style-name="T111"> </text:span><text:span text:style-name="T113">on</text:span><text:span text:style-name="T114">e</text:span><text:span text:style-name="T111"> </text:span><text:span text:style-name="T113">characterized by</text:span><text:span text:style-name="T111"> left-</text:span><text:span text:style-name="T113">handed</text:span><text:span text:style-name="T111"> </text:span><text:span text:style-name="T113">crossing angles and the other </text:span><text:span text:style-name="T117">in the</text:span><text:span text:style-name="T111"> right-handed </text:span><text:span text:style-name="T117">region</text:span><text:span text:style-name="T111">. As a </text:span><text:span text:style-name="T119">comparison and control</text:span><text:span text:style-name="T111">, we </text:span><text:span text:style-name="T114">also designed hundreds of </text:span><text:span text:style-name="T112">GAS</text:span><text:span text:style-name="T159">right</text:span><text:span text:style-name="T112"> </text:span><text:span text:style-name="T111">dimers, </text:span><text:span text:style-name="T114">a</text:span><text:span text:style-name="T111"> </text:span><text:span text:style-name="T114">motif </text:span><text:span text:style-name="T116">whose stability is </text:span><text:span text:style-name="T118">also </text:span><text:span text:style-name="T116">dependent</text:span><text:span text:style-name="T117"> </text:span><text:span text:style-name="T119">on</text:span><text:span text:style-name="T118"> </text:span><text:span text:style-name="Default_20_Paragraph_20_Font"><text:span text:style-name="T103">hydrogen bond</text:span></text:span><text:span text:style-name="Default_20_Paragraph_20_Font"><text:span text:style-name="T104">ing</text:span></text:span><text:span text:style-name="Default_20_Paragraph_20_Font"><text:span text:style-name="T103"> </text:span></text:span><text:span text:style-name="T118">contributions</text:span><text:span text:style-name="Default_20_Paragraph_20_Font"><text:span text:style-name="T103">.</text:span></text:span></text:p>
      <text:p text:style-name="First_20_line_20_indent"><text:span text:style-name="T118">The design is based on a simple energy score that consists of a </text:span><text:span text:style-name="T106">van der Waals </text:span><text:span text:style-name="T118">term, hydrogen bonding and the Lazaridis IMM1 implicit solvation. </text:span><text:span text:style-name="T107">This energy score </text:span><text:span text:style-name="T118">was</text:span><text:span text:style-name="T107"> successful at predicting the structure and energetics of </text:span><text:span text:style-name="T119">a </text:span><text:span text:style-name="T107">smaller subset of 2</text:span><text:span text:style-name="T119">6</text:span><text:span text:style-name="T107"> GAS</text:span><text:span text:style-name="T158">right</text:span><text:span text:style-name="T107"> dimer before </text:span><text:reference-mark-start text:name="ZOTERO_ITEM CSL_CITATION {&quot;citationID&quot;:&quot;lBAy066L&quot;,&quot;properties&quot;:{&quot;formattedCitation&quot;:&quot;(Anderson et al., 2017; D\\uc0\\u237{}az V\\uc0\\u225{}zquez et al., 2023)&quot;,&quot;plainCitation&quot;:&quot;(Anderson et al., 2017; Díaz Vázquez et al., 2023)&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YdUludGty"/><text:span text:style-name="T212">(Anderson et al., 2017; D</text:span><text:span text:style-name="T213">íaz Vázquez et al., 2023)</text:span><text:reference-mark-end text:name="ZOTERO_ITEM CSL_CITATION {&quot;citationID&quot;:&quot;lBAy066L&quot;,&quot;properties&quot;:{&quot;formattedCitation&quot;:&quot;(Anderson et al., 2017; D\\uc0\\u237{}az V\\uc0\\u225{}zquez et al., 2023)&quot;,&quot;plainCitation&quot;:&quot;(Anderson et al., 2017; Díaz Vázquez et al., 2023)&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YdUludGty"/><text:span text:style-name="T107">. Those studies indicated that GAS</text:span><text:span text:style-name="T158">right</text:span><text:span text:style-name="T107"> dimerization is promoted by </text:span><text:span text:style-name="T119">the</text:span><text:span text:style-name="T107"> combination of van der Waals interactions and the network of backbone-to-backbone </text:span><text:span text:style-name="T108">Cα-H hydrogen bond</text:span><text:span text:style-name="T107">s that characterizes the motif. </text:span><text:span text:style-name="T110">T</text:span><text:span text:style-name="T109">he van der Waals </text:span><text:span text:style-name="T110">component represented the largest contributor of the energetic model (by about a factor of 2 over hydrogen bonding, </text:span><text:span text:style-name="T119">even</text:span><text:span text:style-name="T110"> when the desolvation cost was considered) </text:span><text:reference-mark-start text:name="ZOTERO_ITEM CSL_CITATION {&quot;citationID&quot;:&quot;FSW6b1HS&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AXu6743WC7"/><text:span text:style-name="T110">(Anderson et al., 2017)</text:span><text:reference-mark-end text:name="ZOTERO_ITEM CSL_CITATION {&quot;citationID&quot;:&quot;FSW6b1HS&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AXu6743WC7"/><text:span text:style-name="T110">. </text:span><text:span text:style-name="T119">This </text:span><text:span text:style-name="T110">suggest</text:span><text:span text:style-name="T119">ed</text:span><text:span text:style-name="T110"> that in the absence of inter-helical hy</text:span><text:span text:style-name="T128">d</text:span><text:span text:style-name="T110">rogen bonding, van der Waals forces </text:span><text:span text:style-name="T111">w</text:span><text:span text:style-name="T110">ould be sufficient to produce </text:span><text:span text:style-name="T119">rather </text:span><text:span text:style-name="T110">stable transmembrane dimers. Our </text:span><text:span text:style-name="T111">experimental </text:span><text:span text:style-name="T119">data</text:span><text:span text:style-name="T110"> suggest that this is not the case </text:span><text:span text:style-name="T120">since the majority of the </text:span><text:span text:style-name="T110">van der Waals-</text:span><text:span text:style-name="T120">based designs are monomeric or weakly oligomeric at best.</text:span></text:p>
      <text:p text:style-name="P52"><text:span text:style-name="T121">A possibility is that the procedure for designing the helical dimer</text:span><text:span text:style-name="T106"> </text:span><text:span text:style-name="T121">is somehow more effective when applied to </text:span><text:span text:style-name="T107">GAS</text:span><text:span text:style-name="T158">right</text:span><text:span text:style-name="T107"> </text:span><text:span text:style-name="T121">configurations. In all three cases, we </text:span><text:span text:style-name="T106">select</text:span><text:span text:style-name="T121">ed</text:span><text:span text:style-name="T106"> the most common regions of backbone space (and thus presumably the most conductive to stability) </text:span><text:span text:style-name="T121">and applied the same</text:span><text:span text:style-name="T106"> design approach based on </text:span><text:span text:style-name="T121">a series cycles of</text:span><text:span text:style-name="T106"> side chain optimization </text:span><text:span text:style-name="T107">and</text:span><text:span text:style-name="T106"> local backbone </text:span><text:span text:style-name="T107">geometry optimization, </text:span><text:span text:style-name="T121">with the same</text:span><text:span text:style-name="T107"> energetic score. </text:span><text:span text:style-name="T122">Alternatively, a more likely possibility is that the contributions of the </text:span><text:span text:style-name="T110">van der Waals </text:span><text:span text:style-name="T122">interactions in </text:span><text:span text:style-name="T107">GAS</text:span><text:span text:style-name="T158">right</text:span><text:span text:style-name="T107"> </text:span><text:span text:style-name="T122">association are over-</text:span><text:soft-page-break/><text:span text:style-name="T122">estimated by our model. </text:span><text:span text:style-name="T123">Finally, it may be possible that </text:span><text:span text:style-name="T110">van der Waals </text:span><text:span text:style-name="T123">forces and </text:span><text:span text:style-name="T110">hydrogen bonding </text:span><text:span text:style-name="T123">work cooperatively in </text:span><text:span text:style-name="T107">GAS</text:span><text:span text:style-name="T158">right</text:span><text:span text:style-name="T107"> </text:span><text:span text:style-name="T123">dimers, </text:span><text:span text:style-name="T124">possibly at the expenses of </text:span><text:span text:style-name="T125">some of</text:span><text:span text:style-name="T124"> the entropic costs of dimer association, </text:span><text:span text:style-name="T125">which are not considered in our rigid body model</text:span><text:span text:style-name="T124">.</text:span></text:p>
      <text:p text:style-name="P53"><text:span text:style-name="T124">O</text:span><text:span text:style-name="T105">verall the data confirms that </text:span><text:span text:style-name="T107">GAS</text:span><text:span text:style-name="T158">right</text:span><text:span text:style-name="T123">, </text:span><text:span text:style-name="T105">with its combination of packing and weak hydrogen bonding is indeed a special configuration for designing stable transmembrane helical pairs. It also suggests that van der Waals packing alone is not a strong enough force for designing strong dimers. It should be noted that among the designs in the Left and Right regions there are instances of designs that </text:span><text:span text:style-name="T126">appear to </text:span><text:span text:style-name="T127">rise</text:span><text:span text:style-name="T105"> to the level of moderately stable dimers </text:span><text:span text:style-name="T126">(over 60% of GpA TOXGREEN signal), although most of them were removed by our stringent Clash-filtering procedure. Assessing those dimer</text:span><text:span text:style-name="T128">s</text:span><text:span text:style-name="T126"> individually (measuring their individual TOXGREEN signal, controlling for their expression and validating their conformation by extensive mutagenesis) would be laborious and it is outside of the scope of this work, but it would be interesting as it addresses the possibility that, when fully optimized, packing of non polar side chains could </text:span><text:span text:style-name="T127">still </text:span><text:span text:style-name="T126">lead to biologically significant stability.</text:span></text:p>
      <text:p text:style-name="P54"/>
      <text:p text:style-name="P8"><text:tab/></text:p>
      <text:h text:style-name="Heading_20_3" text:outline-level="3">Methods</text:h>
      <text:h text:style-name="P67" text:outline-level="4">Membrane protein helical pair extraction</text:h>
      <text:p text:style-name="P46"><text:span text:style-name="T187">We developed a</text:span> program <text:span text:style-name="T187">in MSL that </text:span>extracts helical <text:span text:style-name="T187">pairs from PDBs from OPM. </text:span><text:span text:style-name="T223">To ensure that </text:span><text:span text:style-name="T224">we</text:span><text:span text:style-name="T223"> don’t extract redundant helical pairs, the MP structures from OPM were trimmed by sequence similarity. Only unique structures with less than 30% sequence similarity </text:span><text:reference-mark-start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215">(Steinegger &amp; S</text:span><text:span text:style-name="T213">öding, 2017)</text:span><text:reference-mark-end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223"> were analyzed. </text:span><text:span text:style-name="T187">We first identify the top and bottom z-axes of the membrane in the OPM structure. The segments of the protein </text:span>within the membrane <text:span text:style-name="T187">are then assessed for their helical nature. Cartesian points for quadruplets of Cα carbons are then assessed for their helical nature. </text:span><office:annotation office:name="__Annotation__7485_459841654" loext:resolved="false"><dc:creator>Unknown Author</dc:creator><dc:date>2024-07-18T14:28:06.511000000</dc:date><text:p text:style-name="P72"><text:span text:style-name="T285">I included the values from the code. Should we cite them? I loosely chose these Phi and Psi values from a ramachandran plot as I’m not sure if they were in the code?</text:span></text:p></office:annotation><text:span text:style-name="T187">The height (1.25-1.75</text:span>Å<text:span text:style-name="T236">), twist (90-110</text:span>°<text:span text:style-name="T236">), and radius (2.12-2.42</text:span>Å<text:span text:style-name="T236">) are measured, with loose restrictions against the ideal values (1.5Å, 100°, 2.27Å) for each parameter. </text:span><text:span text:style-name="T238">These values allow us to determine corresponding Phi (-180° to -30</text:span><text:span text:style-name="T237">°</text:span><text:span text:style-name="T238">) and Psi (-80° to -45</text:span><text:span text:style-name="T237">°</text:span><text:span text:style-name="T238">) angles for right-handed α-helices. </text:span><office:annotation-end office:name="__Annotation__7485_459841654"/><text:span text:style-name="T236">H</text:span>elical segments composed of at least 13 AAs in length are extracted as individual helices, and the distance is measured between Cα carbons on each unique helical pair. Any two helices with at least 3 Cα carbons within 9Å of each other are extracted as an individual helical pair. <text:span text:style-name="T240">The crossing angles and distances between these pairs are plotted on Fig._MP_DESIGNb.</text:span></text:p>
      <text:h text:style-name="P68" text:outline-level="4">Computational <text:span text:style-name="T241">Sequence </text:span>Design</text:h>
      <text:p text:style-name="P33"><text:span text:style-name="T185">The algorithm designs an interfacial sequence along a given poly-Leu backbone geometry. Using a Monte Carlo sequence optimization, an interfacial position is switched to a random amino acid most prevalently found in membrane protein sequences (Supp._SEQUENCE_SEARCH). The side chain mobility was modeled using the energy based conformer library, with interfacial side chains given higher mobility than non-interfacial </text:span><text:reference-mark-start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85">(Subramaniam &amp; Senes, 2012)</text:span><text:reference-mark-end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85">.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Energetics for the dimer were calculated using the CHARMM22 van der Waals function, the IMM1 membrane implicit solvation term, and the hydrogen bonding function SCWRL4. To estimate the free energy of </text:span><text:soft-page-break/><text:span text:style-name="T185">the sequences during the search, we typically calculate the energy of a monomeric helix with the same sequence and subtract it from the dimer energy made of only these energetic terms.</text:span></text:p>
      <text:p text:style-name="P34"><draw:frame draw:style-name="fr4" draw:name="Object6" text:anchor-type="as-char" svg:width="4.5701in" svg:height="0.1992in" draw:z-index="3"><draw:object xlink:href="./Object 1" xlink:type="simple" xlink:show="embed" xlink:actuate="onLoad"/><draw:image xlink:href="./ObjectReplacements/Object 1" xlink:type="simple" xlink:show="embed" xlink:actuate="onLoad"/><svg:desc>formula</svg:desc></draw:frame></text:p>
      <text:p text:style-name="P34"><draw:frame draw:style-name="fr4" draw:name="Object8" text:anchor-type="as-char" svg:width="4.6571in" svg:height="0.1992in" draw:z-index="4"><draw:object xlink:href="./Object 2" xlink:type="simple" xlink:show="embed" xlink:actuate="onLoad"/><draw:image xlink:href="./ObjectReplacements/Object 2" xlink:type="simple" xlink:show="embed" xlink:actuate="onLoad"/><svg:desc>formula</svg:desc></draw:frame></text:p>
      <text:p text:style-name="P34"><draw:frame draw:style-name="fr4" draw:name="Object7" text:anchor-type="as-char" svg:width="2.5846in" svg:height="0.1992in" draw:z-index="5"><draw:object xlink:href="./Object 3" xlink:type="simple" xlink:show="embed" xlink:actuate="onLoad"/><draw:image xlink:href="./ObjectReplacements/Object 3" xlink:type="simple" xlink:show="embed" xlink:actuate="onLoad"/><svg:desc>formula</svg:desc></draw:frame></text:p>
      <text:p text:style-name="P41">However, we found that computing the monomer energy created a bottleneck during our sequence search. To <text:span text:style-name="T253">reduce computational time</text:span>, we developed an energy term t<text:span text:style-name="T253">hat</text:span> estimate<text:span text:style-name="T253">s</text:span> the monomer energy for each designed sequence. This baseline monomer energy was determined by measuring the CHARMM_VDW, IMM1, and SCWRL4_HBOND energies for individual amino acid<text:span text:style-name="T253">s</text:span> on a monomeric helix. The self (single AA) and pair (two AAs) energies were computed for 10000 random sequences and averaged. We found that there was a strong correlation between the computed monomer energy and this baseline monomer energy (Supp._BASELINE_MONOMER), and utilized this energy during our sequence search. The baseline monomer energy and the sequence entropy are subtracted from the dimer energy to find the sequence with the most stable energy during the sequence search.</text:p>
      <text:p text:style-name="P35"><draw:frame draw:style-name="fr4" draw:name="Object4" text:anchor-type="as-char" svg:width="6.1673in" svg:height="0.2in" draw:z-index="6"><draw:object xlink:href="./Object 4" xlink:type="simple" xlink:show="embed" xlink:actuate="onLoad"/><draw:image xlink:href="./ObjectReplacements/Object 4" xlink:type="simple" xlink:show="embed" xlink:actuate="onLoad"/><svg:desc>formula</svg:desc></draw:frame></text:p>
      <text:p text:style-name="P33"><text:span text:style-name="T185">After the sequence is designed for the geometry, the structure undergoes Monte Carlo backbone optimization cycles where all parameters (distance, z-shift, axial rotation, and crossing angle) are varied. The final energy from backbone optimization is used to assess our designed constructs against their dimerization propensity. </text:span><text:span text:style-name="T223">The total energy for the refined structure is used as the acceptance criteria, with the BASELINE_MONOMER energy being replaced by the computed monomer energy and the SEQUENCE_ENTROPY term no longer applied:</text:span></text:p>
      <text:p text:style-name="P36"><draw:frame draw:style-name="fr4" draw:name="Object5" text:anchor-type="as-char" svg:width="2.5846in" svg:height="0.1992in" draw:z-index="7"><draw:object xlink:href="./Object 5" xlink:type="simple" xlink:show="embed" xlink:actuate="onLoad"/><draw:image xlink:href="./ObjectReplacements/Object 5" xlink:type="simple" xlink:show="embed" xlink:actuate="onLoad"/><svg:desc>formula</svg:desc></draw:frame></text:p>
      <text:p text:style-name="P37">These energies are used to evaluate our sequences against their dimerization <text:span text:style-name="T252">propensity determined</text:span> in sort-seq.</text:p>
      <text:p text:style-name="P25">Sequence Entropy</text:p>
      <text:p text:style-name="P49"><text:soft-page-break/><text:span text:style-name="T224">We </text:span><text:span text:style-name="T223">developed a </text:span><text:span text:style-name="T224">sequence entropy</text:span><text:span text:style-name="T223"> term that outputs an energy based on how similar a sequence is to the composition of natural membrane protein sequence</text:span><text:span text:style-name="T225">s. </text:span><text:span text:style-name="T226">Previous studies have determined the amino acid composition of membrane proteins</text:span><text:change-start text:change-id="ct94066089201520"/><text:span text:style-name="T226"> </text:span><text:change-end text:change-id="ct94066089201520"/><text:reference-mark-start text:name="ZOTERO_ITEM CSL_CITATION {&quot;citationID&quot;:&quot;FN3uxpvm&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HLqXa8Kqqn"/><text:span text:style-name="T226">(Liu et al., 2002)</text:span><text:reference-mark-end text:name="ZOTERO_ITEM CSL_CITATION {&quot;citationID&quot;:&quot;FN3uxpvm&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HLqXa8Kqqn"/><text:span text:style-name="T226">, but we chose to evaluate the composition of amino acids found in our helical pair TMs</text:span><text:change-start text:change-id="ct94066089942048"/><text:span text:style-name="T226"> </text:span><text:change-end text:change-id="ct94066089942048"/><text:span text:style-name="T232">(Supp._SEQUENCE_ENTROPY)</text:span><text:span text:style-name="T226">.</text:span><text:span text:style-name="T225"> We </text:span><text:span text:style-name="T226">first removed all amino acids that were represented less than 2% (C, P, H). We then</text:span><text:span text:style-name="T225"> trimmed the amino acid pool for amino acids likely to form disulfide bonds (M), hydrogen bonds (N, D, </text:span><text:span text:style-name="T226">Q,</text:span><text:span text:style-name="T225"> E) </text:span><text:span text:style-name="T231">except for a few that were well represented (S, T, Y)</text:span><text:span text:style-name="T225">, </text:span><text:span text:style-name="T226">and </text:span><text:span text:style-name="T225">charged interactions (K, R), </text:span><text:span text:style-name="T226">leaving us with</text:span><text:span text:style-name="T225"> a pool of 10 amino acids for design</text:span><text:span text:style-name="T223"> (</text:span><text:span text:style-name="T233">Supp._SEQUENCE_ENTROPY</text:span><text:span text:style-name="T223">). To convert the </text:span><text:span text:style-name="T234">frequency</text:span><text:span text:style-name="T223"> of AAs in a membrane sequence to an energy term, </text:span><text:span text:style-name="T232">we</text:span><text:span text:style-name="T223"> utilized the following equation based on the Boltzmann entropy formula: </text:span></text:p>
      <text:p text:style-name="P38"><draw:frame draw:style-name="fr4" draw:name="Object1" text:anchor-type="as-char" svg:width="3.3839in" svg:height="0.2008in" draw:z-index="8"><draw:object xlink:href="./Object 6" xlink:type="simple" xlink:show="embed" xlink:actuate="onLoad"/><draw:image xlink:href="./ObjectReplacements/Object 6" xlink:type="simple" xlink:show="embed" xlink:actuate="onLoad"/><svg:desc>formula</svg:desc></draw:frame></text:p>
      <text:p text:style-name="P39">where R is the gas constant and T is temperature defaulted to 298K (RT = 0.592). To compute the sequence entropy, <text:span text:style-name="T253">we</text:span> <text:s/>calculate<text:span text:style-name="T253">d</text:span> the probability th<text:span text:style-name="T242">a</text:span>t the sequence occurs in membrane. First, the number of each AA (AA<text:span text:style-name="T222">1, AA2, etc.</text:span>) is counted within the sequence. Using these values, <text:span text:style-name="T253">we</text:span> calculated the number of possible permutations for the sequence. This is determined using the following equation:</text:p>
      <text:p text:style-name="P38"><draw:frame draw:style-name="fr5" draw:name="Object2" text:anchor-type="as-char" svg:y="-0.2311in" svg:width="2.4319in" svg:height="0.4083in" draw:z-index="9"><draw:object xlink:href="./Object 7" xlink:type="simple" xlink:show="embed" xlink:actuate="onLoad"/><draw:image xlink:href="./ObjectReplacements/Object 7" xlink:type="simple" xlink:show="embed" xlink:actuate="onLoad"/><svg:desc>formula</svg:desc></draw:frame></text:p>
      <text:p text:style-name="P38"><text:span text:style-name="T223">where n is the number of positions, which is divided by the factorial for #AA in the sequence multiplied, or the total number of combinations possible. The probability is computed using the frequency of each AA in membrane protein sequences (freq</text:span><text:span text:style-name="T163">AA</text:span><text:span text:style-name="T223">) to the power of the number of each AA in the sequence multiplied by the permutations: </text:span></text:p>
      <text:p text:style-name="P38"><draw:frame draw:style-name="fr4" draw:name="Object3" text:anchor-type="as-char" svg:width="3.9126in" svg:height="0.2327in" draw:z-index="10"><draw:object xlink:href="./Object 8" xlink:type="simple" xlink:show="embed" xlink:actuate="onLoad"/><draw:image xlink:href="./ObjectReplacements/Object 8" xlink:type="simple" xlink:show="embed" xlink:actuate="onLoad"/><svg:desc>formula</svg:desc></draw:frame></text:p>
      <text:p text:style-name="P40">This probability is inserted into the sequence entropy equation, returning a value that can be applied as an energy term during the sequence search.</text:p>
      <text:p text:style-name="P24">Left Handed Interfaces</text:p>
      <text:p text:style-name="P33"><text:span text:style-name="T227">During visual inspection of our randomized backbone geometries, we found that left handed dimers were able to accommodate multiple interfaces. Interfaces differ based on the input axial rotation and </text:span><text:span text:style-name="T224">z</text:span><text:span text:style-name="T227">-shift </text:span><text:soft-page-break/><text:span text:style-name="T227">(Supp._</text:span><text:span text:style-name="T228">LEFT_INTERFACE</text:span><text:span text:style-name="T227">). LLL</text:span><text:span text:style-name="T235">xx</text:span><text:span text:style-name="T227">LL</text:span><text:span text:style-name="T235">xx</text:span><text:span text:style-name="T227">L</text:span><text:span text:style-name="T235">xx</text:span><text:span text:style-name="T227">LL</text:span><text:span text:style-name="T235">xx</text:span><text:span text:style-name="T227">LLILI: 0-60</text:span><text:span text:style-name="T223">°</text:span><text:span text:style-name="T227"> axial rotation and 1-6Å z-shift. LLLL</text:span><text:span text:style-name="T235">xx</text:span><text:span text:style-name="T227">LL</text:span><text:span text:style-name="T235">xx</text:span><text:span text:style-name="T227">L</text:span><text:span text:style-name="T235">xx</text:span><text:span text:style-name="T227">LL</text:span><text:span text:style-name="T235">xx</text:span><text:span text:style-name="T227">LILI: 60-100</text:span><text:span text:style-name="T223">°</text:span><text:span text:style-name="T227"> axial rotation and 0-4.5Å z-Shift. LLLL</text:span><text:span text:style-name="T235">xx</text:span><text:span text:style-name="T227">L</text:span><text:span text:style-name="T235">xx</text:span><text:span text:style-name="T227">LL</text:span><text:span text:style-name="T235">xx</text:span><text:span text:style-name="T227">L</text:span><text:span text:style-name="T235">xx</text:span><text:span text:style-name="T227">LLILI: </text:span><text:span text:style-name="T229">0-60° axial rotation and 0-1</text:span><text:span text:style-name="T227">Å</text:span><text:span text:style-name="T229"> z-shift; 60-100° axial rotation and 4.5-6</text:span><text:span text:style-name="T227">Å</text:span><text:span text:style-name="T229"> z-shift</text:span><text:span text:style-name="T227">.</text:span></text:p>
      <text:h text:style-name="P68" text:outline-level="4">Cloning for bacterial cell expression</text:h>
      <text:p text:style-name="P33">Sequences were ordered as an oligo pool from Twist Biosciences. Individual segments were amplified using qPCR <text:span text:style-name="T167">(</text:span><text:span text:style-name="T174">Roche KAPA SYBR Fast</text:span><text:span text:style-name="T167">).</text:span> Segments were digested using restriction enzymes Nhe<text:span text:style-name="T236">I</text:span>-HF and Dp<text:span text:style-name="T236">nII</text:span>. TOXGREEN vector was digested in preparation for ligation using restriction enzymes Nhe<text:span text:style-name="T236">I</text:span>-HF, BamH<text:span text:style-name="T236">I</text:span>-HF, and <text:span text:style-name="T170">CIP</text:span>. Plasmids were assembled by incubating segment DNA with TOXGREEN <text:span text:style-name="T186">vector</text:span> in a <text:span text:style-name="T236">1:10 backbone:insert ratio</text:span> with<text:span text:style-name="T181"> E</text:span>lectro<text:span text:style-name="T236">L</text:span>igase <text:span text:style-name="T236">for 2 hours at room temperature and 10 minutes at 65</text:span><text:span text:style-name="T224">°</text:span><text:span text:style-name="T236">C to inactivate the enzyme</text:span>. 5uL of the ligation mixture were added to 50uL of <text:span text:style-name="T181">NEB </text:span>DH10B <text:span text:style-name="T137">E. coli</text:span> cells <text:span text:style-name="T181">and cloned</text:span> through electroporation <text:span text:style-name="T175">(</text:span><text:span text:style-name="T174">BIO-RAD MicroPulser Electroporator</text:span><text:span text:style-name="T175">)</text:span>, <text:span text:style-name="T181">outgrown</text:span> for 1 hour <text:span text:style-name="T181">in</text:span> 950uL <text:span text:style-name="T181">NEB </text:span>SOM media <text:span text:style-name="T181">in 37</text:span><text:span text:style-name="T230">°</text:span><text:span text:style-name="T181">C shaker</text:span>, and <text:span text:style-name="T181">diluted 1mL in 4mL LB Amp 100. 50 uL of a 1:10 and 1:100 dilution were plated on LB Amp 100 plates. Plates were grown for 14-16 hours at 37</text:span><text:span text:style-name="T230">°</text:span><text:span text:style-name="T181">C and colony forming units (CFUs) calculated for each segment (# Colonies x dilution/# Sequences in segment). A CFU &gt; 5</text:span><text:span text:style-name="T130"> </text:span><text:span text:style-name="T181">was accepted and overnight cultures corresponding to plates were spun down and miniprepped </text:span><text:span text:style-name="T175">(</text:span><text:span text:style-name="T173">Qiagen</text:span><text:span text:style-name="T175">)</text:span><text:span text:style-name="T181">. Segment plasmids were cloned through electroporation into 50uL in house mm39 cells for fluorescence readout, outgrown for 1 hour in 950uL SOC media in 37</text:span><text:span text:style-name="T230">°</text:span><text:span text:style-name="T181">C shaker, and 100uL of 1:10 dilution plated on LB Amp 100 plates with the rest being grown overnight in 3mL LB Amp 100. CFUs were again counted and any plates &gt; </text:span><text:span text:style-name="T174">5</text:span><text:span text:style-name="T182">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 All enzymes acquired from NEB.</text:span></text:p>
      <text:h text:style-name="P68" text:outline-level="4">Sort-Seq and NGS Preparation Protocol</text:h>
      <text:p text:style-name="P33">50uL of library glycerol stock were grown in 3mL LB Amp 100 overnight for 14-16 hours in 37C shaker. Samples were diluted in PBS buffer to appropriate concentration for recording 10000 events per second in Sony MA900 fluorescence activated cell sorter <text:span text:style-name="T167">(UW</text:span><text:span text:style-name="T174">CCC</text:span><text:span text:style-name="T167"> Flow </text:span><text:span text:style-name="T174">Cytometry Laboratory</text:span><text:span text:style-name="T167">)</text:span>. Controls GpA, G83I, and NoTM <text:soft-page-break/>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text:span text:style-name="T236">and</text:span> amplif<text:span text:style-name="T236">ied</text:span> with individual primers. <text:span text:style-name="T236">The samples were then sent to the DNA Sequencing center at UW Biotech Center for library preparation and next generation sequencing. </text:span>Library Preparation Services: Index PCR (TruSeq). <text:span text:style-name="T236">Sequencing Services:</text:span> <text:span text:style-name="T236">Illumina (NovaSeq) Sequencing </text:span>[2x150 Shared (10M read increments)]. <text:span text:style-name="T239">[REF]</text:span></text:p>
      <text:h text:style-name="P68" text:outline-level="4">Immunoblotting</text:h>
      <text:p text:style-name="First_20_line_20_indent"><text:span text:style-name="T187">Protein expression was confirmed for an assortment of designs and mutants using immunoblotting. Cell lysates were normalized by ThermoScientific Pierce Protein BCA Assay Kit</text:span><text:span text:style-name="T135"> </text:span><text:span text:style-name="T172">and loaded onto NuPage 4-12% bis-tris SDS-PAGE gels (Thermo</text:span><text:span text:style-name="T173">F</text:span><text:span text:style-name="T172">isher) and then transferred to PVDF membranes (VWR) for 1h at 100 millivolts. Blots were blocked using 5% </text:span><text:span text:style-name="T168">milk (</text:span><text:span text:style-name="T173">Nestle Instant Nonfat Dry Milk</text:span><text:span text:style-name="T168">)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9">Anderson, S. M., Mueller, B. K., Lange, E. J., &amp; Senes, A. (2017). Combination of Cα-H Hydrogen Bonds and van der Waals Packing Modulates the Stability of GxxxG-Mediated Dimers in Membranes. <text:span text:style-name="Default_20_Paragraph_20_Font"><text:span text:style-name="T136">J Am Chem Soc</text:span></text:span>,<text:span text:style-name="Default_20_Paragraph_20_Font"><text:span text:style-name="T136">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9">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9">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9">Carpenter, E. P., Beis, K., Cameron, A. D., &amp; Iwata, S. (2008). Overcoming the challenges of membrane protein crystallography. <text:span text:style-name="Default_20_Paragraph_20_Font"><text:span text:style-name="T136">Curr Opin Struct Biol</text:span></text:span>,<text:span text:style-name="Default_20_Paragraph_20_Font"><text:span text:style-name="T136">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9">Díaz Vázquez, G., Cui, Q., &amp; Senes, A. (2023). Thermodynamic analysis of the GAS. <text:span text:style-name="Default_20_Paragraph_20_Font"><text:span text:style-name="T136">Biophys J</text:span></text:span>,<text:span text:style-name="Default_20_Paragraph_20_Font"><text:span text:style-name="T136">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9">Fagerberg, L., Jonasson, K., von Heijne, G., Uhlén, M., &amp; Berglund, L. (2010). Prediction of the human membrane proteome. <text:span text:style-name="Default_20_Paragraph_20_Font"><text:span text:style-name="T136">Proteomics</text:span></text:span>,<text:span text:style-name="Default_20_Paragraph_20_Font"><text:span text:style-name="T136">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9">Faham, S., Yang, D., Bare, E., Yohannan, S., Whitelegge, J. P., &amp; Bowie, J. U. (2004). Side-chain contributions to membrane protein structure and stability. <text:span text:style-name="Default_20_Paragraph_20_Font"><text:span text:style-name="T136">J Mol Biol</text:span></text:span>,<text:span text:style-name="Default_20_Paragraph_20_Font"><text:span text:style-name="T136">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9">Fleming, K. G., Ackerman, A. L., &amp; Engelman, D. M. (1997). The effect of point mutations on the free energy of transmembrane alpha-helix dimerization. <text:span text:style-name="Default_20_Paragraph_20_Font"><text:span text:style-name="T136">J Mol Biol</text:span></text:span>,<text:span text:style-name="Default_20_Paragraph_20_Font"><text:span text:style-name="T136">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9">Gregersen, N., Bross, P., Vang, S., &amp; Christensen, J. H. (2006). Protein misfolding and human disease. <text:span text:style-name="Default_20_Paragraph_20_Font"><text:span text:style-name="T136">Annu Rev Genomics Hum Genet</text:span></text:span>,<text:span text:style-name="Default_20_Paragraph_20_Font"><text:span text:style-name="T136">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9">Hong, H. (2014). Toward understanding driving forces in membrane protein folding. <text:span text:style-name="Default_20_Paragraph_20_Font"><text:span text:style-name="T136">Arch Biochem Biophys</text:span></text:span>,<text:span text:style-name="Default_20_Paragraph_20_Font"><text:span text:style-name="T136">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9">Huang, B., Xu, Y., Hu, X., Liu, Y., Liao, S., Zhang, J., . . . Liu, H. (2022). A backbone-centred energy function of neural networks for protein design. <text:span text:style-name="Default_20_Paragraph_20_Font"><text:span text:style-name="T136">Nature</text:span></text:span>,<text:span text:style-name="Default_20_Paragraph_20_Font"><text:span text:style-name="T136">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9">Joh, N. H., Oberai, A., Yang, D., Whitelegge, J. P., &amp; Bowie, J. U. (2009). Similar energetic contributions of packing in the core of membrane and water-soluble proteins. <text:span text:style-name="Default_20_Paragraph_20_Font"><text:span text:style-name="T136">J Am Chem Soc</text:span></text:span>,<text:span text:style-name="Default_20_Paragraph_20_Font"><text:span text:style-name="T136">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9">Johnson, R. M., Hecht, K., &amp; Deber, C. M. (2007). Aromatic and cation-pi interactions enhance helix-helix association in a membrane environment. <text:span text:style-name="Default_20_Paragraph_20_Font"><text:span text:style-name="T136">Biochemistry</text:span></text:span>,<text:span text:style-name="Default_20_Paragraph_20_Font"><text:span text:style-name="T136">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9">Krivov, G. G., Shapovalov, M. V., &amp; Dunbrack, R. L. (2009). Improved prediction of protein side-chain conformations with SCWRL4. <text:span text:style-name="Default_20_Paragraph_20_Font"><text:span text:style-name="T136">Proteins</text:span></text:span>,<text:span text:style-name="Default_20_Paragraph_20_Font"><text:span text:style-name="T136">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9">Kuhlman, B., Dantas, G., Ireton, G. C., Varani, G., Stoddard, B. L., &amp; Baker, D. (2003). Design of a novel globular protein fold with atomic-level accuracy. <text:span text:style-name="Default_20_Paragraph_20_Font"><text:span text:style-name="T136">Science</text:span></text:span>,<text:span text:style-name="Default_20_Paragraph_20_Font"><text:span text:style-name="T136">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9">Kulp, D. W., Subramaniam, S., Donald, J. E., Hannigan, B. T., Mueller, B. K., Grigoryan, G., &amp; Senes, A. (2012). Structural informatics, modeling, and design with an open-source Molecular Software Library (MSL). <text:span text:style-name="Default_20_Paragraph_20_Font"><text:span text:style-name="T136">J Comput Chem</text:span></text:span>,<text:span text:style-name="Default_20_Paragraph_20_Font"><text:span text:style-name="T136">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9">Lazaridis, T. (2003). Effective energy function for proteins in lipid membranes. <text:span text:style-name="Default_20_Paragraph_20_Font"><text:span text:style-name="T136">Proteins</text:span></text:span>,<text:span text:style-name="Default_20_Paragraph_20_Font"><text:span text:style-name="T136">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9">Liu, Y., Engelman, D. M., &amp; Gerstein, M. (2002). Genomic analysis of membrane protein families: abundance and conserved motifs. <text:span text:style-name="Default_20_Paragraph_20_Font"><text:span text:style-name="T136">Genome Biol</text:span></text:span>,<text:span text:style-name="Default_20_Paragraph_20_Font"><text:span text:style-name="T136">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9"><text:soft-page-break/>Lomize, A. L., &amp; Pogozheva, I. D. (2017). TMDOCK: An Energy-Based Method for Modeling α-Helical Dimers in Membranes. <text:span text:style-name="Default_20_Paragraph_20_Font"><text:span text:style-name="T136">J Mol Biol</text:span></text:span>,<text:span text:style-name="Default_20_Paragraph_20_Font"><text:span text:style-name="T136">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9">MacKerell, A. D., Bashford, D., Bellott, M., Dunbrack, R. L., Evanseck, J. D., Field, M. J., . . . Karplus, M. (1998). All-atom empirical potential for molecular modeling and dynamics studies of proteins. <text:span text:style-name="Default_20_Paragraph_20_Font"><text:span text:style-name="T136">J Phys Chem B</text:span></text:span>,<text:span text:style-name="Default_20_Paragraph_20_Font"><text:span text:style-name="T136">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9">Mravic, M., Thomaston, J. L., Tucker, M., Solomon, P. E., Liu, L., &amp; DeGrado, W. F. (2019). Packing of apolar side chains enables accurate design of highly stable membrane proteins. <text:span text:style-name="Default_20_Paragraph_20_Font"><text:span text:style-name="T136">Science</text:span></text:span>,<text:span text:style-name="Default_20_Paragraph_20_Font"><text:span text:style-name="T136">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9">Nash, A., Notman, R., &amp; Dixon, A. M. (2015). De novo design of transmembrane helix-helix interactions and measurement of stability in a biological membrane. <text:span text:style-name="Default_20_Paragraph_20_Font"><text:span text:style-name="T136">Biochim Biophys Acta</text:span></text:span>,<text:span text:style-name="Default_20_Paragraph_20_Font"><text:span text:style-name="T136">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9">Popot, J. L., &amp; Engelman, D. M. (1990). Membrane protein folding and oligomerization: the two-stage model. <text:span text:style-name="Default_20_Paragraph_20_Font"><text:span text:style-name="T136">Biochemistry</text:span></text:span>,<text:span text:style-name="Default_20_Paragraph_20_Font"><text:span text:style-name="T136">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9">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9">Sanders, C. R., &amp; Myers, J. K. (2004). Disease-related misassembly of membrane proteins. <text:span text:style-name="Default_20_Paragraph_20_Font"><text:span text:style-name="T136">Annu Rev Biophys Biomol Struct</text:span></text:span>,<text:span text:style-name="Default_20_Paragraph_20_Font"><text:span text:style-name="T136">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9">Senes, A. (2011). Computational design of membrane proteins. <text:span text:style-name="Default_20_Paragraph_20_Font"><text:span text:style-name="T136">Curr Opin Struct Biol</text:span></text:span>,<text:span text:style-name="Default_20_Paragraph_20_Font"><text:span text:style-name="T136">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9">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9">Walshaw, J., &amp; Woolfson, D. N. (2003). Extended knobs-into-holes packing in classical and complex coiled-coil assemblies. 144(3), 349-361.</text:p>
      <text:p text:style-name="P29">Yano, Y., Takemoto, T., Kobayashi, S., Yasui, H., Sakurai, H., Ohashi, W., . . . Matsuzaki, K. (2002). Topological stability and self-association of a completely hydrophobic model transmembrane helix in lipid bilayers. <text:span text:style-name="Default_20_Paragraph_20_Font"><text:span text:style-name="T136">Biochemistry</text:span></text:span>,<text:span text:style-name="Default_20_Paragraph_20_Font"><text:span text:style-name="T136">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9">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30"><text:span text:style-name="T168">Zhou, F. X., Merianos, H. J., Brunger, A. T., &amp; Engelman, D. M. (2001). Polar residues drive association of polyleucine transmembrane helices. </text:span><text:span text:style-name="Default_20_Paragraph_20_Font"><text:span text:style-name="T143">Proc Natl Acad Sci U S A</text:span></text:span><text:span text:style-name="T168">,</text:span><text:span text:style-name="Default_20_Paragraph_20_Font"><text:span text:style-name="T143"> 98</text:span></text:span><text:span text:style-name="T168">(5), 2250-2255. </text:span><text:a xlink:type="simple" xlink:href="https://doi.org/10.1073/pnas.041593698" office:target-frame-name="_top" xlink:show="replace" text:style-name="Internet_20_link" text:visited-style-name="Visited_20_Internet_20_Link"><text:span text:style-name="Hyperlink"><text:span text:style-name="T168">https://doi.org/10.1073/pnas.041593698</text:span></text:span></text:a><text:span text:style-name="T168"> </text:span></text:p>
      <text:p text:style-name="P27"/>
      <text:p text:style-name="P27"/>
      <text:p text:style-name="P26"><text:span text:style-name="T131">S</text:span><text:span text:style-name="T129">upplementary Materials</text:span></text:p>
      <text:p text:style-name="P20">Supp._WESTERNS</text:p>
      <text:p text:style-name="P28"/>
      <text:p text:style-name="P18"/>
      <text:p text:style-name="P21">Supp._BASELINE_MONOMER</text:p>
      <text:p text:style-name="P19"/>
      <text:p text:style-name="P17"/>
      <text:p text:style-name="P22">Supp._TOXGREEN_CONVERSION</text:p>
      <text:p text:style-name="P11"/>
      <text:p text:style-name="P12"><text:span text:style-name="Default_20_Paragraph_20_Font"><text:span text:style-name="T132"/></text:span></text:p>
      <text:p text:style-name="P15"><text:span text:style-name="Default_20_Paragraph_20_Font"><text:span text:style-name="T134">Supp._AA_COMPOSITION</text:span></text:span></text:p>
      <text:p text:style-name="P12"><text:span text:style-name="Default_20_Paragraph_20_Font"><text:span text:style-name="T132"/></text:span></text:p>
      <text:p text:style-name="P15"><text:span text:style-name="Default_20_Paragraph_20_Font"><text:span text:style-name="T134">Supp._VOID_SASA_DATA</text:span></text:span></text:p>
      <text:p text:style-name="P13"><text:span text:style-name="Default_20_Paragraph_20_Font"><text:span text:style-name="T133"/></text:span></text:p>
      <text:p text:style-name="P70"><text:change text:change-id="ct94066089955264"/><text:span text:style-name="Default_20_Paragraph_20_Font"><text:span text:style-name="T176"/></text:span></text:p>
      <text:p text:style-name="P14"><text:span text:style-name="Default_20_Paragraph_20_Font"><text:span text:style-name="T129"/></text:span></text:p>
      <text:p text:style-name="P11"/>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US" fo:font-style="normal" style:text-underline-style="none" fo:font-weight="normal" style:letter-kerning="tru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3"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style:style>
    <style:style style:name="Normal" style:family="paragraph">
      <style:paragraph-properties fo:margin-top="0in" fo:margin-bottom="0.111in" style:contextual-spacing="false" fo:line-height="104%" fo:hyphenation-ladder-count="no-limit"/>
      <style:text-properties fo:hyphenate="false" loext:hyphenation-no-caps="false"/>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style: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1"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line-height="200%" style:page-number="auto" fo:break-before="page"/>
      <style:text-properties style:font-name="Calibri2"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200%" style:page-number="auto"/>
      <style:text-properties style:font-name="Calibri2"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style:contextual-spacing="false" fo:line-height="100%" fo:text-align="justify" style:justify-single-word="false" style:page-number="auto"/>
      <style:text-properties fo:font-size="9pt" fo:font-style="normal"/>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1"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1"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1"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1"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1" fo:font-family="Calibri" style:font-family-generic="swiss" style:font-pitch="variable" style:font-name-asian="Noto Serif CJK SC" style:font-family-asian="'Noto Serif CJK SC'" style:font-family-generic-asian="system" style:font-pitch-asian="variable" style:font-name-complex="Calibri1"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Numbering_20_Symbols" style:display-name="Numbering Symbols"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GILBERT LOISEAU</meta:initial-creator>
    <meta:creation-date>2024-01-29T19:26:00Z</meta:creation-date>
    <dc:date>2024-08-04T10:09:04.532171636</dc:date>
    <meta:editing-cycles>156</meta:editing-cycles>
    <meta:editing-duration>P7DT10H22M2S</meta:editing-duration>
    <dc:creator>Alessandro Senes</dc:creator>
    <meta:document-statistic meta:table-count="0" meta:image-count="0" meta:object-count="8" meta:page-count="29" meta:paragraph-count="117" meta:word-count="6674" meta:character-count="44869" meta:non-whitespace-character-count="38255"/>
    <meta:user-defined meta:name="ZOTERO_PREF_1">&lt;data data-version="3" zotero-version="6.0.36"&gt;&lt;session id="mVajxIgx"/&gt;&lt;style id="http://www.zotero.org/styles/apa" locale="en-US" hasBibliography="1" bibliographyStyleHasBeenSet="0"/&gt;&lt;prefs&gt;&lt;pref name="fieldType" value="ReferenceMark"/&gt;&lt;/prefs&gt;&lt;/data&gt;</meta:user-defined>
    <meta:template xlink:type="simple" xlink:actuate="onRequest" xlink:title="" xlink:href="../../../../../../C:/Users/gjowl/Downloads/draft_v4.odt/Normal.dotm"/>
  </office:meta>
</office:document-meta>
</file>

<file path=Object 1/content.xml><?xml version="1.0" encoding="utf-8"?>
<math xmlns="http://www.w3.org/1998/Math/MathML" display="block">
  <semantics>
    <mrow>
      <mrow>
        <mi mathvariant="italic">Di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2</mn>
            <mi mathvariant="italic">helices</mi>
          </mrow>
        </mrow>
        <mo fence="true" stretchy="false">)</mo>
      </mrow>
    </mrow>
    <annotation encoding="StarMath 5.0">Dimer=CHARMM VDW + IMM1 + SCWRL4 HBOND (for 2 helices)</annotation>
  </semantics>
</math>
</file>

<file path=Object 2/content.xml><?xml version="1.0" encoding="utf-8"?>
<math xmlns="http://www.w3.org/1998/Math/MathML" display="block">
  <semantics>
    <mrow>
      <mrow>
        <mi mathvariant="italic">Mono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1</mn>
            <mi mathvariant="italic">helix</mi>
          </mrow>
        </mrow>
        <mo fence="true" stretchy="false">)</mo>
      </mrow>
    </mrow>
    <annotation encoding="StarMath 5.0">Monomer=CHARMM VDW + IMM1 + SCWRL4 HBOND (for 1 helix)</annotation>
  </semantics>
</math>
</file>

<file path=Object 3/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2×Monomer)</annotation>
  </semantics>
</math>
</file>

<file path=Object 4/content.xml><?xml version="1.0" encoding="utf-8"?>
<math xmlns="http://www.w3.org/1998/Math/MathML" display="block">
  <semantics>
    <mrow>
      <mi mathvariant="italic">Search</mi>
      <mrow>
        <mi mathvariant="italic">Energy</mi>
        <mo stretchy="false">=</mo>
        <mrow>
          <mi mathvariant="italic">Dimer</mi>
          <mo stretchy="false">−</mo>
          <mrow>
            <mo fence="true" form="prefix" stretchy="false">(</mo>
            <mrow>
              <mrow>
                <mn>2</mn>
                <mi>×</mi>
                <mi mathvariant="italic">BASELINE</mi>
                <mi mathvariant="italic">MONOMER</mi>
              </mrow>
            </mrow>
            <mo fence="true" form="postfix" stretchy="false">)</mo>
          </mrow>
          <mo stretchy="false">−</mo>
          <mrow>
            <mo fence="true" form="prefix" stretchy="false">(</mo>
            <mrow>
              <mrow>
                <mi mathvariant="italic">SEQUENCE</mi>
                <mi mathvariant="italic">ENTROPY</mi>
                <mi>×</mi>
                <mi mathvariant="italic">Weight</mi>
              </mrow>
            </mrow>
            <mo fence="true" form="postfix" stretchy="false">)</mo>
          </mrow>
        </mrow>
      </mrow>
    </mrow>
    <annotation encoding="StarMath 5.0">Search Energy=Dimer -(2×BASELINE MONOMER) -(SEQUENCE ENTROPY×Weight)</annotation>
  </semantics>
</math>
</file>

<file path=Object 5/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 - (2×Monomer)</annotation>
  </semantics>
</math>
</file>

<file path=Object 6/content.xml><?xml version="1.0" encoding="utf-8"?>
<math xmlns="http://www.w3.org/1998/Math/MathML" display="block">
  <semantics>
    <mrow>
      <mi mathvariant="italic">SEQUENCE</mi>
      <mrow>
        <mi mathvariant="italic">ENTROPY</mi>
        <mo stretchy="false">=</mo>
        <mrow>
          <mo stretchy="false">−</mo>
          <mi>log</mi>
        </mrow>
      </mrow>
      <mrow>
        <mo fence="true" form="prefix" stretchy="false">(</mo>
        <mrow>
          <mi mathvariant="italic">probability</mi>
        </mrow>
        <mo fence="true" form="postfix" stretchy="false">)</mo>
      </mrow>
      <mi>×</mi>
      <mi mathvariant="italic">RT</mi>
    </mrow>
    <annotation encoding="StarMath 5.0">SEQUENCE ENTROPY =- log ( probability )× RT </annotation>
  </semantics>
</math>
</file>

<file path=Object 7/content.xml><?xml version="1.0" encoding="utf-8"?>
<math xmlns="http://www.w3.org/1998/Math/MathML" display="block">
  <semantics>
    <mrow>
      <mi mathvariant="italic">permutations</mi>
      <mo stretchy="false">=</mo>
      <mfrac>
        <mrow>
          <mi>n</mi>
          <mi>!</mi>
        </mrow>
        <mrow>
          <mo fence="true" stretchy="false">(</mo>
          <mrow>
            <mrow>
              <mi mathvariant="italic">AA</mi>
              <mn>1</mn>
              <mi>!</mi>
              <mi>×</mi>
              <mi mathvariant="italic">AA</mi>
              <mn>2</mn>
              <mi>!</mi>
              <mi>×</mi>
              <mi>…</mi>
            </mrow>
          </mrow>
          <mo fence="true" stretchy="false">)</mo>
        </mrow>
      </mfrac>
    </mrow>
    <annotation encoding="StarMath 5.0">permutations = {n !} over {( AA 1! × AA 2! × … )} </annotation>
  </semantics>
</math>
</file>

<file path=Object 8/content.xml><?xml version="1.0" encoding="utf-8"?>
<math xmlns="http://www.w3.org/1998/Math/MathML" display="block">
  <semantics>
    <mrow>
      <mrow>
        <mi mathvariant="italic">probability</mi>
        <mo stretchy="false">=</mo>
        <mrow>
          <mo fence="true" stretchy="false">(</mo>
          <mrow>
            <mrow>
              <msup>
                <mrow>
                  <msub>
                    <mi mathvariant="italic">freq</mi>
                    <mi mathvariant="italic">AA</mi>
                  </msub>
                  <mn>1</mn>
                </mrow>
                <mrow>
                  <mi mathvariant="italic">AA</mi>
                  <mn>1</mn>
                </mrow>
              </msup>
              <mi>×</mi>
              <msup>
                <mrow>
                  <msub>
                    <mi mathvariant="italic">freq</mi>
                    <mi mathvariant="italic">AA</mi>
                  </msub>
                  <mn>2</mn>
                </mrow>
                <mrow>
                  <mi mathvariant="italic">AA</mi>
                  <mn>2</mn>
                </mrow>
              </msup>
              <mi>×</mi>
              <mi>…</mi>
            </mrow>
          </mrow>
          <mo fence="true" stretchy="false">)</mo>
        </mrow>
      </mrow>
      <mi>×</mi>
      <mi mathvariant="italic">permutations</mi>
    </mrow>
    <annotation encoding="StarMath 5.0">probability =( {freq _ AA 1} ^ {AA 1} × {freq _ AA 2} ^ {AA 2} × …)× permutations</annotation>
  </semantics>
</math>
</file>